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50" manifest:media-type=""/>
  <manifest:file-entry manifest:full-path="ObjectReplacements/Object 46" manifest:media-type=""/>
  <manifest:file-entry manifest:full-path="ObjectReplacements/Object 45" manifest:media-type=""/>
  <manifest:file-entry manifest:full-path="ObjectReplacements/Object 44" manifest:media-type=""/>
  <manifest:file-entry manifest:full-path="ObjectReplacements/Object 42" manifest:media-type=""/>
  <manifest:file-entry manifest:full-path="ObjectReplacements/Object 63" manifest:media-type=""/>
  <manifest:file-entry manifest:full-path="ObjectReplacements/Object 7" manifest:media-type=""/>
  <manifest:file-entry manifest:full-path="ObjectReplacements/Object 64" manifest:media-type=""/>
  <manifest:file-entry manifest:full-path="ObjectReplacements/Object 40" manifest:media-type=""/>
  <manifest:file-entry manifest:full-path="ObjectReplacements/Object 8" manifest:media-type=""/>
  <manifest:file-entry manifest:full-path="ObjectReplacements/Object 65" manifest:media-type=""/>
  <manifest:file-entry manifest:full-path="ObjectReplacements/Object 4" manifest:media-type=""/>
  <manifest:file-entry manifest:full-path="ObjectReplacements/Object 60" manifest:media-type=""/>
  <manifest:file-entry manifest:full-path="ObjectReplacements/Object 18" manifest:media-type=""/>
  <manifest:file-entry manifest:full-path="ObjectReplacements/Object 59" manifest:media-type=""/>
  <manifest:file-entry manifest:full-path="ObjectReplacements/Object 22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55" manifest:media-type=""/>
  <manifest:file-entry manifest:full-path="ObjectReplacements/Object 54" manifest:media-type=""/>
  <manifest:file-entry manifest:full-path="ObjectReplacements/Object 53" manifest:media-type=""/>
  <manifest:file-entry manifest:full-path="ObjectReplacements/Object 15" manifest:media-type=""/>
  <manifest:file-entry manifest:full-path="ObjectReplacements/Object 1" manifest:media-type=""/>
  <manifest:file-entry manifest:full-path="ObjectReplacements/Object 52" manifest:media-type=""/>
  <manifest:file-entry manifest:full-path="ObjectReplacements/Object 12" manifest:media-type=""/>
  <manifest:file-entry manifest:full-path="ObjectReplacements/Object 49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51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56" manifest:media-type=""/>
  <manifest:file-entry manifest:full-path="ObjectReplacements/Object 62" manifest:media-type=""/>
  <manifest:file-entry manifest:full-path="ObjectReplacements/Object 6" manifest:media-type=""/>
  <manifest:file-entry manifest:full-path="ObjectReplacements/Object 66" manifest:media-type=""/>
  <manifest:file-entry manifest:full-path="ObjectReplacements/Object 23" manifest:media-type=""/>
  <manifest:file-entry manifest:full-path="ObjectReplacements/Object 35" manifest:media-type=""/>
  <manifest:file-entry manifest:full-path="ObjectReplacements/Object 14" manifest:media-type=""/>
  <manifest:file-entry manifest:full-path="ObjectReplacements/Object 20" manifest:media-type=""/>
  <manifest:file-entry manifest:full-path="ObjectReplacements/Object 57" manifest:media-type=""/>
  <manifest:file-entry manifest:full-path="ObjectReplacements/Object 1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0" manifest:media-type=""/>
  <manifest:file-entry manifest:full-path="ObjectReplacements/Object 47" manifest:media-type=""/>
  <manifest:file-entry manifest:full-path="ObjectReplacements/Object 30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26" manifest:media-type=""/>
  <manifest:file-entry manifest:full-path="ObjectReplacements/Object 34" manifest:media-type=""/>
  <manifest:file-entry manifest:full-path="ObjectReplacements/Object 43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6" manifest:media-type=""/>
  <manifest:file-entry manifest:full-path="ObjectReplacements/Object 39" manifest:media-type=""/>
  <manifest:file-entry manifest:full-path="ObjectReplacements/Object 9" manifest:media-type=""/>
  <manifest:file-entry manifest:full-path="ObjectReplacements/Object 41" manifest:media-type="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9cm" fo:margin-left="0cm" fo:margin-top="0cm" fo:margin-bottom="0cm" table:align="left" style:writing-mode="lr-tb"/>
    </style:style>
    <style:style style:name="Таблица1.A" style:family="table-column">
      <style:table-column-properties style:column-width="1.365cm"/>
    </style:style>
    <style:style style:name="Таблица1.B" style:family="table-column">
      <style:table-column-properties style:column-width="3.249cm"/>
    </style:style>
    <style:style style:name="Таблица1.C" style:family="table-column">
      <style:table-column-properties style:column-width="12.47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.073cm" fo:margin-left="0.009cm" fo:margin-top="0cm" fo:margin-bottom="0cm" table:align="left" style:writing-mode="lr-tb"/>
    </style:style>
    <style:style style:name="Таблица2.A" style:family="table-column">
      <style:table-column-properties style:column-width="1.24cm"/>
    </style:style>
    <style:style style:name="Таблица2.B" style:family="table-column">
      <style:table-column-properties style:column-width="2.252cm"/>
    </style:style>
    <style:style style:name="Таблица2.C" style:family="table-column">
      <style:table-column-properties style:column-width="2.748cm"/>
    </style:style>
    <style:style style:name="Таблица2.D" style:family="table-column">
      <style:table-column-properties style:column-width="2.75cm"/>
    </style:style>
    <style:style style:name="Таблица2.E" style:family="table-column">
      <style:table-column-properties style:column-width="8.08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2" style:family="table-row">
      <style:table-row-properties style:min-row-height="0.157cm" fo:keep-together="auto"/>
    </style:style>
    <style:style style:name="Таблица2.A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99cm" fo:margin-left="0.039cm" fo:margin-top="0cm" fo:margin-bottom="0cm" table:align="left" style:writing-mode="lr-tb"/>
    </style:style>
    <style:style style:name="Таблица3.A" style:family="table-column">
      <style:table-column-properties style:column-width="1.236cm"/>
    </style:style>
    <style:style style:name="Таблица3.B" style:family="table-column">
      <style:table-column-properties style:column-width="2.251cm"/>
    </style:style>
    <style:style style:name="Таблица3.C" style:family="table-column">
      <style:table-column-properties style:column-width="2.748cm"/>
    </style:style>
    <style:style style:name="Таблица3.D" style:family="table-column">
      <style:table-column-properties style:column-width="2.752cm"/>
    </style:style>
    <style:style style:name="Таблица3.E" style:family="table-column">
      <style:table-column-properties style:column-width="8.00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159cm" fo:border="2.25pt outset #000000"/>
    </style:style>
    <style:style style:name="Таблица4" style:family="table">
      <style:table-properties style:width="17.064cm" fo:margin-left="0.039cm" fo:margin-top="0cm" fo:margin-bottom="0cm" table:align="left" style:writing-mode="lr-tb"/>
    </style:style>
    <style:style style:name="Таблица4.A" style:family="table-column">
      <style:table-column-properties style:column-width="1.321cm"/>
    </style:style>
    <style:style style:name="Таблица4.B" style:family="table-column">
      <style:table-column-properties style:column-width="2.166cm"/>
    </style:style>
    <style:style style:name="Таблица4.C" style:family="table-column">
      <style:table-column-properties style:column-width="2.9cm"/>
    </style:style>
    <style:style style:name="Таблица4.D" style:family="table-column">
      <style:table-column-properties style:column-width="2.6cm"/>
    </style:style>
    <style:style style:name="Таблица4.E" style:family="table-column">
      <style:table-column-properties style:column-width="8.07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="0.159cm" fo:border="2.25pt outset #000000"/>
    </style:style>
    <style:style style:name="Таблица4.B3" style:family="table-cell">
      <style:table-cell-properties fo:padding="0.159cm" fo:border="2.25pt outset #000000"/>
    </style:style>
    <style:style style:name="Таблица4.C3" style:family="table-cell">
      <style:table-cell-properties fo:padding="0.159cm" fo:border="2.25pt outset #000000"/>
    </style:style>
    <style:style style:name="Таблица4.B4" style:family="table-cell">
      <style:table-cell-properties fo:padding="0.159cm" fo:border="2.25pt outset #000000"/>
    </style:style>
    <style:style style:name="Таблица4.C4" style:family="table-cell">
      <style:table-cell-properties fo:padding="0.159cm" fo:border="2.25pt outset #000000"/>
    </style:style>
    <style:style style:name="Таблица4.B5" style:family="table-cell">
      <style:table-cell-properties fo:padding="0.159cm" fo:border="2.25pt outset #000000"/>
    </style:style>
    <style:style style:name="Таблица4.C5" style:family="table-cell">
      <style:table-cell-properties fo:padding="0.159cm" fo:border="2.25pt outset #000000"/>
    </style:style>
    <style:style style:name="Таблица4.B6" style:family="table-cell">
      <style:table-cell-properties fo:padding="0.159cm" fo:border="2.25pt outset #000000"/>
    </style:style>
    <style:style style:name="Таблица4.C6" style:family="table-cell">
      <style:table-cell-properties fo:padding="0.159cm" fo:border="2.25pt outset #000000"/>
    </style:style>
    <style:style style:name="Таблица4.B7" style:family="table-cell">
      <style:table-cell-properties fo:padding="0.159cm" fo:border="2.25pt outset #000000"/>
    </style:style>
    <style:style style:name="Таблица4.C7" style:family="table-cell">
      <style:table-cell-properties fo:padding="0.159cm" fo:border="2.25pt outset #000000"/>
    </style:style>
    <style:style style:name="Таблица4.B8" style:family="table-cell">
      <style:table-cell-properties fo:padding="0.159cm" fo:border="2.25pt outset #000000"/>
    </style:style>
    <style:style style:name="Таблица4.C8" style:family="table-cell">
      <style:table-cell-properties fo:padding="0.159cm" fo:border="2.25pt outset #000000"/>
    </style:style>
    <style:style style:name="Таблица4.B9" style:family="table-cell">
      <style:table-cell-properties fo:padding="0.159cm" fo:border="2.25pt outset #000000"/>
    </style:style>
    <style:style style:name="Таблица4.C9" style:family="table-cell">
      <style:table-cell-properties fo:padding="0.159cm" fo:border="2.25pt outset #000000"/>
    </style:style>
    <style:style style:name="Таблица4.B10" style:family="table-cell">
      <style:table-cell-properties fo:padding="0.159cm" fo:border="2.25pt outset #000000"/>
    </style:style>
    <style:style style:name="Таблица4.C10" style:family="table-cell">
      <style:table-cell-properties fo:padding="0.159cm" fo:border="2.25pt outset #000000"/>
    </style:style>
    <style:style style:name="Таблица4.B11" style:family="table-cell">
      <style:table-cell-properties fo:padding="0.159cm" fo:border="2.25pt outset #000000"/>
    </style:style>
    <style:style style:name="Таблица4.C11" style:family="table-cell">
      <style:table-cell-properties fo:padding="0.159cm" fo:border="2.25pt outset #000000"/>
    </style:style>
    <style:style style:name="Таблица4.B12" style:family="table-cell">
      <style:table-cell-properties fo:padding="0.159cm" fo:border="2.25pt outset #000000"/>
    </style:style>
    <style:style style:name="Таблица4.C12" style:family="table-cell">
      <style:table-cell-properties fo:padding="0.159cm" fo:border="2.25pt outset #000000"/>
    </style:style>
    <style:style style:name="Таблица4.B13" style:family="table-cell">
      <style:table-cell-properties fo:padding="0.159cm" fo:border="2.25pt outset #000000"/>
    </style:style>
    <style:style style:name="Таблица4.C13" style:family="table-cell">
      <style:table-cell-properties fo:padding="0.159cm" fo:border="2.25pt outset #000000"/>
    </style:style>
    <style:style style:name="Таблица5" style:family="table">
      <style:table-properties style:width="17.238cm" fo:margin-left="0.039cm" fo:margin-top="0cm" fo:margin-bottom="0cm" table:align="left" style:writing-mode="lr-tb"/>
    </style:style>
    <style:style style:name="Таблица5.A" style:family="table-column">
      <style:table-column-properties style:column-width="1.319cm"/>
    </style:style>
    <style:style style:name="Таблица5.B" style:family="table-column">
      <style:table-column-properties style:column-width="2.166cm"/>
    </style:style>
    <style:style style:name="Таблица5.C" style:family="table-column">
      <style:table-column-properties style:column-width="2.9cm"/>
    </style:style>
    <style:style style:name="Таблица5.D" style:family="table-column">
      <style:table-column-properties style:column-width="4.703cm"/>
    </style:style>
    <style:style style:name="Таблица5.E" style:family="table-column">
      <style:table-column-properties style:column-width="6.15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.159cm" fo:border="2.25pt outset #000000"/>
    </style:style>
    <style:style style:name="Таблица5.B5" style:family="table-cell">
      <style:table-cell-properties fo:padding="0.159cm" fo:border="2.25pt outset #000000"/>
    </style:style>
    <style:style style:name="Таблица5.B6" style:family="table-cell">
      <style:table-cell-properties fo:padding="0.159cm" fo:border="2.25pt outset #000000"/>
    </style:style>
    <style:style style:name="Таблица5.B7" style:family="table-cell">
      <style:table-cell-properties fo:padding="0.159cm" fo:border="2.25pt outset #000000"/>
    </style:style>
    <style:style style:name="Таблица5.B8" style:family="table-cell">
      <style:table-cell-properties fo:padding="0.159cm" fo:border="2.25pt outset #000000"/>
    </style:style>
    <style:style style:name="Таблица5.B9" style:family="table-cell">
      <style:table-cell-properties fo:padding="0.159cm" fo:border="2.25pt outset #000000"/>
    </style:style>
    <style:style style:name="Таблица5.B10" style:family="table-cell">
      <style:table-cell-properties fo:padding="0.159cm" fo:border="2.25pt outset #000000"/>
    </style:style>
    <style:style style:name="Таблица5.B11" style:family="table-cell">
      <style:table-cell-properties fo:padding="0.159cm" fo:border="2.25pt outset #000000"/>
    </style:style>
    <style:style style:name="Таблица5.B12" style:family="table-cell">
      <style:table-cell-properties fo:padding="0.159cm" fo:border="2.25pt outset #000000"/>
    </style:style>
    <style:style style:name="Таблица5.B13" style:family="table-cell">
      <style:table-cell-properties fo:padding="0.159cm" fo:border="2.25pt outset #000000"/>
    </style:style>
    <style:style style:name="Таблица6" style:family="table">
      <style:table-properties style:width="17.09cm" fo:margin-left="0cm" fo:margin-top="0cm" fo:margin-bottom="0cm" table:align="left" style:writing-mode="lr-tb"/>
    </style:style>
    <style:style style:name="Таблица6.A" style:family="table-column">
      <style:table-column-properties style:column-width="1.365cm"/>
    </style:style>
    <style:style style:name="Таблица6.B" style:family="table-column">
      <style:table-column-properties style:column-width="3.249cm"/>
    </style:style>
    <style:style style:name="Таблица6.C" style:family="table-column">
      <style:table-column-properties style:column-width="12.47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 style:writing-mode="lr-tb"/>
    </style:style>
    <style:style style:name="Таблица7" style:family="table">
      <style:table-properties style:width="17.064cm" fo:margin-left="0.039cm" fo:margin-top="0cm" fo:margin-bottom="0cm" table:align="left" style:writing-mode="lr-tb"/>
    </style:style>
    <style:style style:name="Таблица7.A" style:family="table-column">
      <style:table-column-properties style:column-width="1.349cm"/>
    </style:style>
    <style:style style:name="Таблица7.B" style:family="table-column">
      <style:table-column-properties style:column-width="2.138cm"/>
    </style:style>
    <style:style style:name="Таблица7.C" style:family="table-column">
      <style:table-column-properties style:column-width="3.08cm"/>
    </style:style>
    <style:style style:name="Таблица7.D" style:family="table-column">
      <style:table-column-properties style:column-width="4.422cm"/>
    </style:style>
    <style:style style:name="Таблица7.E" style:family="table-column">
      <style:table-column-properties style:column-width="6.07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="0.159cm" fo:border="2.25pt outset #000000"/>
    </style:style>
    <style:style style:name="Таблица8" style:family="table">
      <style:table-properties style:width="17.064cm" fo:margin-left="0.039cm" fo:margin-top="0cm" fo:margin-bottom="0cm" table:align="left" style:writing-mode="lr-tb"/>
    </style:style>
    <style:style style:name="Таблица8.A" style:family="table-column">
      <style:table-column-properties style:column-width="1.046cm"/>
    </style:style>
    <style:style style:name="Таблица8.B" style:family="table-column">
      <style:table-column-properties style:column-width="2.062cm"/>
    </style:style>
    <style:style style:name="Таблица8.C" style:family="table-column">
      <style:table-column-properties style:column-width="3.023cm"/>
    </style:style>
    <style:style style:name="Таблица8.D" style:family="table-column">
      <style:table-column-properties style:column-width="3.993cm"/>
    </style:style>
    <style:style style:name="Таблица8.E" style:family="table-column">
      <style:table-column-properties style:column-width="6.939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="0.159cm" fo:border="2.25pt outset #000000"/>
    </style:style>
    <style:style style:name="Таблица9" style:family="table">
      <style:table-properties style:width="15.723cm" fo:margin-left="0.039cm" fo:margin-top="0cm" fo:margin-bottom="0cm" table:align="left" style:writing-mode="lr-tb"/>
    </style:style>
    <style:style style:name="Таблица9.A" style:family="table-column">
      <style:table-column-properties style:column-width="1.235cm"/>
    </style:style>
    <style:style style:name="Таблица9.B" style:family="table-column">
      <style:table-column-properties style:column-width="2.002cm"/>
    </style:style>
    <style:style style:name="Таблица9.C" style:family="table-column">
      <style:table-column-properties style:column-width="3cm"/>
    </style:style>
    <style:style style:name="Таблица9.D" style:family="table-column">
      <style:table-column-properties style:column-width="4.249cm"/>
    </style:style>
    <style:style style:name="Таблица9.E" style:family="table-column">
      <style:table-column-properties style:column-width="5.237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="0.159cm" fo:border="2.25pt outset #000000"/>
    </style:style>
    <style:style style:name="Таблица10" style:family="table">
      <style:table-properties style:width="17.064cm" fo:margin-left="0.039cm" fo:margin-top="0cm" fo:margin-bottom="0cm" table:align="left" style:writing-mode="lr-tb"/>
    </style:style>
    <style:style style:name="Таблица10.A" style:family="table-column">
      <style:table-column-properties style:column-width="1.046cm"/>
    </style:style>
    <style:style style:name="Таблица10.B" style:family="table-column">
      <style:table-column-properties style:column-width="2.062cm"/>
    </style:style>
    <style:style style:name="Таблица10.C" style:family="table-column">
      <style:table-column-properties style:column-width="3.023cm"/>
    </style:style>
    <style:style style:name="Таблица10.D" style:family="table-column">
      <style:table-column-properties style:column-width="3.993cm"/>
    </style:style>
    <style:style style:name="Таблица10.E" style:family="table-column">
      <style:table-column-properties style:column-width="6.939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="0.159cm" fo:border="2.25pt outset #000000"/>
    </style:style>
    <style:style style:name="P1" style:family="paragraph" style:parent-style-name="No_20_Spacing">
      <style:text-properties style:text-position="0% 100%" officeooo:paragraph-rsid="00140e7a"/>
    </style:style>
    <style:style style:name="P2" style:family="paragraph" style:parent-style-name="Heading_20_4">
      <style:paragraph-properties fo:margin-top="0.494cm" fo:margin-bottom="0.494cm" style:contextual-spacing="false"/>
      <style:text-properties officeooo:paragraph-rsid="001cf02e"/>
    </style:style>
    <style:style style:name="P3" style:family="paragraph" style:parent-style-name="Standard">
      <style:text-properties officeooo:paragraph-rsid="00216200"/>
    </style:style>
    <style:style style:name="P4" style:family="paragraph" style:parent-style-name="Standard">
      <style:paragraph-properties fo:orphans="0" fo:widows="0"/>
      <style:text-properties fo:font-size="10pt" fo:language="ru" fo:country="RU" officeooo:paragraph-rsid="001cf02e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fo:language="ru" fo:country="RU" officeooo:paragraph-rsid="001fa667" style:font-size-asian="10pt" style:font-size-complex="10pt"/>
    </style:style>
    <style:style style:name="P6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Times New Roman1" fo:font-size="11pt" fo:language="en" fo:country="US" officeooo:paragraph-rsid="000d1993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7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Times New Roman1" fo:font-size="11pt" fo:language="en" fo:country="US" officeooo:paragraph-rsid="001cf02e" style:letter-kerning="false" style:font-name-asian="Calibri" style:font-size-asian="11pt" style:language-asian="en" style:country-asian="US" style:font-name-complex="Times New Roman2" style:font-size-complex="11pt" style:language-complex="ar" style:country-complex="SA"/>
    </style:style>
    <style:style style:name="P8" style:family="paragraph" style:parent-style-name="No_20_Spacing">
      <style:paragraph-properties fo:orphans="0" fo:widows="0"/>
      <style:text-properties style:font-name="Times New Roman1" fo:font-size="10pt" fo:language="ru" fo:country="RU" fo:font-weight="bold" officeooo:paragraph-rsid="000fe621" style:font-size-asian="10pt" style:font-weight-asian="bold" style:font-name-complex="Times New Roman2" style:font-size-complex="10pt"/>
    </style:style>
    <style:style style:name="P9" style:family="paragraph" style:parent-style-name="No_20_Spacing">
      <style:paragraph-properties fo:orphans="0" fo:widows="0"/>
      <style:text-properties style:font-name="Times New Roman1" fo:font-size="10pt" fo:language="ru" fo:country="RU" officeooo:paragraph-rsid="00140e7a" style:font-size-asian="10pt" style:font-name-complex="Times New Roman2" style:font-size-complex="10pt"/>
    </style:style>
    <style:style style:name="P10" style:family="paragraph" style:parent-style-name="No_20_Spacing">
      <style:paragraph-properties fo:orphans="0" fo:widows="0"/>
      <style:text-properties style:font-name="Times New Roman1" fo:font-size="10pt" officeooo:paragraph-rsid="000fe621" style:font-name-asian="Times New Roman2" style:font-size-asian="10pt" style:font-name-complex="Times New Roman2" style:font-size-complex="10pt"/>
    </style:style>
    <style:style style:name="P11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officeooo:paragraph-rsid="000d1993" style:letter-kerning="false" style:font-name-asian="Calibri" style:language-asian="en" style:country-asian="US" style:language-complex="ar" style:country-complex="SA"/>
    </style:style>
    <style:style style:name="P12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officeooo:paragraph-rsid="00140e7a" style:letter-kerning="false" style:font-name-asian="Calibri" style:language-asian="en" style:country-asian="US" style:language-complex="ar" style:country-complex="SA"/>
    </style:style>
    <style:style style:name="P13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officeooo:paragraph-rsid="00154c05" style:letter-kerning="false" style:font-name-asian="Calibri" style:language-asian="en" style:country-asian="US" style:language-complex="ar" style:country-complex="SA"/>
    </style:style>
    <style:style style:name="P14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officeooo:paragraph-rsid="0019738b" style:letter-kerning="false" style:font-name-asian="Calibri" style:language-asian="en" style:country-asian="US" style:language-complex="ar" style:country-complex="SA"/>
    </style:style>
    <style:style style:name="P15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officeooo:paragraph-rsid="001a2c52" style:letter-kerning="false" style:font-name-asian="Calibri" style:language-asian="en" style:country-asian="US" style:language-complex="ar" style:country-complex="SA"/>
    </style:style>
    <style:style style:name="P16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officeooo:paragraph-rsid="001cf02e" style:letter-kerning="false" style:font-name-asian="Calibri" style:language-asian="en" style:country-asian="US" style:language-complex="ar" style:country-complex="SA"/>
    </style:style>
    <style:style style:name="P17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officeooo:paragraph-rsid="001fa667" style:letter-kerning="false" style:font-name-asian="Calibri" style:language-asian="en" style:country-asian="US" style:language-complex="ar" style:country-complex="SA"/>
    </style:style>
    <style:style style:name="P18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officeooo:paragraph-rsid="0022ee9e" style:letter-kerning="false" style:font-name-asian="Calibri" style:language-asian="en" style:country-asian="US" style:language-complex="ar" style:country-complex="SA"/>
    </style:style>
    <style:style style:name="P19" style:family="paragraph" style:parent-style-name="Standard">
      <style:paragraph-properties fo:text-align="center" style:justify-single-word="false"/>
      <style:text-properties officeooo:paragraph-rsid="00242980"/>
    </style:style>
    <style:style style:name="P20" style:family="paragraph" style:parent-style-name="No_20_Spacing">
      <style:paragraph-properties>
        <style:tab-stops>
          <style:tab-stop style:position="3.251cm"/>
        </style:tab-stops>
      </style:paragraph-properties>
      <style:text-properties officeooo:paragraph-rsid="000d1993"/>
    </style:style>
    <style:style style:name="P21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fo:font-size="11pt" fo:language="en" fo:country="US" officeooo:paragraph-rsid="000d1993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22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fo:font-size="11pt" fo:language="en" fo:country="US" officeooo:paragraph-rsid="000d1993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No_20_Spacing">
      <style:text-properties officeooo:paragraph-rsid="000d1993"/>
    </style:style>
    <style:style style:name="P24" style:family="paragraph" style:parent-style-name="No_20_Spacing">
      <style:paragraph-properties fo:text-align="start" style:justify-single-word="false" fo:orphans="0" fo:widows="0"/>
      <style:text-properties officeooo:paragraph-rsid="000fe621"/>
    </style:style>
    <style:style style:name="P25" style:family="paragraph" style:parent-style-name="No_20_Spacing">
      <style:paragraph-properties fo:text-align="start" style:justify-single-word="false" fo:orphans="0" fo:widows="0"/>
      <style:text-properties officeooo:paragraph-rsid="00140e7a"/>
    </style:style>
    <style:style style:name="P26" style:family="paragraph" style:parent-style-name="No_20_Spacing">
      <style:paragraph-properties fo:text-align="start" style:justify-single-word="false" fo:orphans="0" fo:widows="0"/>
      <style:text-properties officeooo:paragraph-rsid="00187d1d"/>
    </style:style>
    <style:style style:name="P27" style:family="paragraph" style:parent-style-name="Standard">
      <style:paragraph-properties fo:text-align="start" style:justify-single-word="false" fo:orphans="0" fo:widows="0"/>
    </style:style>
    <style:style style:name="P28" style:family="paragraph" style:parent-style-name="Standard">
      <style:paragraph-properties fo:text-align="start" style:justify-single-word="false" fo:orphans="0" fo:widows="0"/>
      <style:text-properties officeooo:paragraph-rsid="001cf02e"/>
    </style:style>
    <style:style style:name="P29" style:family="paragraph" style:parent-style-name="Standard">
      <style:paragraph-properties fo:text-align="start" style:justify-single-word="false" fo:orphans="0" fo:widows="0"/>
      <style:text-properties officeooo:paragraph-rsid="001fa667"/>
    </style:style>
    <style:style style:name="P30" style:family="paragraph" style:parent-style-name="Standard">
      <style:paragraph-properties fo:text-align="start" style:justify-single-word="false" fo:orphans="0" fo:widows="0"/>
      <style:text-properties officeooo:paragraph-rsid="00216200"/>
    </style:style>
    <style:style style:name="P31" style:family="paragraph" style:parent-style-name="Standard">
      <style:paragraph-properties fo:text-align="start" style:justify-single-word="false" fo:orphans="0" fo:widows="0"/>
      <style:text-properties officeooo:paragraph-rsid="0023762f"/>
    </style:style>
    <style:style style:name="P32" style:family="paragraph" style:parent-style-name="Standard">
      <style:paragraph-properties fo:text-align="start" style:justify-single-word="false"/>
      <style:text-properties officeooo:paragraph-rsid="00242980"/>
    </style:style>
    <style:style style:name="P33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fo:font-weight="normal" officeooo:paragraph-rsid="000d1993" style:letter-kerning="false" style:font-name-asian="Calibri" style:language-asian="en" style:country-asian="US" style:font-weight-asian="normal" style:language-complex="ar" style:country-complex="SA" style:font-weight-complex="normal"/>
    </style:style>
    <style:style style:name="P34" style:family="paragraph" style:parent-style-name="No_20_Spacing">
      <style:paragraph-properties fo:orphans="0" fo:widows="0"/>
      <style:text-properties fo:font-weight="normal" officeooo:paragraph-rsid="00140e7a" style:font-weight-asian="normal" style:font-weight-complex="normal"/>
    </style:style>
    <style:style style:name="P35" style:family="paragraph" style:parent-style-name="No_20_Spacing">
      <style:paragraph-properties fo:orphans="0" fo:widows="0"/>
      <style:text-properties fo:font-weight="normal" officeooo:paragraph-rsid="00154c05" style:font-weight-asian="normal" style:font-weight-complex="normal"/>
    </style:style>
    <style:style style:name="P36" style:family="paragraph" style:parent-style-name="No_20_Spacing">
      <style:paragraph-properties fo:orphans="0" fo:widows="0"/>
      <style:text-properties fo:font-weight="normal" officeooo:rsid="0015155d" officeooo:paragraph-rsid="0015155d" style:font-weight-asian="normal" style:font-weight-complex="normal"/>
    </style:style>
    <style:style style:name="P37" style:family="paragraph" style:parent-style-name="No_20_Spacing">
      <style:paragraph-properties>
        <style:tab-stops>
          <style:tab-stop style:position="2.805cm"/>
        </style:tab-stops>
      </style:paragraph-properties>
      <style:text-properties officeooo:paragraph-rsid="000fe621"/>
    </style:style>
    <style:style style:name="P38" style:family="paragraph" style:parent-style-name="No_20_Spacing">
      <style:paragraph-properties fo:orphans="0" fo:widows="0"/>
      <style:text-properties officeooo:paragraph-rsid="000fe621"/>
    </style:style>
    <style:style style:name="P39" style:family="paragraph" style:parent-style-name="No_20_Spacing">
      <style:paragraph-properties fo:orphans="0" fo:widows="0"/>
      <style:text-properties officeooo:paragraph-rsid="0011b527"/>
    </style:style>
    <style:style style:name="P40" style:family="paragraph" style:parent-style-name="No_20_Spacing">
      <style:paragraph-properties fo:orphans="0" fo:widows="0"/>
      <style:text-properties officeooo:paragraph-rsid="0013061d"/>
    </style:style>
    <style:style style:name="P41" style:family="paragraph" style:parent-style-name="No_20_Spacing">
      <style:paragraph-properties fo:orphans="0" fo:widows="0"/>
      <style:text-properties officeooo:paragraph-rsid="00140e7a"/>
    </style:style>
    <style:style style:name="P42" style:family="paragraph" style:parent-style-name="No_20_Spacing">
      <style:paragraph-properties fo:orphans="0" fo:widows="0"/>
      <style:text-properties officeooo:paragraph-rsid="0015155d"/>
    </style:style>
    <style:style style:name="P43" style:family="paragraph" style:parent-style-name="No_20_Spacing">
      <style:paragraph-properties fo:orphans="0" fo:widows="0"/>
      <style:text-properties officeooo:paragraph-rsid="00154c05"/>
    </style:style>
    <style:style style:name="P44" style:family="paragraph" style:parent-style-name="No_20_Spacing">
      <style:paragraph-properties fo:orphans="0" fo:widows="0"/>
      <style:text-properties officeooo:paragraph-rsid="00169623"/>
    </style:style>
    <style:style style:name="P45" style:family="paragraph" style:parent-style-name="No_20_Spacing">
      <style:paragraph-properties fo:orphans="0" fo:widows="0"/>
      <style:text-properties officeooo:paragraph-rsid="00187d1d"/>
    </style:style>
    <style:style style:name="P46" style:family="paragraph" style:parent-style-name="No_20_Spacing">
      <style:paragraph-properties fo:orphans="0" fo:widows="0"/>
      <style:text-properties officeooo:paragraph-rsid="0019738b"/>
    </style:style>
    <style:style style:name="P47" style:family="paragraph" style:parent-style-name="No_20_Spacing">
      <style:paragraph-properties fo:orphans="0" fo:widows="0"/>
      <style:text-properties officeooo:paragraph-rsid="001a2c52"/>
    </style:style>
    <style:style style:name="P48" style:family="paragraph" style:parent-style-name="Standard">
      <style:paragraph-properties fo:orphans="0" fo:widows="0"/>
    </style:style>
    <style:style style:name="P49" style:family="paragraph" style:parent-style-name="Standard">
      <style:paragraph-properties fo:orphans="0" fo:widows="0"/>
      <style:text-properties officeooo:paragraph-rsid="001cf02e"/>
    </style:style>
    <style:style style:name="P50" style:family="paragraph" style:parent-style-name="Standard">
      <style:paragraph-properties fo:orphans="0" fo:widows="0"/>
      <style:text-properties officeooo:paragraph-rsid="001eb39a"/>
    </style:style>
    <style:style style:name="P51" style:family="paragraph" style:parent-style-name="Standard">
      <style:paragraph-properties fo:orphans="0" fo:widows="0"/>
      <style:text-properties officeooo:paragraph-rsid="001fa667"/>
    </style:style>
    <style:style style:name="P52" style:family="paragraph" style:parent-style-name="Standard">
      <style:paragraph-properties fo:orphans="0" fo:widows="0"/>
      <style:text-properties officeooo:paragraph-rsid="0020d22f"/>
    </style:style>
    <style:style style:name="P53" style:family="paragraph" style:parent-style-name="Standard">
      <style:paragraph-properties fo:orphans="0" fo:widows="0"/>
      <style:text-properties officeooo:paragraph-rsid="00216200"/>
    </style:style>
    <style:style style:name="P54" style:family="paragraph" style:parent-style-name="Standard">
      <style:paragraph-properties fo:orphans="0" fo:widows="0"/>
      <style:text-properties officeooo:paragraph-rsid="0022ee9e"/>
    </style:style>
    <style:style style:name="P55" style:family="paragraph" style:parent-style-name="Standard">
      <style:paragraph-properties fo:orphans="0" fo:widows="0"/>
      <style:text-properties officeooo:paragraph-rsid="0023762f"/>
    </style:style>
    <style:style style:name="P56" style:family="paragraph" style:parent-style-name="No_20_Spacing">
      <style:paragraph-properties fo:orphans="0" fo:widows="0"/>
      <style:text-properties officeooo:rsid="0013061d" officeooo:paragraph-rsid="0013061d"/>
    </style:style>
    <style:style style:name="P57" style:family="paragraph" style:parent-style-name="No_20_Spacing">
      <style:text-properties officeooo:paragraph-rsid="00140e7a"/>
    </style:style>
    <style:style style:name="P58" style:family="paragraph" style:parent-style-name="No_20_Spacing">
      <style:paragraph-properties fo:orphans="0" fo:widows="0"/>
      <style:text-properties officeooo:rsid="0015155d" officeooo:paragraph-rsid="0015155d"/>
    </style:style>
    <style:style style:name="P59" style:family="paragraph" style:parent-style-name="No_20_Spacing">
      <style:paragraph-properties fo:orphans="0" fo:widows="0"/>
      <style:text-properties officeooo:rsid="0015155d" officeooo:paragraph-rsid="00187d1d"/>
    </style:style>
    <style:style style:name="P60" style:family="paragraph" style:parent-style-name="No_20_Spacing">
      <style:text-properties officeooo:paragraph-rsid="00187d1d"/>
    </style:style>
    <style:style style:name="P61" style:family="paragraph" style:parent-style-name="No_20_Spacing">
      <style:text-properties officeooo:paragraph-rsid="001a2c52"/>
    </style:style>
    <style:style style:name="P62" style:family="paragraph" style:parent-style-name="Standard">
      <style:paragraph-properties fo:orphans="0" fo:widows="0"/>
      <style:text-properties style:font-name="Liberation Serif" fo:font-size="10pt" fo:language="ru" fo:country="RU" officeooo:paragraph-rsid="001cf02e" style:font-size-asian="10pt" style:font-size-complex="10pt"/>
    </style:style>
    <style:style style:name="P63" style:family="paragraph" style:parent-style-name="Standard">
      <style:paragraph-properties fo:orphans="0" fo:widows="0"/>
      <style:text-properties style:font-name="Liberation Serif" officeooo:paragraph-rsid="001efb28"/>
    </style:style>
    <style:style style:name="P64" style:family="paragraph" style:parent-style-name="Standard">
      <style:paragraph-properties fo:orphans="0" fo:widows="0"/>
      <style:text-properties style:font-name="Liberation Serif" officeooo:paragraph-rsid="001cf02e"/>
    </style:style>
    <style:style style:name="P65" style:family="paragraph" style:parent-style-name="Standard">
      <style:paragraph-properties fo:orphans="0" fo:widows="0"/>
      <style:text-properties style:font-name="Liberation Serif" officeooo:paragraph-rsid="00216200"/>
    </style:style>
    <style:style style:name="P66" style:family="paragraph" style:parent-style-name="Standard">
      <style:paragraph-properties fo:orphans="0" fo:widows="0"/>
      <style:text-properties style:font-name="Liberation Serif" officeooo:paragraph-rsid="0022ee9e"/>
    </style:style>
    <style:style style:name="P67" style:family="paragraph" style:parent-style-name="Standard">
      <style:paragraph-properties fo:orphans="0" fo:widows="0"/>
      <style:text-properties style:font-name="Liberation Serif" officeooo:paragraph-rsid="00233d77"/>
    </style:style>
    <style:style style:name="P68" style:family="paragraph" style:parent-style-name="Standard">
      <style:paragraph-properties fo:orphans="0" fo:widows="0"/>
      <style:text-properties style:font-name="Liberation Serif"/>
    </style:style>
    <style:style style:name="P69" style:family="paragraph" style:parent-style-name="Standard">
      <style:paragraph-properties fo:orphans="0" fo:widows="0"/>
      <style:text-properties style:font-name="Liberation Serif" officeooo:paragraph-rsid="00242980"/>
    </style:style>
    <style:style style:name="P70" style:family="paragraph" style:parent-style-name="Standard">
      <style:text-properties officeooo:paragraph-rsid="00233d77"/>
    </style:style>
    <style:style style:name="P71" style:family="paragraph" style:parent-style-name="Standard">
      <style:text-properties officeooo:paragraph-rsid="0023762f"/>
    </style:style>
    <style:style style:name="P72" style:family="paragraph" style:parent-style-name="Standard">
      <style:paragraph-properties fo:orphans="0" fo:widows="0"/>
      <style:text-properties fo:font-size="10pt" fo:language="ru" fo:country="RU" officeooo:paragraph-rsid="001cf02e" style:font-size-asian="10pt" style:font-size-complex="10pt"/>
    </style:style>
    <style:style style:name="P73" style:family="paragraph" style:parent-style-name="Standard">
      <style:paragraph-properties fo:orphans="0" fo:widows="0"/>
      <style:text-properties fo:font-size="10pt" fo:language="ru" fo:country="RU" style:font-size-asian="10pt" style:font-size-complex="10pt"/>
    </style:style>
    <style:style style:name="P74" style:family="paragraph" style:parent-style-name="Standard">
      <style:paragraph-properties fo:orphans="0" fo:widows="0"/>
      <style:text-properties fo:font-size="10pt" fo:language="ru" fo:country="RU" officeooo:paragraph-rsid="001fa667" style:font-size-asian="10pt" style:font-size-complex="10pt"/>
    </style:style>
    <style:style style:name="P75" style:family="paragraph" style:parent-style-name="Standard">
      <style:paragraph-properties fo:orphans="0" fo:widows="0"/>
      <style:text-properties fo:font-size="10pt" fo:language="ru" fo:country="RU" officeooo:paragraph-rsid="00216200" style:font-size-asian="10pt" style:font-size-complex="10pt"/>
    </style:style>
    <style:style style:name="P76" style:family="paragraph" style:parent-style-name="Standard">
      <style:paragraph-properties fo:orphans="0" fo:widows="0"/>
      <style:text-properties fo:font-size="10pt" fo:language="ru" fo:country="RU" officeooo:paragraph-rsid="0023762f" style:font-size-asian="10pt" style:font-size-complex="10pt"/>
    </style:style>
    <style:style style:name="P77" style:family="paragraph" style:parent-style-name="Standard">
      <style:paragraph-properties fo:orphans="0" fo:widows="0"/>
      <style:text-properties fo:font-size="10pt" fo:language="ru" fo:country="RU" officeooo:rsid="001fa667" officeooo:paragraph-rsid="001fa667" style:font-size-asian="10pt" style:font-size-complex="10pt"/>
    </style:style>
    <style:style style:name="P78" style:family="paragraph" style:parent-style-name="Standard">
      <style:paragraph-properties fo:orphans="0" fo:widows="0"/>
      <style:text-properties fo:font-size="10pt" officeooo:paragraph-rsid="001cf02e" style:font-size-asian="10pt" style:font-size-complex="10pt"/>
    </style:style>
    <style:style style:name="P79" style:family="paragraph" style:parent-style-name="Standard">
      <style:paragraph-properties fo:orphans="0" fo:widows="0"/>
      <style:text-properties fo:font-size="10pt" officeooo:paragraph-rsid="001fa667" style:font-size-asian="10pt" style:font-size-complex="10pt"/>
    </style:style>
    <style:style style:name="P80" style:family="paragraph" style:parent-style-name="Standard">
      <style:paragraph-properties fo:orphans="0" fo:widows="0"/>
      <style:text-properties fo:font-size="10pt" officeooo:paragraph-rsid="00216200" style:font-size-asian="10pt" style:font-size-complex="10pt"/>
    </style:style>
    <style:style style:name="P81" style:family="paragraph" style:parent-style-name="Standard">
      <style:paragraph-properties fo:orphans="0" fo:widows="0"/>
      <style:text-properties fo:font-size="10pt" officeooo:paragraph-rsid="0023762f" style:font-size-asian="10pt" style:font-size-complex="10pt"/>
    </style:style>
    <style:style style:name="P82" style:family="paragraph" style:parent-style-name="Standard">
      <style:paragraph-properties fo:orphans="0" fo:widows="0"/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officeooo:rsid="0020d22f" officeooo:paragraph-rsid="0020d22f" style:font-size-asian="10pt" style:font-size-complex="10pt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text-position="sub 58%" style:font-name="Times New Roman1" fo:font-size="10pt" fo:language="ru" fo:country="RU" fo:font-weight="bold" officeooo:paragraph-rsid="001fa667" fo:background-color="#ff0000" style:font-size-asian="10pt" style:font-weight-asian="bold" style:font-name-complex="Times New Roman2" style:font-size-complex="10pt"/>
    </style:style>
    <style:style style:name="P84" style:family="paragraph" style:parent-style-name="Standard">
      <style:paragraph-properties fo:text-align="center" style:justify-single-word="false"/>
      <style:text-properties fo:color="#000000" loext:opacity="100%" style:text-position="sub 58%" style:font-name="Times New Roman1" fo:font-size="10pt" fo:language="ru" fo:country="RU" fo:font-weight="bold" officeooo:paragraph-rsid="00216200" fo:background-color="#ff0000" style:font-size-asian="10pt" style:font-weight-asian="bold" style:font-name-complex="Times New Roman2" style:font-size-complex="10pt"/>
    </style:style>
    <style:style style:name="P85" style:family="paragraph" style:parent-style-name="Heading_20_3">
      <style:paragraph-properties fo:text-align="center" style:justify-single-word="false"/>
      <style:text-properties fo:color="#000000" loext:opacity="100%" style:text-position="0% 100%" style:font-name="Times New Roman1" fo:font-size="14pt" fo:language="ru" fo:country="RU" fo:font-weight="bold" officeooo:paragraph-rsid="001cf02e" style:font-size-asian="14pt" style:font-weight-asian="bold" style:font-name-complex="Times New Roman2" style:font-size-complex="14pt"/>
    </style:style>
    <style:style style:name="P86" style:family="paragraph" style:parent-style-name="No_20_Spacing">
      <style:text-properties style:font-name="Times New Roman1" fo:font-size="12pt" fo:language="ru" fo:country="RU" fo:font-weight="bold" officeooo:paragraph-rsid="000d1993" style:font-size-asian="12pt" style:font-weight-asian="bold" style:font-name-complex="Times New Roman2" style:font-size-complex="12pt"/>
    </style:style>
    <style:style style:name="P87" style:family="paragraph" style:parent-style-name="No_20_Spacing">
      <style:paragraph-properties fo:text-align="center" style:justify-single-word="false"/>
      <style:text-properties style:font-name="Times New Roman1" fo:font-size="12pt" fo:language="ru" fo:country="RU" fo:font-weight="bold" officeooo:paragraph-rsid="000d1993" style:font-size-asian="12pt" style:font-weight-asian="bold" style:font-name-complex="Times New Roman2" style:font-size-complex="12pt"/>
    </style:style>
    <style:style style:name="P88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officeooo:paragraph-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P89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style:font-name="Times New Roman1" fo:font-size="10pt" fo:language="ru" fo:country="RU" officeooo:rsid="000fe621" officeooo:paragraph-rsid="000fe621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P90" style:family="paragraph" style:parent-style-name="No_20_Spacing">
      <style:paragraph-properties fo:orphans="0" fo:widows="0"/>
      <style:text-properties style:font-name="Times New Roman1" fo:font-size="10pt" fo:language="ru" fo:country="RU" officeooo:paragraph-rsid="000fe621" style:font-size-asian="10pt" style:font-name-complex="Times New Roman2" style:font-size-complex="10pt"/>
    </style:style>
    <style:style style:name="P91" style:family="paragraph" style:parent-style-name="No_20_Spacing">
      <style:paragraph-properties fo:orphans="0" fo:widows="0"/>
      <style:text-properties style:font-name="Times New Roman1" fo:font-size="10pt" fo:language="ru" fo:country="RU" officeooo:paragraph-rsid="00140e7a" style:font-size-asian="10pt" style:font-name-complex="Times New Roman2" style:font-size-complex="10pt"/>
    </style:style>
    <style:style style:name="P92" style:family="paragraph" style:parent-style-name="No_20_Spacing">
      <style:paragraph-properties fo:orphans="0" fo:widows="0"/>
      <style:text-properties style:font-name="Times New Roman1" fo:font-size="10pt" fo:language="ru" fo:country="RU" officeooo:paragraph-rsid="00187d1d" style:font-size-asian="10pt" style:font-name-complex="Times New Roman2" style:font-size-complex="10pt"/>
    </style:style>
    <style:style style:name="P93" style:family="paragraph" style:parent-style-name="No_20_Spacing">
      <style:text-properties style:font-name="Times New Roman1" fo:font-size="10pt" fo:language="ru" fo:country="RU" officeooo:paragraph-rsid="000fe621" style:font-size-asian="10pt" style:font-name-complex="Times New Roman2" style:font-size-complex="10pt"/>
    </style:style>
    <style:style style:name="P94" style:family="paragraph" style:parent-style-name="No_20_Spacing">
      <style:paragraph-properties fo:orphans="0" fo:widows="0"/>
      <style:text-properties style:font-name="Times New Roman1" fo:font-size="10pt" fo:language="ru" fo:country="RU" officeooo:rsid="00154c05" officeooo:paragraph-rsid="00154c05" style:font-size-asian="10pt" style:font-name-complex="Times New Roman2" style:font-size-complex="10pt"/>
    </style:style>
    <style:style style:name="P95" style:family="paragraph" style:parent-style-name="No_20_Spacing">
      <style:paragraph-properties fo:orphans="0" fo:widows="0"/>
      <style:text-properties style:font-name="Times New Roman1" fo:font-size="10pt" fo:language="ru" fo:country="RU" officeooo:rsid="001a2c52" officeooo:paragraph-rsid="001a2c52" style:font-size-asian="10pt" style:font-name-complex="Times New Roman2" style:font-size-complex="10pt"/>
    </style:style>
    <style:style style:name="P96" style:family="paragraph" style:parent-style-name="No_20_Spacing">
      <style:paragraph-properties fo:orphans="0" fo:widows="0"/>
      <style:text-properties style:font-name="Times New Roman1" fo:font-size="10pt" fo:language="ru" fo:country="RU" officeooo:paragraph-rsid="000fe621" style:font-name-asian="Times New Roman2" style:font-size-asian="10pt" style:font-name-complex="Times New Roman2" style:font-size-complex="10pt"/>
    </style:style>
    <style:style style:name="P97" style:family="paragraph" style:parent-style-name="No_20_Spacing">
      <style:paragraph-properties fo:orphans="0" fo:widows="0"/>
      <style:text-properties style:font-name="Times New Roman1" fo:font-size="10pt" fo:language="ru" fo:country="RU" style:text-underline-style="solid" style:text-underline-width="auto" style:text-underline-color="font-color" officeooo:paragraph-rsid="00140e7a" style:font-size-asian="10pt" style:font-name-complex="Times New Roman2" style:font-size-complex="10pt"/>
    </style:style>
    <style:style style:name="P98" style:family="paragraph" style:parent-style-name="No_20_Spacing">
      <style:paragraph-properties fo:orphans="0" fo:widows="0"/>
      <style:text-properties style:font-name="Times New Roman1" fo:font-size="10pt" officeooo:paragraph-rsid="000fe621" style:font-name-asian="Times New Roman2" style:font-size-asian="10pt" style:font-name-complex="Times New Roman2" style:font-size-complex="10pt"/>
    </style:style>
    <style:style style:name="P99" style:family="paragraph" style:parent-style-name="No_20_Spacing">
      <style:paragraph-properties fo:orphans="0" fo:widows="0"/>
      <style:text-properties style:font-name="Times New Roman1" fo:font-size="10pt" officeooo:paragraph-rsid="00140e7a" style:font-size-asian="10pt" style:font-name-complex="Times New Roman2" style:font-size-complex="10pt"/>
    </style:style>
    <style:style style:name="P100" style:family="paragraph" style:parent-style-name="No_20_Spacing">
      <style:paragraph-properties fo:orphans="0" fo:widows="0"/>
      <style:text-properties style:font-name="Times New Roman1" fo:font-size="10pt" officeooo:paragraph-rsid="00187d1d" style:font-size-asian="10pt" style:font-name-complex="Times New Roman2" style:font-size-complex="10pt"/>
    </style:style>
    <style:style style:name="P101" style:family="paragraph" style:parent-style-name="No_20_Spacing">
      <style:paragraph-properties fo:margin-top="0cm" fo:margin-bottom="0cm" style:contextual-spacing="false" fo:text-align="start" style:justify-single-word="false" fo:orphans="2" fo:widows="2"/>
      <style:text-properties fo:font-size="11pt" fo:language="en" fo:country="US" officeooo:paragraph-rsid="000d1993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02" style:family="paragraph" style:parent-style-name="No_20_Spacing">
      <style:text-properties style:text-position="sub 58%" style:font-name="Times New Roman1" fo:font-size="10pt" fo:language="ru" fo:country="RU" officeooo:paragraph-rsid="000d1993" style:font-size-asian="10pt" style:font-name-complex="Times New Roman2" style:font-size-complex="10pt"/>
    </style:style>
    <style:style style:name="P103" style:family="paragraph" style:parent-style-name="No_20_Spacing">
      <style:text-properties style:text-position="sub 58%" style:font-name="Times New Roman1" fo:font-size="10pt" fo:language="ru" fo:country="RU" officeooo:paragraph-rsid="000fe621" style:font-size-asian="10pt" style:font-name-complex="Times New Roman2" style:font-size-complex="10pt"/>
    </style:style>
    <style:style style:name="P104" style:family="paragraph" style:parent-style-name="No_20_Spacing">
      <style:paragraph-properties fo:orphans="0" fo:widows="0"/>
      <style:text-properties style:text-position="sub 58%" style:font-name="Times New Roman1" fo:font-size="10pt" fo:language="ru" fo:country="RU" officeooo:paragraph-rsid="00140e7a" style:font-size-asian="10pt" style:font-name-complex="Times New Roman2" style:font-size-complex="10pt"/>
    </style:style>
    <style:style style:name="P105" style:family="paragraph" style:parent-style-name="No_20_Spacing">
      <style:text-properties fo:color="#000000" loext:opacity="100%" style:font-name="Times New Roman1" fo:font-size="10pt" fo:language="ru" fo:country="RU" fo:font-weight="bold" officeooo:paragraph-rsid="00140e7a" style:font-size-asian="10pt" style:font-weight-asian="bold" style:font-name-complex="Times New Roman2" style:font-size-complex="10pt" style:font-weight-complex="bold"/>
    </style:style>
    <style:style style:name="P106" style:family="paragraph" style:parent-style-name="No_20_Spacing">
      <style:paragraph-properties fo:orphans="0" fo:widows="0"/>
      <style:text-properties fo:font-variant="normal" fo:text-transform="none" fo:color="#000000" loext:opacity="100%" style:font-name="Times New Roman1" fo:font-size="10pt" fo:letter-spacing="normal" fo:language="ru" fo:country="RU" fo:font-style="normal" fo:font-weight="normal" officeooo:paragraph-rsid="00187d1d" style:font-size-asian="10pt" style:font-name-complex="Times New Roman2" style:font-size-complex="10pt"/>
    </style:style>
    <style:style style:name="P107" style:family="paragraph" style:parent-style-name="Heading_20_4">
      <style:paragraph-properties fo:margin-top="0.494cm" fo:margin-bottom="0.494cm" style:contextual-spacing="false"/>
      <style:text-properties fo:color="#000000" loext:opacity="100%" fo:font-size="10pt" officeooo:paragraph-rsid="00216200" style:font-size-asian="10pt" style:font-size-complex="10pt"/>
    </style:style>
    <style:style style:name="P108" style:family="paragraph" style:parent-style-name="Heading_20_4">
      <style:paragraph-properties fo:margin-top="0.494cm" fo:margin-bottom="0.494cm" style:contextual-spacing="false"/>
      <style:text-properties fo:color="#000000" loext:opacity="100%" style:text-position="0% 100%" style:font-name="Times New Roman1" fo:font-size="10pt" fo:language="ru" fo:country="RU" fo:font-weight="bold" officeooo:rsid="0023762f" officeooo:paragraph-rsid="0023762f" fo:background-color="#ffffff" style:font-size-asian="10pt" style:font-weight-asian="bold" style:font-name-complex="Times New Roman2" style:font-size-complex="10pt"/>
    </style:style>
    <style:style style:name="T1" style:family="text">
      <style:text-properties style:font-name="Times New Roman1" fo:font-size="10pt" fo:language="ru" fo:country="RU" style:font-size-asian="10pt" style:font-name-complex="Times New Roman2" style:font-size-complex="10pt"/>
    </style:style>
    <style:style style:name="T2" style:family="text">
      <style:text-properties style:font-name="Times New Roman1" fo:font-size="10pt" fo:language="ru" fo:country="RU" officeooo:rsid="000d1993" style:font-size-asian="10pt" style:font-name-complex="Times New Roman2" style:font-size-complex="10pt"/>
    </style:style>
    <style:style style:name="T3" style:family="text">
      <style:text-properties style:font-name="Times New Roman1" fo:font-size="10pt" fo:language="ru" fo:country="RU" officeooo:rsid="000decaf" style:font-size-asian="10pt" style:font-name-complex="Times New Roman2" style:font-size-complex="10pt"/>
    </style:style>
    <style:style style:name="T4" style:family="text">
      <style:text-properties style:font-name="Times New Roman1" fo:font-size="10pt" fo:language="ru" fo:country="RU" officeooo:rsid="000ef94e" style:font-size-asian="10pt" style:font-name-complex="Times New Roman2" style:font-size-complex="10pt"/>
    </style:style>
    <style:style style:name="T5" style:family="text">
      <style:text-properties style:font-name="Times New Roman1" fo:font-size="10pt" fo:language="ru" fo:country="RU" officeooo:rsid="000f05f4" style:font-size-asian="10pt" style:font-name-complex="Times New Roman2" style:font-size-complex="10pt"/>
    </style:style>
    <style:style style:name="T6" style:family="text">
      <style:text-properties style:font-name="Times New Roman1" fo:font-size="10pt" fo:language="ru" fo:country="RU" officeooo:rsid="000fe621" style:font-size-asian="10pt" style:font-name-complex="Times New Roman2" style:font-size-complex="10pt"/>
    </style:style>
    <style:style style:name="T7" style:family="text">
      <style:text-properties style:font-name="Times New Roman1" fo:font-size="10pt" fo:language="ru" fo:country="RU" officeooo:rsid="0011b527" style:font-size-asian="10pt" style:font-name-complex="Times New Roman2" style:font-size-complex="10pt"/>
    </style:style>
    <style:style style:name="T8" style:family="text">
      <style:text-properties style:font-name="Times New Roman1" fo:font-size="10pt" fo:language="ru" fo:country="RU" officeooo:rsid="0013061d" style:font-size-asian="10pt" style:font-name-complex="Times New Roman2" style:font-size-complex="10pt"/>
    </style:style>
    <style:style style:name="T9" style:family="text">
      <style:text-properties style:font-name="Times New Roman1" fo:font-size="10pt" fo:language="ru" fo:country="RU" officeooo:rsid="00140e7a" style:font-size-asian="10pt" style:font-name-complex="Times New Roman2" style:font-size-complex="10pt"/>
    </style:style>
    <style:style style:name="T10" style:family="text">
      <style:text-properties style:font-name="Times New Roman1" fo:font-size="10pt" fo:language="ru" fo:country="RU" officeooo:rsid="0015155d" style:font-size-asian="10pt" style:font-name-complex="Times New Roman2" style:font-size-complex="10pt"/>
    </style:style>
    <style:style style:name="T11" style:family="text">
      <style:text-properties style:font-name="Times New Roman1" fo:font-size="10pt" fo:language="ru" fo:country="RU" officeooo:rsid="00154c05" style:font-size-asian="10pt" style:font-name-complex="Times New Roman2" style:font-size-complex="10pt"/>
    </style:style>
    <style:style style:name="T12" style:family="text">
      <style:text-properties style:font-name="Times New Roman1" fo:font-size="10pt" fo:language="ru" fo:country="RU" officeooo:rsid="00169623" style:font-size-asian="10pt" style:font-name-complex="Times New Roman2" style:font-size-complex="10pt"/>
    </style:style>
    <style:style style:name="T13" style:family="text">
      <style:text-properties style:font-name="Times New Roman1" fo:font-size="10pt" fo:language="ru" fo:country="RU" officeooo:rsid="00187d1d" style:font-size-asian="10pt" style:font-name-complex="Times New Roman2" style:font-size-complex="10pt"/>
    </style:style>
    <style:style style:name="T14" style:family="text">
      <style:text-properties style:font-name="Times New Roman1" fo:font-size="10pt" fo:language="ru" fo:country="RU" officeooo:rsid="0019738b" style:font-size-asian="10pt" style:font-name-complex="Times New Roman2" style:font-size-complex="10pt"/>
    </style:style>
    <style:style style:name="T15" style:family="text">
      <style:text-properties style:font-name="Times New Roman1" fo:font-size="10pt" fo:language="ru" fo:country="RU" officeooo:rsid="001a2c52" style:font-size-asian="10pt" style:font-name-complex="Times New Roman2" style:font-size-complex="10pt"/>
    </style:style>
    <style:style style:name="T16" style:family="text">
      <style:text-properties style:font-name="Times New Roman1" fo:font-size="10pt" fo:language="ru" fo:country="RU" officeooo:rsid="00216200" style:font-size-asian="10pt" style:font-name-complex="Times New Roman2" style:font-size-complex="10pt"/>
    </style:style>
    <style:style style:name="T17" style:family="text">
      <style:text-properties style:font-name="Times New Roman1" fo:font-size="10pt" fo:language="ru" fo:country="RU" officeooo:rsid="0025eec8" style:font-size-asian="10pt" style:font-name-complex="Times New Roman2" style:font-size-complex="10pt"/>
    </style:style>
    <style:style style:name="T18" style:family="text">
      <style:text-properties style:font-name="Times New Roman1" fo:font-size="10pt" fo:language="ru" fo:country="RU" fo:font-weight="bold" style:font-size-asian="10pt" style:font-weight-asian="bold" style:font-name-complex="Times New Roman2" style:font-size-complex="10pt"/>
    </style:style>
    <style:style style:name="T19" style:family="text">
      <style:text-properties style:font-name="Times New Roman1" fo:font-size="10pt" fo:language="ru" fo:country="RU" fo:font-weight="bold" officeooo:rsid="000d1993" style:font-size-asian="10pt" style:font-weight-asian="bold" style:font-name-complex="Times New Roman2" style:font-size-complex="10pt"/>
    </style:style>
    <style:style style:name="T20" style:family="text">
      <style:text-properties style:font-name="Times New Roman1" fo:font-size="10pt" fo:language="ru" fo:country="RU" fo:font-weight="bold" officeooo:rsid="000ef94e" style:font-size-asian="10pt" style:font-weight-asian="bold" style:font-name-complex="Times New Roman2" style:font-size-complex="10pt" style:font-weight-complex="bold"/>
    </style:style>
    <style:style style:name="T21" style:family="text">
      <style:text-properties style:font-name="Times New Roman1" fo:font-size="10pt" fo:language="ru" fo:country="RU" fo:font-weight="bold" officeooo:rsid="000fe621" style:font-size-asian="10pt" style:font-weight-asian="bold" style:font-name-complex="Times New Roman2" style:font-size-complex="10pt" style:font-weight-complex="bold"/>
    </style:style>
    <style:style style:name="T22" style:family="text">
      <style:text-properties style:font-name="Times New Roman1" fo:font-size="10pt" fo:language="ru" fo:country="RU" fo:font-weight="bold" officeooo:rsid="00154c05" style:font-size-asian="10pt" style:font-weight-asian="bold" style:font-name-complex="Times New Roman2" style:font-size-complex="10pt" style:font-weight-complex="bold"/>
    </style:style>
    <style:style style:name="T23" style:family="text">
      <style:text-properties style:font-name="Times New Roman1" fo:font-size="10pt" fo:language="ru" fo:country="RU" fo:font-weight="bold" officeooo:rsid="0019738b" style:font-size-asian="10pt" style:font-weight-asian="bold" style:font-name-complex="Times New Roman2" style:font-size-complex="10pt" style:font-weight-complex="bold"/>
    </style:style>
    <style:style style:name="T24" style:family="text">
      <style:text-properties style:font-name="Times New Roman1" fo:font-size="10pt" fo:language="ru" fo:country="RU" fo:font-weight="bold" officeooo:rsid="0011b527" style:font-name-asian="Times New Roman2" style:font-size-asian="10pt" style:font-weight-asian="bold" style:font-name-complex="Times New Roman2" style:font-size-complex="10pt"/>
    </style:style>
    <style:style style:name="T25" style:family="text">
      <style:text-properties style:font-name="Times New Roman1" fo:font-size="10pt" fo:language="ru" fo:country="RU" fo:font-weight="bold" officeooo:rsid="0013061d" style:font-name-asian="Times New Roman2" style:font-size-asian="10pt" style:font-weight-asian="bold" style:font-name-complex="Times New Roman2" style:font-size-complex="10pt"/>
    </style:style>
    <style:style style:name="T26" style:family="text">
      <style:text-properties style:font-name="Times New Roman1" fo:font-size="10pt" fo:language="ru" fo:country="RU" fo:font-weight="bold" officeooo:rsid="0013061d" style:font-name-asian="Times New Roman2" style:font-size-asian="10pt" style:font-weight-asian="bold" style:font-name-complex="Times New Roman2" style:font-size-complex="10pt" style:font-weight-complex="bold"/>
    </style:style>
    <style:style style:name="T27" style:family="text">
      <style:text-properties style:font-name="Times New Roman1" fo:font-size="10pt" fo:language="ru" fo:country="RU" fo:font-weight="bold" officeooo:rsid="000d1993" style:letter-kerning="false" style:font-name-asian="Calibri" style:font-size-asian="10pt" style:language-asian="en" style:country-asian="US" style:font-weight-asian="bold" style:font-name-complex="Times New Roman2" style:font-size-complex="10pt" style:language-complex="ar" style:country-complex="SA" style:font-weight-complex="normal"/>
    </style:style>
    <style:style style:name="T28" style:family="text">
      <style:text-properties style:font-name="Times New Roman1" fo:font-size="10pt" fo:language="ru" fo:country="RU" fo:font-weight="bold" style:letter-kerning="false" style:font-name-asian="Calibri" style:font-size-asian="10pt" style:language-asian="en" style:country-asian="US" style:font-weight-asian="bold" style:font-name-complex="Times New Roman2" style:font-size-complex="10pt" style:language-complex="ar" style:country-complex="SA" style:font-weight-complex="bold"/>
    </style:style>
    <style:style style:name="T29" style:family="text">
      <style:text-properties style:font-name="Times New Roman1" fo:font-size="10pt" fo:language="ru" fo:country="RU" fo:font-weight="bold" officeooo:rsid="0015155d" style:letter-kerning="false" style:font-name-asian="Calibri" style:font-size-asian="10pt" style:language-asian="en" style:country-asian="US" style:font-weight-asian="bold" style:font-name-complex="Times New Roman2" style:font-size-complex="10pt" style:language-complex="ar" style:country-complex="SA" style:font-weight-complex="bold"/>
    </style:style>
    <style:style style:name="T30" style:family="text">
      <style:text-properties style:font-name="Times New Roman1" fo:font-size="10pt" fo:language="ru" fo:country="RU" fo:font-weight="bold" officeooo:rsid="000d1993" style:letter-kerning="false" style:font-name-asian="Calibri" style:font-size-asian="10pt" style:language-asian="en" style:country-asian="US" style:font-weight-asian="bold" style:font-name-complex="Times New Roman2" style:font-size-complex="10pt" style:language-complex="ar" style:country-complex="SA" style:font-weight-complex="bold"/>
    </style:style>
    <style:style style:name="T31" style:family="text">
      <style:text-properties style:font-name="Times New Roman1" fo:font-size="10pt" fo:language="ru" fo:country="RU" fo:font-weight="bold" officeooo:rsid="0019738b" style:letter-kerning="false" style:font-name-asian="Calibri" style:font-size-asian="10pt" style:language-asian="en" style:country-asian="US" style:font-weight-asian="bold" style:font-name-complex="Times New Roman2" style:font-size-complex="10pt" style:language-complex="ar" style:country-complex="SA" style:font-weight-complex="bold"/>
    </style:style>
    <style:style style:name="T32" style:family="text">
      <style:text-properties style:font-name="Times New Roman1" fo:font-size="10pt" fo:language="ru" fo:country="RU" fo:font-weight="bold" officeooo:rsid="001a2c52" style:letter-kerning="false" style:font-name-asian="Calibri" style:font-size-asian="10pt" style:language-asian="en" style:country-asian="US" style:font-weight-asian="bold" style:font-name-complex="Times New Roman2" style:font-size-complex="10pt" style:language-complex="ar" style:country-complex="SA" style:font-weight-complex="bold"/>
    </style:style>
    <style:style style:name="T33" style:family="text">
      <style:text-properties style:font-name="Times New Roman1" fo:font-size="10pt" fo:language="ru" fo:country="RU" fo:font-weight="bold" officeooo:rsid="001cf02e" style:letter-kerning="false" style:font-name-asian="Calibri" style:font-size-asian="10pt" style:language-asian="en" style:country-asian="US" style:font-weight-asian="bold" style:font-name-complex="Times New Roman2" style:font-size-complex="10pt" style:language-complex="ar" style:country-complex="SA" style:font-weight-complex="bold"/>
    </style:style>
    <style:style style:name="T34" style:family="text">
      <style:text-properties style:font-name="Times New Roman1" fo:font-size="10pt" fo:language="ru" fo:country="RU" style:text-underline-style="solid" style:text-underline-width="auto" style:text-underline-color="font-color" style:font-size-asian="10pt" style:font-name-complex="Times New Roman2" style:font-size-complex="10pt"/>
    </style:style>
    <style:style style:name="T35" style:family="text">
      <style:text-properties style:font-name="Times New Roman1" fo:font-size="10pt" fo:language="ru" fo:country="RU" style:text-underline-style="solid" style:text-underline-width="auto" style:text-underline-color="font-color" officeooo:rsid="000d1993" style:font-size-asian="10pt" style:font-name-complex="Times New Roman2" style:font-size-complex="10pt"/>
    </style:style>
    <style:style style:name="T36" style:family="text">
      <style:text-properties style:font-name="Times New Roman1" fo:font-size="10pt" fo:language="ru" fo:country="RU" style:text-underline-style="solid" style:text-underline-width="auto" style:text-underline-color="font-color" officeooo:rsid="000ef94e" style:font-size-asian="10pt" style:font-name-complex="Times New Roman2" style:font-size-complex="10pt"/>
    </style:style>
    <style:style style:name="T37" style:family="text">
      <style:text-properties style:font-name="Times New Roman1" fo:font-size="10pt" fo:language="ru" fo:country="RU" style:text-underline-style="solid" style:text-underline-width="auto" style:text-underline-color="font-color" officeooo:rsid="0011b527" style:font-size-asian="10pt" style:font-name-complex="Times New Roman2" style:font-size-complex="10pt"/>
    </style:style>
    <style:style style:name="T38" style:family="text">
      <style:text-properties style:font-name="Times New Roman1" fo:font-size="10pt" fo:language="ru" fo:country="RU" style:text-underline-style="solid" style:text-underline-width="auto" style:text-underline-color="font-color" officeooo:rsid="0015155d" style:font-size-asian="10pt" style:font-name-complex="Times New Roman2" style:font-size-complex="10pt"/>
    </style:style>
    <style:style style:name="T39" style:family="text">
      <style:text-properties style:font-name="Times New Roman1" fo:font-size="10pt" fo:language="ru" fo:country="RU" style:text-underline-style="solid" style:text-underline-width="auto" style:text-underline-color="font-color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40" style:family="text">
      <style:text-properties style:font-name="Times New Roman1" fo:font-size="10pt" fo:language="ru" fo:country="RU" style:text-underline-style="solid" style:text-underline-width="auto" style:text-underline-color="font-color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41" style:family="text">
      <style:text-properties style:font-name="Times New Roman1" fo:font-size="10pt" fo:language="ru" fo:country="RU" style:text-underline-style="solid" style:text-underline-width="auto" style:text-underline-color="font-color" officeooo:rsid="0015155d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42" style:family="text">
      <style:text-properties style:font-name="Times New Roman1" fo:font-size="10pt" fo:language="ru" fo:country="RU" style:font-name-asian="Times New Roman2" style:font-size-asian="10pt" style:font-name-complex="Times New Roman2" style:font-size-complex="10pt"/>
    </style:style>
    <style:style style:name="T43" style:family="text">
      <style:text-properties style:font-name="Times New Roman1" fo:font-size="10pt" fo:language="ru" fo:country="RU" officeooo:rsid="0011b527" style:font-name-asian="Times New Roman2" style:font-size-asian="10pt" style:font-name-complex="Times New Roman2" style:font-size-complex="10pt"/>
    </style:style>
    <style:style style:name="T44" style:family="text">
      <style:text-properties style:font-name="Times New Roman1" fo:font-size="10pt" fo:language="ru" fo:country="RU" officeooo:rsid="0013061d" style:font-name-asian="Times New Roman2" style:font-size-asian="10pt" style:font-name-complex="Times New Roman2" style:font-size-complex="10pt"/>
    </style:style>
    <style:style style:name="T45" style:family="text">
      <style:text-properties style:font-name="Times New Roman1" fo:font-size="10pt" fo:language="ru" fo:country="RU" officeooo:rsid="00140e7a" style:font-name-asian="Times New Roman2" style:font-size-asian="10pt" style:font-name-complex="Times New Roman2" style:font-size-complex="10pt"/>
    </style:style>
    <style:style style:name="T46" style:family="text">
      <style:text-properties style:font-name="Times New Roman1" fo:font-size="10pt" fo:language="ru" fo:country="RU" fo:font-weight="normal" officeooo:rsid="0011b527" style:font-name-asian="Times New Roman2" style:font-size-asian="10pt" style:font-weight-asian="normal" style:font-name-complex="Times New Roman2" style:font-size-complex="10pt" style:font-weight-complex="normal"/>
    </style:style>
    <style:style style:name="T47" style:family="text">
      <style:text-properties style:font-name="Times New Roman1" fo:font-size="10pt" fo:language="ru" fo:country="RU" fo:font-weight="normal" officeooo:rsid="0013061d" style:font-name-asian="Times New Roman2" style:font-size-asian="10pt" style:font-weight-asian="normal" style:font-name-complex="Times New Roman2" style:font-size-complex="10pt" style:font-weight-complex="normal"/>
    </style:style>
    <style:style style:name="T48" style:family="text">
      <style:text-properties style:font-name="Times New Roman1" fo:font-size="10pt" fo:language="ru" fo:country="RU" fo:font-weight="normal" officeooo:rsid="00140e7a" style:font-name-asian="Times New Roman2" style:font-size-asian="10pt" style:font-weight-asian="normal" style:font-name-complex="Times New Roman2" style:font-size-complex="10pt" style:font-weight-complex="normal"/>
    </style:style>
    <style:style style:name="T49" style:family="text">
      <style:text-properties style:font-name="Times New Roman1" fo:font-size="10pt" fo:language="ru" fo:country="RU" fo:font-weight="normal" style:font-size-asian="10pt" style:font-weight-asian="normal" style:font-name-complex="Times New Roman2" style:font-size-complex="10pt" style:font-weight-complex="normal"/>
    </style:style>
    <style:style style:name="T50" style:family="text">
      <style:text-properties style:font-name="Times New Roman1" fo:font-size="10pt" fo:language="ru" fo:country="RU" fo:font-weight="normal" officeooo:rsid="000d1993" style:font-size-asian="10pt" style:font-weight-asian="normal" style:font-name-complex="Times New Roman2" style:font-size-complex="10pt" style:font-weight-complex="normal"/>
    </style:style>
    <style:style style:name="T51" style:family="text">
      <style:text-properties style:font-name="Times New Roman1" fo:font-size="10pt" fo:language="ru" fo:country="RU" fo:font-weight="normal" officeooo:rsid="0019738b" style:font-size-asian="10pt" style:font-weight-asian="normal" style:font-name-complex="Times New Roman2" style:font-size-complex="10pt" style:font-weight-complex="normal"/>
    </style:style>
    <style:style style:name="T52" style:family="text">
      <style:text-properties style:font-name="Times New Roman1" fo:font-size="10pt" fo:language="ru" fo:country="RU" fo:font-weight="normal" officeooo:rsid="001a2c52" style:font-size-asian="10pt" style:font-weight-asian="normal" style:font-name-complex="Times New Roman2" style:font-size-complex="10pt" style:font-weight-complex="normal"/>
    </style:style>
    <style:style style:name="T53" style:family="text">
      <style:text-properties style:font-name="Times New Roman1" fo:font-size="10pt" fo:language="ru" fo:country="RU" fo:font-weight="normal" style:letter-kerning="false" style:font-name-asian="Calibri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T54" style:family="text">
      <style:text-properties style:font-name="Times New Roman1" fo:font-size="10pt" fo:language="ru" fo:country="RU" fo:font-weight="normal" officeooo:rsid="000d1993" style:letter-kerning="false" style:font-name-asian="Calibri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T55" style:family="text">
      <style:text-properties style:font-name="Times New Roman1" fo:font-size="10pt" fo:language="ru" fo:country="RU" fo:font-weight="normal" officeooo:rsid="0015155d" style:letter-kerning="false" style:font-name-asian="Calibri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T56" style:family="text">
      <style:text-properties style:font-name="Times New Roman1" fo:font-size="10pt" fo:language="ru" fo:country="RU" fo:font-weight="normal" officeooo:rsid="0019738b" style:letter-kerning="false" style:font-name-asian="Calibri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T57" style:family="text">
      <style:text-properties style:font-name="Times New Roman1" fo:font-size="10pt" fo:language="ru" fo:country="RU" fo:font-weight="normal" officeooo:rsid="001a2c52" style:letter-kerning="false" style:font-name-asian="Calibri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T58" style:family="text">
      <style:text-properties style:font-name="Times New Roman1" fo:font-size="10pt" fo:language="ru" fo:country="RU" fo:font-weight="normal" officeooo:rsid="001cf02e" style:letter-kerning="false" style:font-name-asian="Calibri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T59" style:family="text">
      <style:text-properties style:font-name="Times New Roman1" fo:font-size="10pt" fo:language="ru" fo:country="RU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60" style:family="text">
      <style:text-properties style:font-name="Times New Roman1" fo:font-size="10pt" fo:language="ru" fo:country="RU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61" style:family="text">
      <style:text-properties style:font-name="Times New Roman1" fo:font-size="10pt" style:font-size-asian="10pt" style:font-name-complex="Times New Roman2" style:font-size-complex="10pt"/>
    </style:style>
    <style:style style:name="T62" style:family="text">
      <style:text-properties style:font-name="Times New Roman1" fo:font-size="10pt" officeooo:rsid="0015155d" style:font-size-asian="10pt" style:font-name-complex="Times New Roman2" style:font-size-complex="10pt"/>
    </style:style>
    <style:style style:name="T63" style:family="text">
      <style:text-properties style:font-name="Times New Roman1" fo:font-size="10pt" officeooo:rsid="00154c05" style:font-size-asian="10pt" style:font-name-complex="Times New Roman2" style:font-size-complex="10pt"/>
    </style:style>
    <style:style style:name="T64" style:family="text">
      <style:text-properties style:font-name="Times New Roman1" fo:font-size="10pt" officeooo:rsid="0019738b" style:font-size-asian="10pt" style:font-name-complex="Times New Roman2" style:font-size-complex="10pt"/>
    </style:style>
    <style:style style:name="T65" style:family="text">
      <style:text-properties style:font-name="Times New Roman1" fo:font-size="10pt" officeooo:rsid="001a2c52" style:font-size-asian="10pt" style:font-name-complex="Times New Roman2" style:font-size-complex="10pt"/>
    </style:style>
    <style:style style:name="T66" style:family="text">
      <style:text-properties style:font-name="Times New Roman1" fo:font-size="10pt" fo:language="en" fo:country="US" style:font-size-asian="10pt" style:font-name-complex="Times New Roman2" style:font-size-complex="10pt"/>
    </style:style>
    <style:style style:name="T67" style:family="text">
      <style:text-properties style:font-name="Times New Roman1" fo:font-size="10pt" fo:language="en" fo:country="US" officeooo:rsid="000d1993" style:font-size-asian="10pt" style:font-name-complex="Times New Roman2" style:font-size-complex="10pt"/>
    </style:style>
    <style:style style:name="T68" style:family="text">
      <style:text-properties style:font-name="Times New Roman1" fo:font-size="10pt" fo:language="en" fo:country="US" officeooo:rsid="001fa667" style:font-size-asian="10pt" style:font-name-complex="Times New Roman2" style:font-size-complex="10pt"/>
    </style:style>
    <style:style style:name="T69" style:family="text">
      <style:text-properties style:font-name="Times New Roman1" fo:font-size="10pt" fo:language="en" fo:country="US" style:text-underline-style="solid" style:text-underline-width="auto" style:text-underline-color="font-color" style:font-size-asian="10pt" style:font-name-complex="Times New Roman2" style:font-size-complex="10pt"/>
    </style:style>
    <style:style style:name="T70" style:family="text">
      <style:text-properties style:font-name="Times New Roman1" fo:font-size="10pt" fo:language="en" fo:country="US" style:text-underline-style="solid" style:text-underline-width="auto" style:text-underline-color="font-color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71" style:family="text">
      <style:text-properties style:font-name="Times New Roman1" fo:font-size="10pt" fo:language="en" fo:country="US" style:text-underline-style="solid" style:text-underline-width="auto" style:text-underline-color="font-color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72" style:family="text">
      <style:text-properties style:font-name="Times New Roman1" fo:font-size="10pt" fo:language="en" fo:country="US" fo:font-weight="bold" officeooo:rsid="001a2c52" style:font-size-asian="10pt" style:font-weight-asian="bold" style:font-name-complex="Times New Roman2" style:font-size-complex="10pt" style:font-weight-complex="bold"/>
    </style:style>
    <style:style style:name="T73" style:family="text">
      <style:text-properties style:font-name="Times New Roman1" fo:font-size="10pt" fo:language="en" fo:country="US" fo:font-weight="normal" style:font-size-asian="10pt" style:font-weight-asian="normal" style:font-name-complex="Times New Roman2" style:font-size-complex="10pt" style:font-weight-complex="normal"/>
    </style:style>
    <style:style style:name="T74" style:family="text">
      <style:text-properties style:font-name="Times New Roman1" fo:font-size="10pt" fo:language="en" fo:country="US" fo:font-weight="normal" officeooo:rsid="000d1993" style:font-size-asian="10pt" style:font-weight-asian="normal" style:font-name-complex="Times New Roman2" style:font-size-complex="10pt" style:font-weight-complex="normal"/>
    </style:style>
    <style:style style:name="T75" style:family="text">
      <style:text-properties style:font-name="Times New Roman1" fo:font-size="10pt" fo:language="en" fo:country="US" fo:font-weight="normal" style:letter-kerning="false" style:font-name-asian="Calibri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T76" style:family="text">
      <style:text-properties style:font-name="Times New Roman1" fo:font-size="10pt" fo:language="en" fo:country="US" fo:font-weight="normal" officeooo:rsid="000d1993" style:letter-kerning="false" style:font-name-asian="Calibri" style:font-size-asian="10pt" style:language-asian="en" style:country-asian="US" style:font-weight-asian="normal" style:font-name-complex="Times New Roman2" style:font-size-complex="10pt" style:language-complex="ar" style:country-complex="SA" style:font-weight-complex="normal"/>
    </style:style>
    <style:style style:name="T77" style:family="text">
      <style:text-properties style:font-name="Times New Roman1" fo:font-size="10pt" fo:font-weight="bold" style:font-size-asian="10pt" style:font-weight-asian="bold" style:font-name-complex="Times New Roman2" style:font-size-complex="10pt"/>
    </style:style>
    <style:style style:name="T78" style:family="text"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T79" style:family="text">
      <style:text-properties style:font-name="Times New Roman1" fo:font-size="10pt" officeooo:rsid="0011b527" style:font-name-asian="Times New Roman2" style:font-size-asian="10pt" style:font-name-complex="Times New Roman2" style:font-size-complex="10pt"/>
    </style:style>
    <style:style style:name="T80" style:family="text">
      <style:text-properties style:font-name="Times New Roman1" fo:font-size="10pt" officeooo:rsid="0013061d" style:font-name-asian="Times New Roman2" style:font-size-asian="10pt" style:font-name-complex="Times New Roman2" style:font-size-complex="10pt"/>
    </style:style>
    <style:style style:name="T81" style:family="text">
      <style:text-properties style:font-name="Times New Roman1" fo:font-size="10pt" style:text-underline-style="solid" style:text-underline-width="auto" style:text-underline-color="font-color" style:font-size-asian="10pt" style:font-name-complex="Times New Roman2" style:font-size-complex="10pt"/>
    </style:style>
    <style:style style:name="T82" style:family="text">
      <style:text-properties style:font-name="Times New Roman1" fo:font-size="12pt" fo:language="ru" fo:country="RU" fo:font-weight="bold" style:font-size-asian="12pt" style:font-weight-asian="bold" style:font-name-complex="Times New Roman2" style:font-size-complex="12pt"/>
    </style:style>
    <style:style style:name="T83" style:family="text">
      <style:text-properties style:font-name="Times New Roman1" fo:font-size="12pt" fo:language="ru" fo:country="RU" fo:font-weight="bold" officeooo:rsid="000d1993" style:font-size-asian="12pt" style:font-weight-asian="bold" style:font-name-complex="Times New Roman2" style:font-size-complex="12pt"/>
    </style:style>
    <style:style style:name="T84" style:family="text">
      <style:text-properties style:text-position="sub 58%" style:font-name="Times New Roman1" fo:font-size="10pt" fo:language="ru" fo:country="RU" style:font-size-asian="10pt" style:font-name-complex="Times New Roman2" style:font-size-complex="10pt"/>
    </style:style>
    <style:style style:name="T85" style:family="text">
      <style:text-properties style:text-position="sub 58%" style:font-name="Times New Roman1" fo:font-size="10pt" fo:language="ru" fo:country="RU" officeooo:rsid="00216200" style:font-size-asian="10pt" style:font-name-complex="Times New Roman2" style:font-size-complex="10pt"/>
    </style:style>
    <style:style style:name="T86" style:family="text">
      <style:text-properties style:text-position="sub 58%" style:font-name="Times New Roman1" fo:font-size="10pt" style:font-name-asian="Times New Roman2" style:font-size-asian="10pt" style:font-name-complex="Times New Roman2" style:font-size-complex="10pt"/>
    </style:style>
    <style:style style:name="T87" style:family="text">
      <style:text-properties style:text-position="sub 58%" fo:font-size="10pt" style:font-size-asian="10pt" style:font-size-complex="10pt"/>
    </style:style>
    <style:style style:name="T88" style:family="text">
      <style:text-properties style:text-position="sub 58%" fo:font-size="10pt" officeooo:rsid="0020d22f" style:font-size-asian="10pt" style:font-size-complex="10pt"/>
    </style:style>
    <style:style style:name="T89" style:family="text">
      <style:text-properties style:text-position="sub 58%" fo:font-size="10pt" officeooo:rsid="00216200" style:font-size-asian="10pt" style:font-size-complex="10pt"/>
    </style:style>
    <style:style style:name="T90" style:family="text">
      <style:text-properties style:text-position="sub 58%" fo:font-size="10pt" officeooo:rsid="0023762f" style:font-size-asian="10pt" style:font-size-complex="10pt"/>
    </style:style>
    <style:style style:name="T91" style:family="text">
      <style:text-properties fo:color="#000000" loext:opacity="100%" style:font-name="Times New Roman1" fo:font-size="10pt" fo:language="ru" fo:country="RU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T92" style:family="text">
      <style:text-properties fo:color="#000000" loext:opacity="100%" style:font-name="Times New Roman1" fo:font-size="10pt" fo:language="ru" fo:country="RU" fo:font-weight="bold" style:font-size-asian="10pt" style:font-weight-asian="bold" style:font-name-complex="Times New Roman2" style:font-size-complex="10pt" style:font-weight-complex="bold"/>
    </style:style>
    <style:style style:name="T93" style:family="text">
      <style:text-properties fo:color="#000000" loext:opacity="100%" style:font-name="Times New Roman1" fo:font-size="10pt" fo:language="ru" fo:country="RU" style:font-size-asian="10pt" style:font-name-complex="Times New Roman2" style:font-size-complex="10pt"/>
    </style:style>
    <style:style style:name="T94" style:family="text">
      <style:text-properties fo:color="#000000" loext:opacity="100%" style:font-name="Times New Roman1" fo:font-size="10pt" fo:language="ru" fo:country="RU" officeooo:rsid="00154c05" style:font-size-asian="10pt" style:font-name-complex="Times New Roman2" style:font-size-complex="10pt"/>
    </style:style>
    <style:style style:name="T95" style:family="text">
      <style:text-properties fo:color="#000000" loext:opacity="100%" style:font-name="Times New Roman1" fo:font-size="10pt" fo:language="ru" fo:country="RU" officeooo:rsid="00169623" style:font-size-asian="10pt" style:font-name-complex="Times New Roman2" style:font-size-complex="10pt"/>
    </style:style>
    <style:style style:name="T96" style:family="text">
      <style:text-properties fo:color="#000000" loext:opacity="100%" style:font-name="Times New Roman1" fo:font-size="10pt" fo:language="ru" fo:country="RU" officeooo:rsid="001a2c52" style:font-size-asian="10pt" style:font-name-complex="Times New Roman2" style:font-size-complex="10pt"/>
    </style:style>
    <style:style style:name="T97" style:family="text">
      <style:text-properties fo:color="#000000" loext:opacity="100%"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T98" style:family="text">
      <style:text-properties fo:color="#000000" loext:opacity="100%" style:font-name="Times New Roman1" fo:font-size="10pt" fo:font-weight="bold" style:font-size-asian="10pt" style:font-weight-asian="bold" style:font-name-complex="Times New Roman2" style:font-size-complex="10pt" style:font-weight-complex="bold"/>
    </style:style>
    <style:style style:name="T99" style:family="text">
      <style:text-properties fo:color="#000000" loext:opacity="100%" style:font-name="Times New Roman1" fo:font-size="10pt" style:font-size-asian="10pt" style:font-name-complex="Times New Roman2" style:font-size-complex="10pt"/>
    </style:style>
    <style:style style:name="T100" style:family="text">
      <style:text-properties fo:color="#000000" loext:opacity="100%" style:text-position="sub 58%" style:font-name="Times New Roman1" fo:font-size="10pt" fo:language="ru" fo:country="RU" style:font-size-asian="10pt" style:font-name-complex="Times New Roman2" style:font-size-complex="10pt"/>
    </style:style>
    <style:style style:name="T101" style:family="text">
      <style:text-properties fo:color="#000000" loext:opacity="100%" style:text-position="sub 58%" style:font-name="Times New Roman1" fo:font-size="10pt" fo:language="ru" fo:country="RU" officeooo:rsid="00216200" style:font-size-asian="10pt" style:font-name-complex="Times New Roman2" style:font-size-complex="10pt"/>
    </style:style>
    <style:style style:name="T102" style:family="text">
      <style:text-properties fo:color="#000000" loext:opacity="100%" style:text-position="sub 58%" style:font-name="Times New Roman1" fo:font-size="10pt" fo:language="ru" fo:country="RU" fo:font-weight="bold" style:font-size-asian="10pt" style:font-weight-asian="bold" style:font-name-complex="Times New Roman2" style:font-size-complex="10pt"/>
    </style:style>
    <style:style style:name="T103" style:family="text">
      <style:text-properties fo:color="#000000" loext:opacity="100%" style:text-position="sub 58%" style:font-name="Times New Roman1" fo:font-size="10pt" fo:language="ru" fo:country="RU" fo:font-weight="normal" style:font-size-asian="10pt" style:font-weight-asian="normal" style:font-name-complex="Times New Roman2" style:font-size-complex="10pt" style:font-weight-complex="normal"/>
    </style:style>
    <style:style style:name="T104" style:family="text">
      <style:text-properties fo:color="#000000" loext:opacity="100%" style:text-position="0% 100%" style:font-name="Times New Roman1" fo:font-size="10pt" fo:language="ru" fo:country="RU" style:font-size-asian="10pt" style:font-name-complex="Times New Roman2" style:font-size-complex="10pt"/>
    </style:style>
    <style:style style:name="T105" style:family="text">
      <style:text-properties fo:color="#000000" loext:opacity="100%" style:text-position="0% 100%" style:font-name="Times New Roman1" fo:font-size="10pt" fo:language="ru" fo:country="RU" officeooo:rsid="00140e7a" style:font-size-asian="10pt" style:font-name-complex="Times New Roman2" style:font-size-complex="10pt"/>
    </style:style>
    <style:style style:name="T106" style:family="text">
      <style:text-properties fo:color="#000000" loext:opacity="100%" style:text-position="0% 100%" style:font-name="Times New Roman1" fo:font-size="10pt" fo:language="ru" fo:country="RU" officeooo:rsid="0025eec8" style:font-size-asian="10pt" style:font-name-complex="Times New Roman2" style:font-size-complex="10pt"/>
    </style:style>
    <style:style style:name="T107" style:family="text">
      <style:text-properties fo:color="#000000" loext:opacity="100%" style:text-position="0% 100%" style:font-name="Times New Roman1" fo:font-size="10pt" fo:language="ru" fo:country="RU" fo:font-weight="normal" style:font-size-asian="10pt" style:font-weight-asian="normal" style:font-name-complex="Times New Roman2" style:font-size-complex="10pt" style:font-weight-complex="normal"/>
    </style:style>
    <style:style style:name="T108" style:family="text">
      <style:text-properties fo:color="#000000" loext:opacity="100%" style:text-position="0% 100%" style:font-name="Times New Roman1" fo:font-size="10pt" fo:language="ru" fo:country="RU" fo:font-weight="normal" officeooo:rsid="001efb28" style:font-size-asian="10pt" style:font-weight-asian="normal" style:font-name-complex="Times New Roman2" style:font-size-complex="10pt" style:font-weight-complex="normal"/>
    </style:style>
    <style:style style:name="T109" style:family="text">
      <style:text-properties fo:color="#000000" loext:opacity="100%" style:text-position="0% 100%" style:font-name="Liberation Serif" fo:font-size="10pt" fo:language="ru" fo:country="RU" fo:font-weight="normal" style:font-size-asian="10pt" style:font-weight-asian="normal" style:font-name-complex="Times New Roman2" style:font-size-complex="10pt" style:font-weight-complex="normal"/>
    </style:style>
    <style:style style:name="T110" style:family="text">
      <style:text-properties fo:color="#000000" loext:opacity="100%" style:text-position="0% 100%" style:font-name="Liberation Serif" fo:font-size="10pt" fo:language="ru" fo:country="RU" fo:font-weight="normal" officeooo:rsid="001efb28" style:font-size-asian="10pt" style:font-weight-asian="normal" style:font-name-complex="Times New Roman2" style:font-size-complex="10pt" style:font-weight-complex="normal"/>
    </style:style>
    <style:style style:name="T111" style:family="text">
      <style:text-properties fo:color="#000000" loext:opacity="100%" fo:font-size="10pt" fo:language="ru" fo:country="RU" style:font-size-asian="10pt" style:font-size-complex="10pt"/>
    </style:style>
    <style:style style:name="T112" style:family="text">
      <style:text-properties fo:color="#000000" loext:opacity="100%" fo:font-size="10pt" style:font-size-asian="10pt" style:font-size-complex="10pt"/>
    </style:style>
    <style:style style:name="T113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14" style:family="text">
      <style:text-properties style:text-position="0% 100%" style:font-name="Times New Roman1" fo:font-size="10pt" fo:language="ru" fo:country="RU" style:font-size-asian="10pt" style:font-name-complex="Times New Roman2" style:font-size-complex="10pt"/>
    </style:style>
    <style:style style:name="T115" style:family="text">
      <style:text-properties style:text-position="0% 100%" style:font-name="Times New Roman1" fo:font-size="10pt" fo:language="ru" fo:country="RU" officeooo:rsid="000d1993" style:font-size-asian="10pt" style:font-name-complex="Times New Roman2" style:font-size-complex="10pt"/>
    </style:style>
    <style:style style:name="T116" style:family="text">
      <style:text-properties style:text-position="0% 100%" style:font-name="Times New Roman1" fo:font-size="10pt" fo:language="en" fo:country="US" style:font-size-asian="10pt" style:font-name-complex="Times New Roman2" style:font-size-complex="10pt"/>
    </style:style>
    <style:style style:name="T117" style:family="text">
      <style:text-properties fo:font-variant="normal" fo:text-transform="none" fo:color="#000000" loext:opacity="100%" style:font-name="Times New Roman1" fo:font-size="10pt" fo:letter-spacing="normal" fo:language="ru" fo:country="RU" fo:font-style="normal" fo:font-weight="normal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18" style:family="text">
      <style:text-properties fo:font-variant="normal" fo:text-transform="none" fo:color="#000000" loext:opacity="100%" style:font-name="Times New Roman1" fo:font-size="10pt" fo:letter-spacing="normal" fo:language="ru" fo:country="RU" fo:font-style="normal" fo:font-weight="normal" style:font-size-asian="10pt" style:font-name-complex="Times New Roman2" style:font-size-complex="10pt"/>
    </style:style>
    <style:style style:name="T119" style:family="text">
      <style:text-properties fo:font-variant="normal" fo:text-transform="none" fo:color="#000000" loext:opacity="100%" style:font-name="Times New Roman1" fo:font-size="10pt" fo:letter-spacing="normal" fo:language="ru" fo:country="RU" fo:font-style="normal" fo:font-weight="normal" officeooo:rsid="001a2c52" style:font-size-asian="10pt" style:font-name-complex="Times New Roman2" style:font-size-complex="10pt"/>
    </style:style>
    <style:style style:name="T120" style:family="text"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style:font-size-asian="10pt" style:font-size-complex="10pt"/>
    </style:style>
    <style:style style:name="T121" style:family="text"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officeooo:rsid="0020d22f" style:font-size-asian="10pt" style:font-size-complex="10pt"/>
    </style:style>
    <style:style style:name="T122" style:family="text">
      <style:text-properties fo:font-variant="normal" fo:text-transform="none" fo:color="#000000" loext:opacity="100%" style:font-name="Times New Roman" fo:font-size="10pt" fo:letter-spacing="normal" fo:language="ru" fo:country="RU" fo:font-style="normal" style:text-underline-style="none" fo:font-weight="normal" officeooo:rsid="0023762f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23" style:family="text">
      <style:text-properties fo:font-variant="normal" fo:text-transform="none" fo:color="#000000" loext:opacity="100%" fo:font-size="10pt" fo:letter-spacing="normal" fo:language="ru" fo:country="RU" fo:font-style="normal" fo:font-weight="normal" style:font-size-asian="10pt" style:font-size-complex="10pt"/>
    </style:style>
    <style:style style:name="T124" style:family="text">
      <style:text-properties fo:font-variant="normal" fo:text-transform="none" fo:color="#000000" loext:opacity="100%" fo:font-size="10pt" fo:letter-spacing="normal" fo:language="ru" fo:country="RU" fo:font-style="normal" fo:font-weight="normal" officeooo:rsid="0020d22f" style:font-size-asian="10pt" style:font-size-complex="10pt"/>
    </style:style>
    <style:style style:name="T125" style:family="text">
      <style:text-properties fo:font-variant="normal" fo:text-transform="none" fo:color="#000000" loext:opacity="100%" fo:font-size="10pt" fo:letter-spacing="normal" fo:language="ru" fo:country="RU" fo:font-style="normal" fo:font-weight="normal" officeooo:rsid="00216200" style:font-size-asian="10pt" style:font-size-complex="10pt"/>
    </style:style>
    <style:style style:name="T126" style:family="text">
      <style:text-properties fo:font-variant="normal" fo:text-transform="none" fo:color="#000000" loext:opacity="100%" fo:font-size="10pt" fo:letter-spacing="normal" fo:language="ru" fo:country="RU" fo:font-style="normal" fo:font-weight="normal" officeooo:rsid="00233d77" style:font-size-asian="10pt" style:font-size-complex="10pt"/>
    </style:style>
    <style:style style:name="T127" style:family="text">
      <style:text-properties fo:font-variant="normal" fo:text-transform="none" fo:color="#000000" loext:opacity="100%" fo:font-size="10pt" fo:letter-spacing="normal" fo:language="ru" fo:country="RU" fo:font-style="normal" fo:font-weight="normal" officeooo:rsid="0022ee9e" style:font-size-asian="10pt" style:font-size-complex="10pt"/>
    </style:style>
    <style:style style:name="T128" style:family="text">
      <style:text-properties fo:font-variant="normal" fo:text-transform="none" fo:color="#000000" loext:opacity="100%" fo:font-size="10pt" fo:letter-spacing="normal" fo:language="ru" fo:country="RU" fo:font-style="normal" fo:font-weight="normal" officeooo:rsid="001eb39a" style:font-size-asian="10pt" style:font-size-complex="10pt"/>
    </style:style>
    <style:style style:name="T129" style:family="text">
      <style:text-properties fo:font-variant="normal" fo:text-transform="none" fo:color="#000000" loext:opacity="100%" fo:font-size="10pt" fo:letter-spacing="normal" fo:language="ru" fo:country="RU" fo:font-style="normal" fo:font-weight="normal" officeooo:rsid="00242980" style:font-size-asian="10pt" style:font-size-complex="10pt"/>
    </style:style>
    <style:style style:name="T130" style:family="text">
      <style:text-properties fo:font-variant="normal" fo:text-transform="none" fo:color="#000000" loext:opacity="100%" fo:font-size="10pt" fo:letter-spacing="normal" fo:language="ru" fo:country="RU" fo:font-style="normal" fo:font-weight="normal" officeooo:rsid="001eb39a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31" style:family="text">
      <style:text-properties fo:font-variant="normal" fo:text-transform="none" fo:color="#000000" loext:opacity="100%" fo:font-size="10pt" fo:letter-spacing="normal" fo:language="ru" fo:country="RU" fo:font-style="normal" fo:font-weight="normal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32" style:family="text">
      <style:text-properties fo:font-variant="normal" fo:text-transform="none" fo:color="#000000" loext:opacity="100%" fo:font-size="10pt" fo:letter-spacing="normal" fo:language="ru" fo:country="RU" fo:font-style="normal" style:text-underline-style="none" fo:font-weight="normal" officeooo:rsid="00242980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33" style:family="text">
      <style:text-properties fo:font-variant="normal" fo:text-transform="none" fo:color="#000000" loext:opacity="100%" fo:font-size="10pt" fo:letter-spacing="normal" fo:language="ru" fo:country="RU" fo:font-style="normal" style:text-underline-style="none" fo:font-weight="normal" officeooo:rsid="0023762f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34" style:family="text">
      <style:text-properties fo:font-variant="normal" fo:text-transform="none" fo:color="#000000" loext:opacity="100%" fo:font-size="10pt" fo:letter-spacing="normal" fo:language="ru" fo:country="RU" fo:font-style="normal" style:text-underline-style="none" fo:font-weight="normal" officeooo:rsid="0020d22f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35" style:family="text">
      <style:text-properties fo:font-variant="normal" fo:text-transform="none" fo:color="#000000" loext:opacity="100%" fo:font-size="10pt" fo:letter-spacing="normal" fo:language="ru" fo:country="RU" fo:font-style="normal" style:text-underline-style="none" fo:font-weight="normal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36" style:family="text">
      <style:text-properties fo:font-variant="normal" fo:text-transform="none" fo:color="#000000" loext:opacity="100%" fo:font-size="10pt" fo:letter-spacing="normal" fo:language="en" fo:country="US" fo:font-style="normal" style:text-underline-style="none" fo:font-weight="normal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37" style:family="text">
      <style:text-properties fo:font-variant="normal" fo:text-transform="none" fo:color="#000000" loext:opacity="100%" style:text-position="0% 100%" style:font-name="Liberation Serif" fo:font-size="10pt" fo:letter-spacing="normal" fo:language="ru" fo:country="RU" fo:font-style="normal" fo:font-weight="normal" style:font-size-asian="10pt" style:font-weight-asian="normal" style:font-name-complex="Times New Roman2" style:font-size-complex="10pt" style:font-weight-complex="normal"/>
    </style:style>
    <style:style style:name="T138" style:family="text">
      <style:text-properties fo:font-variant="normal" fo:text-transform="none" fo:color="#000000" loext:opacity="100%" style:font-name="Liberation Serif" fo:font-size="10pt" fo:letter-spacing="normal" fo:language="ru" fo:country="RU" fo:font-style="normal" style:text-underline-style="none" fo:font-weight="normal" officeooo:rsid="0020d22f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39" style:family="text">
      <style:text-properties fo:font-variant="normal" fo:text-transform="none" fo:color="#000000" loext:opacity="100%" style:font-name="Liberation Serif" fo:font-size="10pt" fo:letter-spacing="normal" fo:language="ru" fo:country="RU" fo:font-style="normal" style:text-underline-style="none" fo:font-weight="normal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40" style:family="text">
      <style:text-properties fo:font-variant="normal" fo:text-transform="none" fo:color="#000000" loext:opacity="100%" style:font-name="Liberation Serif" fo:font-size="10pt" fo:letter-spacing="normal" fo:language="en" fo:country="US" fo:font-style="normal" style:text-underline-style="none" fo:font-weight="normal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41" style:family="text">
      <style:text-properties fo:font-size="10pt" fo:language="ru" fo:country="RU" style:font-size-asian="10pt" style:font-size-complex="10pt"/>
    </style:style>
    <style:style style:name="T142" style:family="text">
      <style:text-properties fo:font-size="10pt" fo:language="ru" fo:country="RU" officeooo:rsid="001eb39a" style:font-size-asian="10pt" style:font-size-complex="10pt"/>
    </style:style>
    <style:style style:name="T143" style:family="text">
      <style:text-properties fo:font-size="10pt" fo:language="ru" fo:country="RU" officeooo:rsid="001efb28" style:font-size-asian="10pt" style:font-size-complex="10pt"/>
    </style:style>
    <style:style style:name="T144" style:family="text">
      <style:text-properties fo:font-size="10pt" fo:language="ru" fo:country="RU" officeooo:rsid="001fa667" style:font-size-asian="10pt" style:font-size-complex="10pt"/>
    </style:style>
    <style:style style:name="T145" style:family="text">
      <style:text-properties fo:font-size="10pt" fo:language="ru" fo:country="RU" officeooo:rsid="0020d22f" style:font-size-asian="10pt" style:font-size-complex="10pt"/>
    </style:style>
    <style:style style:name="T146" style:family="text">
      <style:text-properties fo:font-size="10pt" fo:language="ru" fo:country="RU" officeooo:rsid="00216200" style:font-size-asian="10pt" style:font-size-complex="10pt"/>
    </style:style>
    <style:style style:name="T147" style:family="text">
      <style:text-properties fo:font-size="10pt" fo:language="ru" fo:country="RU" officeooo:rsid="0022ee9e" style:font-size-asian="10pt" style:font-size-complex="10pt"/>
    </style:style>
    <style:style style:name="T148" style:family="text">
      <style:text-properties fo:font-size="10pt" fo:language="ru" fo:country="RU" officeooo:rsid="00233d77" style:font-size-asian="10pt" style:font-size-complex="10pt"/>
    </style:style>
    <style:style style:name="T149" style:family="text">
      <style:text-properties fo:font-size="10pt" fo:language="ru" fo:country="RU" officeooo:rsid="0023762f" style:font-size-asian="10pt" style:font-size-complex="10pt"/>
    </style:style>
    <style:style style:name="T150" style:family="text">
      <style:text-properties fo:font-size="10pt" fo:language="ru" fo:country="RU" officeooo:rsid="00242980" style:font-size-asian="10pt" style:font-size-complex="10pt"/>
    </style:style>
    <style:style style:name="T151" style:family="text">
      <style:text-properties fo:font-size="10pt" fo:language="ru" fo:country="RU" fo:font-weight="bold" style:font-size-asian="10pt" style:font-weight-asian="bold" style:font-size-complex="10pt"/>
    </style:style>
    <style:style style:name="T152" style:family="text">
      <style:text-properties fo:font-size="10pt" fo:language="ru" fo:country="RU" fo:font-weight="bold" officeooo:rsid="001eb39a" style:font-size-asian="10pt" style:font-weight-asian="bold" style:font-size-complex="10pt" style:font-weight-complex="bold"/>
    </style:style>
    <style:style style:name="T153" style:family="text">
      <style:text-properties fo:font-size="10pt" fo:language="ru" fo:country="RU" fo:font-weight="bold" officeooo:rsid="001efb28" style:font-size-asian="10pt" style:font-weight-asian="bold" style:font-size-complex="10pt" style:font-weight-complex="bold"/>
    </style:style>
    <style:style style:name="T154" style:family="text">
      <style:text-properties fo:font-size="10pt" fo:language="ru" fo:country="RU" fo:font-weight="bold" officeooo:rsid="001fa667" style:font-size-asian="10pt" style:font-weight-asian="bold" style:font-size-complex="10pt" style:font-weight-complex="bold"/>
    </style:style>
    <style:style style:name="T155" style:family="text">
      <style:text-properties fo:font-size="10pt" fo:language="ru" fo:country="RU" fo:font-weight="bold" officeooo:rsid="0022ee9e" style:font-size-asian="10pt" style:font-weight-asian="bold" style:font-size-complex="10pt" style:font-weight-complex="bold"/>
    </style:style>
    <style:style style:name="T156" style:family="text">
      <style:text-properties fo:font-size="10pt" fo:language="ru" fo:country="RU" fo:font-weight="bold" officeooo:rsid="00233d77" style:font-size-asian="10pt" style:font-weight-asian="bold" style:font-size-complex="10pt" style:font-weight-complex="bold"/>
    </style:style>
    <style:style style:name="T157" style:family="text">
      <style:text-properties fo:font-size="10pt" fo:language="ru" fo:country="RU" fo:font-weight="bold" officeooo:rsid="0023762f" style:font-size-asian="10pt" style:font-weight-asian="bold" style:font-size-complex="10pt" style:font-weight-complex="bold"/>
    </style:style>
    <style:style style:name="T158" style:family="text">
      <style:text-properties fo:font-size="10pt" fo:language="ru" fo:country="RU" fo:font-weight="bold" officeooo:rsid="00242980" style:font-size-asian="10pt" style:font-weight-asian="bold" style:font-size-complex="10pt" style:font-weight-complex="bold"/>
    </style:style>
    <style:style style:name="T159" style:family="text">
      <style:text-properties fo:font-size="10pt" fo:language="ru" fo:country="RU" fo:font-weight="bold" officeooo:rsid="001efb28" style:font-size-asian="10pt" style:font-weight-asian="bold" style:font-size-complex="10pt"/>
    </style:style>
    <style:style style:name="T160" style:family="text">
      <style:text-properties fo:font-size="10pt" fo:language="ru" fo:country="RU" style:text-underline-style="solid" style:text-underline-width="auto" style:text-underline-color="font-color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61" style:family="text">
      <style:text-properties fo:font-size="10pt" fo:language="ru" fo:country="RU" style:text-underline-style="solid" style:text-underline-width="auto" style:text-underline-color="font-color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62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163" style:family="text">
      <style:text-properties fo:font-size="10pt" fo:language="ru" fo:country="RU" fo:font-weight="normal" officeooo:rsid="001eb39a" style:font-size-asian="10pt" style:font-weight-asian="normal" style:font-size-complex="10pt" style:font-weight-complex="normal"/>
    </style:style>
    <style:style style:name="T164" style:family="text">
      <style:text-properties fo:font-size="10pt" fo:language="ru" fo:country="RU" fo:font-weight="normal" officeooo:rsid="001efb28" style:font-size-asian="10pt" style:font-weight-asian="normal" style:font-size-complex="10pt" style:font-weight-complex="normal"/>
    </style:style>
    <style:style style:name="T165" style:family="text">
      <style:text-properties fo:font-size="10pt" fo:language="ru" fo:country="RU" fo:font-weight="normal" officeooo:rsid="001fa667" style:font-size-asian="10pt" style:font-weight-asian="normal" style:font-size-complex="10pt" style:font-weight-complex="normal"/>
    </style:style>
    <style:style style:name="T166" style:family="text">
      <style:text-properties fo:font-size="10pt" fo:language="ru" fo:country="RU" fo:font-weight="normal" officeooo:rsid="00233d77" style:font-size-asian="10pt" style:font-weight-asian="normal" style:font-size-complex="10pt" style:font-weight-complex="normal"/>
    </style:style>
    <style:style style:name="T167" style:family="text">
      <style:text-properties fo:font-size="10pt" fo:language="ru" fo:country="RU" fo:font-weight="normal" officeooo:rsid="0023762f" style:font-size-asian="10pt" style:font-weight-asian="normal" style:font-size-complex="10pt" style:font-weight-complex="normal"/>
    </style:style>
    <style:style style:name="T168" style:family="text">
      <style:text-properties fo:font-size="10pt" fo:language="ru" fo:country="RU" fo:font-weight="normal" officeooo:rsid="0022ee9e" style:font-size-asian="10pt" style:font-weight-asian="normal" style:font-size-complex="10pt" style:font-weight-complex="normal"/>
    </style:style>
    <style:style style:name="T169" style:family="text">
      <style:text-properties fo:font-size="10pt" fo:language="ru" fo:country="RU" fo:font-weight="normal" officeooo:rsid="00242980" style:font-size-asian="10pt" style:font-weight-asian="normal" style:font-size-complex="10pt" style:font-weight-complex="normal"/>
    </style:style>
    <style:style style:name="T170" style:family="text">
      <style:text-properties fo:font-size="10pt" style:font-size-asian="10pt" style:font-size-complex="10pt"/>
    </style:style>
    <style:style style:name="T171" style:family="text">
      <style:text-properties fo:font-size="10pt" officeooo:rsid="00242980" style:font-size-asian="10pt" style:font-size-complex="10pt"/>
    </style:style>
    <style:style style:name="T172" style:family="text">
      <style:text-properties fo:font-size="10pt" fo:language="en" fo:country="US" style:text-underline-style="solid" style:text-underline-width="auto" style:text-underline-color="font-color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73" style:family="text">
      <style:text-properties fo:font-size="10pt" fo:language="en" fo:country="US" style:text-underline-style="solid" style:text-underline-width="auto" style:text-underline-color="font-color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74" style:family="text">
      <style:text-properties style:font-name="Times New Roman" fo:font-size="10pt" fo:language="ru" fo:country="RU" style:font-size-asian="10pt" style:font-size-complex="10pt"/>
    </style:style>
    <style:style style:name="T175" style:family="text">
      <style:text-properties style:font-name="Times New Roman" fo:font-size="10pt" fo:language="ru" fo:country="RU" officeooo:rsid="001eb39a" style:font-size-asian="10pt" style:font-size-complex="10pt"/>
    </style:style>
    <style:style style:name="T176" style:family="text">
      <style:text-properties style:font-name="Times New Roman" fo:font-size="10pt" fo:language="ru" fo:country="RU" officeooo:rsid="0020d22f" style:font-size-asian="10pt" style:font-size-complex="10pt"/>
    </style:style>
    <style:style style:name="T177" style:family="text">
      <style:text-properties style:font-name="Liberation Serif" fo:font-size="10pt" fo:language="ru" fo:country="RU" style:text-underline-style="solid" style:text-underline-width="auto" style:text-underline-color="font-color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78" style:family="text">
      <style:text-properties style:font-name="Liberation Serif" fo:font-size="10pt" fo:language="ru" fo:country="RU" style:text-underline-style="solid" style:text-underline-width="auto" style:text-underline-color="font-color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79" style:family="text">
      <style:text-properties style:font-name="Liberation Serif" fo:font-size="10pt" fo:language="ru" fo:country="RU" style:text-underline-style="none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80" style:family="text">
      <style:text-properties style:font-name="Liberation Serif" fo:font-size="10pt" fo:language="ru" fo:country="RU" style:text-underline-style="none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81" style:family="text">
      <style:text-properties style:font-name="Liberation Serif" fo:font-size="10pt" fo:language="en" fo:country="US" style:text-underline-style="solid" style:text-underline-width="auto" style:text-underline-color="font-color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82" style:family="text">
      <style:text-properties style:font-name="Liberation Serif" fo:font-size="10pt" fo:language="en" fo:country="US" style:text-underline-style="solid" style:text-underline-width="auto" style:text-underline-color="font-color" officeooo:rsid="000d1993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T183" style:family="text">
      <style:text-properties style:font-name="Liberation Serif" fo:font-size="10pt" fo:language="en" fo:country="US" style:text-underline-style="none" style:letter-kerning="false" style:font-name-asian="Calibri" style:font-size-asian="10pt" style:language-asian="en" style:country-asian="US" style:font-name-complex="Times New Roman2" style:font-size-complex="10pt" style:language-complex="ar" style:country-complex="SA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Домашняя работа №4</text:p>
      <text:p text:style-name="P23"><text:span text:style-name="T82">Вариант </text:span><text:span text:style-name="T83">86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/>
            <text:p text:style-name="P11"><text:bookmark text:name="_GoBack"/><text:span text:style-name="T1">А=</text:span><text:span text:style-name="T2">39</text:span></text:p>
            <text:p text:style-name="P6"/>
          </table:table-cell>
          <table:table-cell table:style-name="Таблица1.A1" office:value-type="string">
            <text:p text:style-name="P11"><text:span text:style-name="T66">[+</text:span><text:span text:style-name="T1">А</text:span><text:span text:style-name="T66">]</text:span><text:span text:style-name="T84">пр</text:span><text:span text:style-name="T66">=</text:span><text:span text:style-name="T1">0.</text:span><text:span text:style-name="T66">0</text:span><text:span text:style-name="T2">100111</text:span></text:p>
          </table:table-cell>
          <table:table-cell table:style-name="Таблица1.A1" office:value-type="string">
            <text:p text:style-name="P11"><text:span text:style-name="T66">[-A]</text:span><text:span text:style-name="T84">доп</text:span><text:span text:style-name="T66">= </text:span><text:span text:style-name="T1">1.10</text:span><text:span text:style-name="T2">11001</text:span></text:p>
          </table:table-cell>
        </table:table-row>
        <table:table-row table:style-name="Таблица1.1">
          <table:table-cell table:style-name="Таблица1.A1" office:value-type="string">
            <text:p text:style-name="P11"><text:span text:style-name="T66">B=</text:span><text:span text:style-name="T67">4</text:span><text:span text:style-name="T1">1</text:span></text:p>
            <text:p text:style-name="P6"/>
          </table:table-cell>
          <table:table-cell table:style-name="Таблица1.A1" office:value-type="string">
            <text:p text:style-name="P11"><text:span text:style-name="T66">[+</text:span><text:span text:style-name="T1">B</text:span><text:span text:style-name="T66">]</text:span><text:span text:style-name="T84">пр</text:span><text:span text:style-name="T66">= </text:span><text:span text:style-name="T1">0.0</text:span><text:span text:style-name="T2">101001</text:span></text:p>
          </table:table-cell>
          <table:table-cell table:style-name="Таблица1.A1" office:value-type="string">
            <text:p text:style-name="P11"><text:span text:style-name="T66">[-B]</text:span><text:span text:style-name="T84">доп</text:span><text:span text:style-name="T66">= </text:span><text:span text:style-name="T1">1.</text:span><text:span text:style-name="T66">1</text:span><text:span text:style-name="T2">010111</text:span></text:p>
          </table:table-cell>
        </table:table-row>
      </table:table>
      <text:p text:style-name="P87">Часть 1.</text:p>
      <text:p text:style-name="P20"><text:span text:style-name="T18">1)</text:span><text:span text:style-name="T77">A</text:span><text:span text:style-name="T18">&gt;0, </text:span><text:span text:style-name="T77">B</text:span><text:span text:style-name="T18">&gt;0 (Сдвиг СЧП обычным образом, в освобождающийся старший разряд вносится 0)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88">№ шага</text:p>
          </table:table-cell>
          <table:table-cell table:style-name="Таблица2.A1" office:value-type="string">
            <text:p text:style-name="P88">Операнды и действия</text:p>
          </table:table-cell>
          <table:table-cell table:style-name="Таблица2.A1" office:value-type="string">
            <text:p text:style-name="P88">СЧП (старшие разряды)</text:p>
          </table:table-cell>
          <table:table-cell table:style-name="Таблица2.A1" office:value-type="string">
            <text:p text:style-name="P88">Множитель и СЧП (младшие разряды)</text:p>
          </table:table-cell>
          <table:table-cell table:style-name="Таблица2.A1" office:value-type="string">
            <text:p text:style-name="P88">Пояснения</text:p>
          </table:table-cell>
        </table:table-row>
        <table:table-row table:style-name="Таблица2.1">
          <table:table-cell table:style-name="Таблица2.A1" office:value-type="string">
            <text:p text:style-name="P88">1</text:p>
          </table:table-cell>
          <table:table-cell table:style-name="Таблица2.A1" office:value-type="string">
            <text:p text:style-name="P88">2</text:p>
          </table:table-cell>
          <table:table-cell table:style-name="Таблица2.A1" office:value-type="string">
            <text:p text:style-name="P88">3</text:p>
          </table:table-cell>
          <table:table-cell table:style-name="Таблица2.A1" office:value-type="string">
            <text:p text:style-name="P88">4</text:p>
          </table:table-cell>
          <table:table-cell table:style-name="Таблица2.A1" office:value-type="string">
            <text:p text:style-name="P88">5</text:p>
          </table:table-cell>
        </table:table-row>
        <table:table-row table:style-name="Таблица2.1">
          <table:table-cell table:style-name="Таблица2.A3" office:value-type="string">
            <text:p text:style-name="P88">0</text:p>
          </table:table-cell>
          <table:table-cell table:style-name="Таблица2.B3" office:value-type="string">
            <text:p text:style-name="P88">СЧП</text:p>
          </table:table-cell>
          <table:table-cell table:style-name="Таблица2.C3" office:value-type="string">
            <text:p text:style-name="P88">00000000</text:p>
          </table:table-cell>
          <table:table-cell table:style-name="Таблица2.D3" office:value-type="string">
            <text:p text:style-name="P11"><text:span text:style-name="T1">00</text:span><text:span text:style-name="T2">1010</text:span><text:span text:style-name="T1">0</text:span><text:span text:style-name="T18">1</text:span></text:p>
          </table:table-cell>
          <table:table-cell table:style-name="Таблица2.E3" office:value-type="string">
            <text:p text:style-name="P88">Обнуление старших разрядов СЧП</text:p>
          </table:table-cell>
        </table:table-row>
        <table:table-row table:style-name="Таблица2.1">
          <table:table-cell table:style-name="Таблица2.A4" office:value-type="string">
            <text:p text:style-name="P88">1</text:p>
          </table:table-cell>
          <table:table-cell table:style-name="Таблица2.B4" office:value-type="string">
            <text:p text:style-name="P11"><text:span text:style-name="T66">[A]</text:span><text:span text:style-name="T84">пр</text:span></text:p>
            <text:p text:style-name="P88">СЧП</text:p>
            <text:p text:style-name="P21"><draw:frame draw:style-name="fr1" draw:name="Объект9" text:anchor-type="as-char" svg:width="0.96cm" svg:height="0.5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2.C4" office:value-type="string">
            <text:p text:style-name="P11"><text:span text:style-name="T34">0</text:span><text:span text:style-name="T69">0</text:span><text:span text:style-name="T34">1</text:span><text:span text:style-name="T35">00111</text:span></text:p>
            <text:p text:style-name="P11"><text:span text:style-name="T1">0</text:span><text:span text:style-name="T66">0</text:span><text:span text:style-name="T1">1</text:span><text:span text:style-name="T2">00111</text:span></text:p>
            <text:p text:style-name="P11"><text:span text:style-name="T1">0</text:span><text:span text:style-name="T66">001</text:span><text:span text:style-name="T67">0011</text:span></text:p>
          </table:table-cell>
          <table:table-cell table:style-name="Таблица2.D4" office:value-type="string">
            <text:p text:style-name="P6"/>
            <text:p text:style-name="P11"><text:span text:style-name="T1">|00</text:span><text:span text:style-name="T2">101001</text:span></text:p>
            <text:p text:style-name="P11"><text:span text:style-name="T5">1</text:span><text:span text:style-name="T1">|00</text:span><text:span text:style-name="T2">1</text:span><text:span text:style-name="T1">010</text:span><text:span text:style-name="T19">0</text:span></text:p>
          </table:table-cell>
          <table:table-cell table:style-name="Таблица2.E4" office:value-type="string">
            <text:p text:style-name="P88">Сложение СЧП с множимым</text:p>
            <text:p text:style-name="P6"/>
            <text:p text:style-name="P88">Сдвиг СЧП и множителя вправо</text:p>
          </table:table-cell>
        </table:table-row>
        <table:table-row table:style-name="Таблица2.1">
          <table:table-cell table:style-name="Таблица2.A5" office:value-type="string">
            <text:p text:style-name="P88">2</text:p>
          </table:table-cell>
          <table:table-cell table:style-name="Таблица2.B5" office:value-type="string">
            <text:p text:style-name="P21"><draw:frame draw:style-name="fr1" draw:name="Объект1" text:anchor-type="as-char" svg:width="0.96cm" svg:height="0.5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C5" office:value-type="string">
            <text:p text:style-name="P11"><text:span text:style-name="T1">00</text:span><text:span text:style-name="T3">001001</text:span></text:p>
          </table:table-cell>
          <table:table-cell table:style-name="Таблица2.D5" office:value-type="string">
            <text:p text:style-name="P11"><text:span text:style-name="T5">11</text:span><text:span text:style-name="T1">|0</text:span><text:span text:style-name="T4">0101</text:span><text:span text:style-name="T20">0</text:span></text:p>
          </table:table-cell>
          <table:table-cell table:style-name="Таблица2.E5" office:value-type="string">
            <text:p text:style-name="P88">Сдвиг СЧП и множителя вправо</text:p>
          </table:table-cell>
        </table:table-row>
        <table:table-row table:style-name="Таблица2.1">
          <table:table-cell table:style-name="Таблица2.A6" office:value-type="string">
            <text:p text:style-name="P88">3</text:p>
          </table:table-cell>
          <table:table-cell table:style-name="Таблица2.B6" office:value-type="string">
            <text:p text:style-name="P21"><draw:frame draw:style-name="fr1" draw:name="Объект2" text:anchor-type="as-char" svg:width="0.96cm" svg:height="0.52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2.C6" office:value-type="string">
            <text:p text:style-name="P11"><text:span text:style-name="T1">000</text:span><text:span text:style-name="T4">00100</text:span></text:p>
          </table:table-cell>
          <table:table-cell table:style-name="Таблица2.D6" office:value-type="string">
            <text:p text:style-name="P11"><text:span text:style-name="T5">111</text:span><text:span text:style-name="T1">|00</text:span><text:span text:style-name="T4">10</text:span><text:span text:style-name="T18">1</text:span></text:p>
          </table:table-cell>
          <table:table-cell table:style-name="Таблица2.E6" office:value-type="string">
            <text:p text:style-name="P88">Сдвиг СЧП и множителя вправо</text:p>
          </table:table-cell>
        </table:table-row>
        <table:table-row table:style-name="Таблица2.1">
          <table:table-cell table:style-name="Таблица2.A7" office:value-type="string">
            <text:p text:style-name="P88">4</text:p>
          </table:table-cell>
          <table:table-cell table:style-name="Таблица2.B7" office:value-type="string">
            <text:p text:style-name="P11"><text:span text:style-name="T66">[A]</text:span><text:span text:style-name="T84">пр</text:span></text:p>
            <text:p text:style-name="P88">СЧП</text:p>
            <text:p text:style-name="P21"><draw:frame draw:style-name="fr1" draw:name="Объект3" text:anchor-type="as-char" svg:width="0.96cm" svg:height="0.5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2.C7" office:value-type="string">
            <text:p text:style-name="P11"><text:span text:style-name="T34">0</text:span><text:span text:style-name="T69">0</text:span><text:span text:style-name="T34">1</text:span><text:span text:style-name="T36">00111</text:span></text:p>
            <text:p text:style-name="P11"><text:span text:style-name="T1">0</text:span><text:span text:style-name="T6">0101011</text:span></text:p>
            <text:p text:style-name="P11"><text:span text:style-name="T1">00</text:span><text:span text:style-name="T6">0</text:span><text:span text:style-name="T1">10</text:span><text:span text:style-name="T6">101</text:span></text:p>
          </table:table-cell>
          <table:table-cell table:style-name="Таблица2.D7" office:value-type="string">
            <text:p text:style-name="P6"/>
            <text:p text:style-name="P11"><text:span text:style-name="T5">111</text:span><text:span text:style-name="T1">|00</text:span><text:span text:style-name="T4">10</text:span><text:span text:style-name="T1">1</text:span></text:p>
            <text:p text:style-name="P11"><text:span text:style-name="T1">1</text:span><text:span text:style-name="T6">111</text:span><text:span text:style-name="T1">|00</text:span><text:span text:style-name="T6">1</text:span><text:span text:style-name="T18">0</text:span></text:p>
          </table:table-cell>
          <table:table-cell table:style-name="Таблица2.E7" office:value-type="string">
            <text:p text:style-name="P88">Сложение СЧП с множимым</text:p>
            <text:p text:style-name="P6"/>
            <text:p text:style-name="P88">Сдвиг СЧП и множителя вправо</text:p>
          </table:table-cell>
        </table:table-row>
        <table:table-row table:style-name="Таблица2.1">
          <table:table-cell table:style-name="Таблица2.A8" office:value-type="string">
            <text:p text:style-name="P88"><text:bookmark-start text:name="_Hlk531205069"/>5</text:p>
          </table:table-cell>
          <table:table-cell table:style-name="Таблица2.B8" office:value-type="string">
            <text:p text:style-name="P21"><draw:frame draw:style-name="fr1" draw:name="Объект4" text:anchor-type="as-char" svg:width="0.96cm" svg:height="0.5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2.C8" office:value-type="string">
            <text:p text:style-name="P11"><text:span text:style-name="T1">000</text:span><text:span text:style-name="T6">01010</text:span></text:p>
          </table:table-cell>
          <table:table-cell table:style-name="Таблица2.D8" office:value-type="string">
            <text:p text:style-name="P33"><text:span text:style-name="T1">11</text:span><text:span text:style-name="T6">111|</text:span><text:span text:style-name="T1">00</text:span><text:span text:style-name="T21">1</text:span></text:p>
          </table:table-cell>
          <table:table-cell table:style-name="Таблица2.E8" office:value-type="string">
            <text:p text:style-name="P88">Сдвиг СЧП и множителя вправо<text:bookmark-end text:name="_Hlk531205069"/></text:p>
          </table:table-cell>
        </table:table-row>
        <table:table-row table:style-name="Таблица2.1">
          <table:table-cell table:style-name="Таблица2.A9" office:value-type="string">
            <text:p text:style-name="P88">6</text:p>
          </table:table-cell>
          <table:table-cell table:style-name="Таблица2.B9" office:value-type="string">
            <text:p text:style-name="P11"><text:span text:style-name="T66">[A]</text:span><text:span text:style-name="T84">пр</text:span></text:p>
            <text:p text:style-name="P88">СЧП</text:p>
            <text:p text:style-name="P21"><draw:frame draw:style-name="fr1" draw:name="Объект5" text:anchor-type="as-char" svg:width="0.96cm" svg:height="0.52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2.C9" office:value-type="string">
            <text:p text:style-name="P11"><text:span text:style-name="T34">0</text:span><text:span text:style-name="T69">0</text:span><text:span text:style-name="T34">1</text:span><text:span text:style-name="T36">00111</text:span></text:p>
            <text:p text:style-name="P11"><text:span text:style-name="T1">0</text:span><text:span text:style-name="T6">0110001</text:span></text:p>
            <text:p text:style-name="P11"><text:span text:style-name="T1">00</text:span><text:span text:style-name="T6">0</text:span><text:span text:style-name="T1">1</text:span><text:span text:style-name="T6">1000</text:span></text:p>
          </table:table-cell>
          <table:table-cell table:style-name="Таблица2.D9" office:value-type="string">
            <text:p text:style-name="P6"/>
            <text:p text:style-name="P11"><text:span text:style-name="T5">111</text:span><text:span text:style-name="T6">11</text:span><text:span text:style-name="T1">|00</text:span><text:span text:style-name="T4">1</text:span></text:p>
            <text:p text:style-name="P11"><text:span text:style-name="T1">1</text:span><text:span text:style-name="T6">11111</text:span><text:span text:style-name="T1">|0</text:span><text:span text:style-name="T21">0</text:span></text:p>
          </table:table-cell>
          <table:table-cell table:style-name="Таблица2.E9" office:value-type="string">
            <text:p text:style-name="P88">Сложение СЧП с множимым</text:p>
            <text:p text:style-name="P6"/>
            <text:p text:style-name="P88">Сдвиг СЧП и множителя вправо</text:p>
          </table:table-cell>
        </table:table-row>
        <table:table-row table:style-name="Таблица2.1">
          <table:table-cell table:style-name="Таблица2.A10" office:value-type="string">
            <text:p text:style-name="P88">7</text:p>
          </table:table-cell>
          <table:table-cell table:style-name="Таблица2.B10" office:value-type="string">
            <text:p text:style-name="P21"><draw:frame draw:style-name="fr1" draw:name="Объект6" text:anchor-type="as-char" svg:width="0.96cm" svg:height="0.52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2.C10" office:value-type="string">
            <text:p text:style-name="P89">00001100</text:p>
          </table:table-cell>
          <table:table-cell table:style-name="Таблица2.D10" office:value-type="string">
            <text:p text:style-name="P11"><text:span text:style-name="T6">0</text:span><text:span text:style-name="T1">1111</text:span><text:span text:style-name="T6">11|</text:span><text:span text:style-name="T18">0</text:span></text:p>
          </table:table-cell>
          <table:table-cell table:style-name="Таблица2.E10" office:value-type="string">
            <text:p text:style-name="P88">Сдвиг СЧП и множителя вправо</text:p>
          </table:table-cell>
        </table:table-row>
        <table:table-row table:style-name="Таблица2.1">
          <table:table-cell table:style-name="Таблица2.A11" office:value-type="string">
            <text:p text:style-name="P88">8</text:p>
          </table:table-cell>
          <table:table-cell table:style-name="Таблица2.B11" office:value-type="string">
            <text:p text:style-name="P22"><draw:frame draw:style-name="fr1" draw:name="Объект7" text:anchor-type="as-char" svg:width="0.96cm" svg:height="0.52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2.C11" office:value-type="string">
            <text:p text:style-name="P11"><text:span text:style-name="T1">000001</text:span><text:span text:style-name="T6">1</text:span><text:span text:style-name="T1">0</text:span></text:p>
          </table:table-cell>
          <table:table-cell table:style-name="Таблица2.D11" office:value-type="string">
            <text:p text:style-name="P11"><text:span text:style-name="T1">0</text:span><text:span text:style-name="T6">0111111</text:span><text:span text:style-name="T1">|</text:span></text:p>
          </table:table-cell>
          <table:table-cell table:style-name="Таблица2.E11" office:value-type="string">
            <text:p text:style-name="P88">Сдвиг СЧП и множителя вправо</text:p>
          </table:table-cell>
        </table:table-row>
        <table:table-row table:style-name="Таблица2.12">
          <table:table-cell table:style-name="Таблица2.A12" office:value-type="string">
            <text:p text:style-name="P88"/>
          </table:table-cell>
          <table:table-cell table:style-name="Таблица2.B12" office:value-type="string">
            <text:p text:style-name="P22"/>
          </table:table-cell>
          <table:table-cell table:style-name="Таблица2.C12" office:value-type="string">
            <text:p text:style-name="P88"/>
          </table:table-cell>
          <table:table-cell table:style-name="Таблица2.D12" office:value-type="string">
            <text:p text:style-name="P88"/>
          </table:table-cell>
          <table:table-cell table:style-name="Таблица2.E12" office:value-type="string">
            <text:p text:style-name="P88"/>
          </table:table-cell>
        </table:table-row>
      </table:table>
      <text:p text:style-name="P23"><text:span text:style-name="T1">Полученный результат положителен и представлен в прямом коде:<text:line-break/>[</text:span><text:span text:style-name="T61">C</text:span><text:span text:style-name="T1">]</text:span><text:span text:style-name="T84">пр</text:span><text:span text:style-name="T1">=[</text:span><text:span text:style-name="T61">A</text:span><text:span text:style-name="T1">]</text:span><text:span text:style-name="T84">пр </text:span><text:span text:style-name="T1">х[</text:span><text:span text:style-name="T61">B</text:span><text:span text:style-name="T1">]</text:span><text:span text:style-name="T84">пр</text:span><text:span text:style-name="T1">=(0.000011000111111)</text:span><text:span text:style-name="T84">2</text:span><text:span text:style-name="T1">=(1</text:span><text:span text:style-name="T6">599</text:span><text:span text:style-name="T1">)</text:span><text:span text:style-name="T84">10</text:span></text:p>
      <text:p text:style-name="P102"/>
      <text:p text:style-name="P37"><text:span text:style-name="T91">2)</text:span><text:span text:style-name="T97">A</text:span><text:span text:style-name="T91"> &lt; 0, </text:span><text:span text:style-name="T97">B</text:span><text:span text:style-name="T91"> &gt; 0 (Модифицированный сдвиг СЧП вправо, </text:span><text:span text:style-name="T18">в освобождающийся старший разряд вносится 1</text:span><text:span text:style-name="T91"> 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90">№ шага</text:p>
          </table:table-cell>
          <table:table-cell table:style-name="Таблица3.A1" office:value-type="string">
            <text:p text:style-name="P10">Операнды<text:line-break/>и действия</text:p>
          </table:table-cell>
          <table:table-cell table:style-name="Таблица3.A1" office:value-type="string">
            <text:p text:style-name="P38"><text:span text:style-name="T78">СЧП </text:span><text:span text:style-name="T1">(старшие разряды)</text:span></text:p>
          </table:table-cell>
          <table:table-cell table:style-name="Таблица3.A1" office:value-type="string">
            <text:p text:style-name="P90">Множитель и СЧП (младшие разряды)</text:p>
          </table:table-cell>
          <table:table-cell table:style-name="Таблица3.A1" office:value-type="string">
            <text:p text:style-name="P10">Пояснения</text:p>
          </table:table-cell>
        </table:table-row>
        <table:table-row table:style-name="Таблица3.1">
          <table:table-cell table:style-name="Таблица3.A1" office:value-type="string">
            <text:p text:style-name="P10">1</text:p>
          </table:table-cell>
          <table:table-cell table:style-name="Таблица3.A1" office:value-type="string">
            <text:p text:style-name="P10">2</text:p>
          </table:table-cell>
          <table:table-cell table:style-name="Таблица3.A1" office:value-type="string">
            <text:p text:style-name="P10">3</text:p>
          </table:table-cell>
          <table:table-cell table:style-name="Таблица3.A1" office:value-type="string">
            <text:p text:style-name="P10">4</text:p>
          </table:table-cell>
          <table:table-cell table:style-name="Таблица3.A1" office:value-type="string">
            <text:p text:style-name="P10">5</text:p>
          </table:table-cell>
        </table:table-row>
        <table:table-row table:style-name="Таблица3.1"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СЧП</text:p>
          </table:table-cell>
          <table:table-cell table:style-name="Таблица3.A1" office:value-type="string">
            <text:p text:style-name="P38"><text:span text:style-name="T42">0</text:span><text:span text:style-name="T78">0000000</text:span></text:p>
          </table:table-cell>
          <table:table-cell table:style-name="Таблица3.A1" office:value-type="string">
            <text:p text:style-name="P38"><text:span text:style-name="T1">00</text:span><text:span text:style-name="T7">10100</text:span><text:span text:style-name="T18">1</text:span></text:p>
          </table:table-cell>
          <table:table-cell table:style-name="Таблица3.A1" office:value-type="string">
            <text:p text:style-name="P10">Обнуление старших разрядов СЧП</text:p>
          </table:table-cell>
        </table:table-row>
        <table:table-row table:style-name="Таблица3.1">
          <table:table-cell table:style-name="Таблица3.A1" office:value-type="string">
            <text:p text:style-name="P10">1</text:p>
          </table:table-cell>
          <table:table-cell table:style-name="Таблица3.A1" office:value-type="string">
            <text:p text:style-name="P24"><text:span text:style-name="T78">[A]</text:span><text:span text:style-name="T86">доп</text:span><text:span text:style-name="T78"><text:line-break/>СЧП<text:line-break/></text:span><draw:frame draw:style-name="fr1" draw:name="Объект34" text:anchor-type="as-char" svg:width="0.96cm" svg:height="0.5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38"><text:span text:style-name="T34">110</text:span><text:span text:style-name="T37">11001</text:span></text:p>
            <text:p text:style-name="P39"><text:span text:style-name="T1">110</text:span><text:span text:style-name="T7">11001</text:span><text:span text:style-name="T78"><text:line-break/></text:span><text:span text:style-name="T79">1</text:span><text:span text:style-name="T43">1101100</text:span></text:p>
          </table:table-cell>
          <table:table-cell table:style-name="Таблица3.A1" office:value-type="string">
            <text:p text:style-name="P8"/>
            <text:p text:style-name="P38"><text:span text:style-name="T78">|</text:span><text:span text:style-name="T1">00</text:span><text:span text:style-name="T7">101001</text:span><text:span text:style-name="T78"><text:line-break/></text:span><text:span text:style-name="T43">1</text:span><text:span text:style-name="T78">|</text:span><text:span text:style-name="T46">001010</text:span><text:span text:style-name="T24">0</text:span></text:p>
          </table:table-cell>
          <table:table-cell table:style-name="Таблица3.A1" office:value-type="string">
            <text:p text:style-name="P96">Сложение СЧП с множимым<text:line-break/><text:line-break/>Мод. Сдвиг СЧП и множителя вправо</text:p>
          </table:table-cell>
        </table:table-row>
        <table:table-row table:style-name="Таблица3.1">
          <table:table-cell table:style-name="Таблица3.A1" office:value-type="string">
            <text:p text:style-name="P10">2</text:p>
          </table:table-cell>
          <table:table-cell table:style-name="Таблица3.A1" office:value-type="string">
            <text:p text:style-name="P24"><draw:frame draw:style-name="fr1" draw:name="Объект8" text:anchor-type="as-char" svg:width="0.96cm" svg:height="0.52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56"><text:span text:style-name="T1">1</text:span><text:span text:style-name="T43">1110110</text:span></text:p>
          </table:table-cell>
          <table:table-cell table:style-name="Таблица3.A1" office:value-type="string">
            <text:p text:style-name="P38"><text:span text:style-name="T42">0</text:span><text:span text:style-name="T44">1</text:span><text:span text:style-name="T78">|</text:span><text:span text:style-name="T80">0010</text:span><text:span text:style-name="T1">1</text:span><text:span text:style-name="T18">0</text:span></text:p>
          </table:table-cell>
          <table:table-cell table:style-name="Таблица3.A1" office:value-type="string">
            <text:p text:style-name="P96">Мод. Сдвиг СЧП и множителя вправо</text:p>
          </table:table-cell>
        </table:table-row>
        <table:table-row table:style-name="Таблица3.1">
          <table:table-cell table:style-name="Таблица3.A1" office:value-type="string">
            <text:p text:style-name="P96">3</text:p>
          </table:table-cell>
          <table:table-cell table:style-name="Таблица3.A1" office:value-type="string">
            <text:p text:style-name="P24"><draw:frame draw:style-name="fr1" draw:name="Объект10" text:anchor-type="as-char" svg:width="0.96cm" svg:height="0.52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0"><text:span text:style-name="T1">1</text:span><text:span text:style-name="T8">1</text:span><text:span text:style-name="T43">111011</text:span></text:p>
          </table:table-cell>
          <table:table-cell table:style-name="Таблица3.A1" office:value-type="string">
            <text:p text:style-name="P38"><text:span text:style-name="T42">00</text:span><text:span text:style-name="T44">1</text:span><text:span text:style-name="T78">|</text:span><text:span text:style-name="T1">0</text:span><text:span text:style-name="T8">01</text:span><text:span text:style-name="T1">0</text:span><text:span text:style-name="T18">1</text:span></text:p>
          </table:table-cell>
          <table:table-cell table:style-name="Таблица3.A1" office:value-type="string">
            <text:p text:style-name="P96">Мод. Сдвиг СЧП и множителя вправо</text:p>
          </table:table-cell>
        </table:table-row>
        <table:table-row table:style-name="Таблица3.1">
          <table:table-cell table:style-name="Таблица3.A1" office:value-type="string">
            <text:p text:style-name="P96">4</text:p>
          </table:table-cell>
          <table:table-cell table:style-name="Таблица3.A1" office:value-type="string">
            <text:p text:style-name="P24"><text:span text:style-name="T78">[A]</text:span><text:span text:style-name="T86">доп</text:span><text:span text:style-name="T78"><text:line-break/>СЧП<text:line-break/></text:span><draw:frame draw:style-name="fr1" draw:name="Объект11" text:anchor-type="as-char" svg:width="0.96cm" svg:height="0.52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0"><text:span text:style-name="T34">110</text:span><text:span text:style-name="T37">11001</text:span></text:p>
            <text:p text:style-name="P40"><text:span text:style-name="T44">11010100</text:span><text:span text:style-name="T78"><text:line-break/></text:span><text:span text:style-name="T1">1</text:span><text:span text:style-name="T44">1101010</text:span></text:p>
          </table:table-cell>
          <table:table-cell table:style-name="Таблица3.A1" office:value-type="string">
            <text:p text:style-name="P8"/>
            <text:p text:style-name="P38"><text:span text:style-name="T42">00</text:span><text:span text:style-name="T44">1</text:span><text:span text:style-name="T78">|</text:span><text:span text:style-name="T1">00</text:span><text:span text:style-name="T8">101</text:span></text:p>
            <text:p text:style-name="P38"><text:span text:style-name="T44">0001</text:span><text:span text:style-name="T78">|</text:span><text:span text:style-name="T47">001</text:span><text:span text:style-name="T25">0</text:span></text:p>
          </table:table-cell>
          <table:table-cell table:style-name="Таблица3.A1" office:value-type="string">
            <text:p text:style-name="P96">Сложение СЧП с множимым<text:line-break/><text:line-break/>Мод. Сдвиг СЧП и множителя вправо</text:p>
          </table:table-cell>
        </table:table-row>
        <table:table-row table:style-name="Таблица3.1">
          <table:table-cell table:style-name="Таблица3.A1" office:value-type="string">
            <text:p text:style-name="P96">5</text:p>
          </table:table-cell>
          <table:table-cell table:style-name="Таблица3.A1" office:value-type="string">
            <text:p text:style-name="P24"><draw:frame draw:style-name="fr1" draw:name="Объект12" text:anchor-type="as-char" svg:width="0.96cm" svg:height="0.52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0"><text:span text:style-name="T1">11</text:span><text:span text:style-name="T44">110101</text:span></text:p>
          </table:table-cell>
          <table:table-cell table:style-name="Таблица3.A1" office:value-type="string">
            <text:p text:style-name="P38"><text:span text:style-name="T44">00001</text:span><text:span text:style-name="T78">|</text:span><text:span text:style-name="T44">00</text:span><text:span text:style-name="T26">1</text:span></text:p>
            <text:p text:style-name="P10"/>
          </table:table-cell>
          <table:table-cell table:style-name="Таблица3.A1" office:value-type="string">
            <text:p text:style-name="P96">Мод. Сдвиг СЧП и множителя вправо</text:p>
          </table:table-cell>
        </table:table-row>
        <table:table-row table:style-name="Таблица3.1">
          <table:table-cell table:style-name="Таблица3.A1" office:value-type="string">
            <text:p text:style-name="P96">6</text:p>
          </table:table-cell>
          <table:table-cell table:style-name="Таблица3.A1" office:value-type="string">
            <text:p text:style-name="P24"><text:span text:style-name="T78">[A]</text:span><text:span text:style-name="T86">доп</text:span><text:span text:style-name="T78"><text:line-break/></text:span><text:soft-page-break/><text:span text:style-name="T78">СЧП<text:line-break/></text:span><draw:frame draw:style-name="fr1" draw:name="Объект18" text:anchor-type="as-char" svg:width="0.96cm" svg:height="0.52cm" draw:z-index="16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0"><text:span text:style-name="T34">110</text:span><text:span text:style-name="T37">11001</text:span></text:p>
            <text:p text:style-name="P40"><text:soft-page-break/><text:span text:style-name="T44">11001110</text:span><text:span text:style-name="T78"><text:line-break/></text:span><text:span text:style-name="T1">1</text:span><text:span text:style-name="T44">1100111</text:span></text:p>
          </table:table-cell>
          <table:table-cell table:style-name="Таблица3.A1" office:value-type="string">
            <text:p text:style-name="P8"/>
            <text:p text:style-name="P38"><text:soft-page-break/><text:span text:style-name="T42">00</text:span><text:span text:style-name="T44">001</text:span><text:span text:style-name="T78">|</text:span><text:span text:style-name="T1">00</text:span><text:span text:style-name="T8">1</text:span></text:p>
            <text:p text:style-name="P38"><text:span text:style-name="T44">000001</text:span><text:span text:style-name="T78">|</text:span><text:span text:style-name="T47">0</text:span><text:span text:style-name="T26">0</text:span></text:p>
          </table:table-cell>
          <table:table-cell table:style-name="Таблица3.A1" office:value-type="string">
            <text:p text:style-name="P38"><text:span text:style-name="T42">Сложение СЧП с множимым<text:line-break/></text:span><text:soft-page-break/><text:span text:style-name="T42"><text:line-break/>Мод. Сдвиг СЧП и множителя вправо</text:span></text:p>
          </table:table-cell>
        </table:table-row>
        <table:table-row table:style-name="Таблица3.1">
          <table:table-cell table:style-name="Таблица3.A1" office:value-type="string">
            <text:p text:style-name="P96">7</text:p>
          </table:table-cell>
          <table:table-cell table:style-name="Таблица3.A1" office:value-type="string">
            <text:p text:style-name="P24"><draw:frame draw:style-name="fr1" draw:name="Объект14" text:anchor-type="as-char" svg:width="0.96cm" svg:height="0.52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1"><text:span text:style-name="T1">11</text:span><text:span text:style-name="T44">110011</text:span></text:p>
          </table:table-cell>
          <table:table-cell table:style-name="Таблица3.A1" office:value-type="string">
            <text:p text:style-name="P38"><text:span text:style-name="T45">1</text:span><text:span text:style-name="T42">000</text:span><text:span text:style-name="T45">001</text:span><text:span text:style-name="T78">|</text:span><text:span text:style-name="T18">0</text:span></text:p>
            <text:p text:style-name="P10"/>
          </table:table-cell>
          <table:table-cell table:style-name="Таблица3.A1" office:value-type="string">
            <text:p text:style-name="P96">Мод. Сдвиг СЧП и множителя вправо</text:p>
          </table:table-cell>
        </table:table-row>
        <table:table-row table:style-name="Таблица3.1">
          <table:table-cell table:style-name="Таблица3.A1" office:value-type="string">
            <text:p text:style-name="P96">8</text:p>
          </table:table-cell>
          <table:table-cell table:style-name="Таблица3.A1" office:value-type="string">
            <text:p text:style-name="P24"><draw:frame draw:style-name="fr1" draw:name="Объект15" text:anchor-type="as-char" svg:width="0.96cm" svg:height="0.52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1"><text:span text:style-name="T1">111</text:span><text:span text:style-name="T44">11001</text:span></text:p>
          </table:table-cell>
          <table:table-cell table:style-name="Таблица3.A1" office:value-type="string">
            <text:p text:style-name="P34"><text:span text:style-name="T45">11</text:span><text:span text:style-name="T42">000</text:span><text:span text:style-name="T45">001</text:span><text:span text:style-name="T42">|</text:span></text:p>
          </table:table-cell>
          <table:table-cell table:style-name="Таблица3.A1" office:value-type="string">
            <text:p text:style-name="P96">Мод. Сдвиг СЧП и множителя вправо</text:p>
          </table:table-cell>
        </table:table-row>
        <table:table-row table:style-name="Таблица3.1">
          <table:table-cell table:style-name="Таблица3.A1" office:value-type="string">
            <text:p text:style-name="P96"/>
          </table:table-cell>
          <table:table-cell table:style-name="Таблица3.A1" office:value-type="string">
            <text:p text:style-name="P24"/>
          </table:table-cell>
          <table:table-cell table:style-name="Таблица3.A1" office:value-type="string">
            <text:p text:style-name="P9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96"/>
          </table:table-cell>
        </table:table-row>
      </table:table>
      <text:p text:style-name="P93">Полученный результат отрицателен и представлен в дополнительном коде:</text:p>
      <text:p text:style-name="P57"><text:span text:style-name="T1">[</text:span><text:span text:style-name="T61">C</text:span><text:span text:style-name="T1">]</text:span><text:span text:style-name="T84">доп</text:span><text:span text:style-name="T1">=[</text:span><text:span text:style-name="T61">A</text:span><text:span text:style-name="T1">]</text:span><text:span text:style-name="T84">доп </text:span><draw:frame draw:style-name="fr1" draw:name="Объект17" text:anchor-type="as-char" svg:width="0.196cm" svg:height="0.335cm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1">[</text:span><text:span text:style-name="T61">B</text:span><text:span text:style-name="T1">]</text:span><text:span text:style-name="T84">пр </text:span><text:span text:style-name="T1">= </text:span><text:span text:style-name="T42">1.11</text:span><text:span text:style-name="T44">11001</text:span><text:span text:style-name="T48">11</text:span><text:span text:style-name="T47">000</text:span><text:span text:style-name="T48">001</text:span><text:span text:style-name="T84">2</text:span></text:p>
      <text:p text:style-name="P1"><text:span text:style-name="T1">[C]пр= = (</text:span><text:span text:style-name="T17">1</text:span><text:span text:style-name="T1">.000011000111111)</text:span><text:span text:style-name="T16">2</text:span><text:span text:style-name="T1">=(-1</text:span><text:span text:style-name="T9">599</text:span><text:span text:style-name="T1">)</text:span><text:span text:style-name="T85">10</text:span></text:p>
      <text:p text:style-name="P103"/>
      <text:p text:style-name="P57"><text:span text:style-name="T92">3)</text:span><text:span text:style-name="T98">A</text:span><text:span text:style-name="T92"> <text:s/>&gt; 0, </text:span><text:span text:style-name="T98">B</text:span><text:span text:style-name="T92"> &lt; 0 <text:s/>(</text:span><text:span text:style-name="T18">Коррекция <text:s/>результата: сложение старших разрядов СЧП с дополнением множимого</text:span><text:span text:style-name="T92">)</text:span></text:p>
      <text:p text:style-name="P105"><text:s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9">№ шага</text:p>
          </table:table-cell>
          <table:table-cell table:style-name="Таблица4.A1" office:value-type="string">
            <text:p text:style-name="P99">Операнды<text:line-break/>и действия</text:p>
          </table:table-cell>
          <table:table-cell table:style-name="Таблица4.A1" office:value-type="string">
            <text:p text:style-name="P41"><text:span text:style-name="T78">СЧП </text:span><text:span text:style-name="T1">(старшие разряды)</text:span></text:p>
          </table:table-cell>
          <table:table-cell table:style-name="Таблица4.A1" office:value-type="string">
            <text:p text:style-name="P9">Множитель и СЧП (младшие разряды)</text:p>
          </table:table-cell>
          <table:table-cell table:style-name="Таблица4.A1" office:value-type="string">
            <text:p text:style-name="P99">Пояснения</text:p>
          </table:table-cell>
        </table:table-row>
        <table:table-row table:style-name="Таблица4.1">
          <table:table-cell table:style-name="Таблица4.A1" office:value-type="string">
            <text:p text:style-name="P99">1</text:p>
          </table:table-cell>
          <table:table-cell table:style-name="Таблица4.A1" office:value-type="string">
            <text:p text:style-name="P9">2</text:p>
          </table:table-cell>
          <table:table-cell table:style-name="Таблица4.A1" office:value-type="string">
            <text:p text:style-name="P99">3</text:p>
          </table:table-cell>
          <table:table-cell table:style-name="Таблица4.A1" office:value-type="string">
            <text:p text:style-name="P99">4</text:p>
          </table:table-cell>
          <table:table-cell table:style-name="Таблица4.A1" office:value-type="string">
            <text:p text:style-name="P99">5</text:p>
          </table:table-cell>
        </table:table-row>
        <table:table-row table:style-name="Таблица4.1">
          <table:table-cell table:style-name="Таблица4.A1" office:value-type="string">
            <text:p text:style-name="P99">0</text:p>
          </table:table-cell>
          <table:table-cell table:style-name="Таблица4.B3" office:value-type="string">
            <text:p text:style-name="P9">СЧП</text:p>
          </table:table-cell>
          <table:table-cell table:style-name="Таблица4.C3" office:value-type="string">
            <text:p text:style-name="P9">00000000</text:p>
          </table:table-cell>
          <table:table-cell table:style-name="Таблица4.A1" office:value-type="string">
            <text:p text:style-name="P12"><text:span text:style-name="T49">1</text:span><text:span text:style-name="T73">1</text:span><text:span text:style-name="T50">01011</text:span><text:span text:style-name="T19">1</text:span></text:p>
          </table:table-cell>
          <table:table-cell table:style-name="Таблица4.A1" office:value-type="string">
            <text:p text:style-name="P99">Обнуление старших разрядов СЧП</text:p>
          </table:table-cell>
        </table:table-row>
        <table:table-row table:style-name="Таблица4.1">
          <table:table-cell table:style-name="Таблица4.A1" office:value-type="string">
            <text:p text:style-name="P99">1</text:p>
          </table:table-cell>
          <table:table-cell table:style-name="Таблица4.B4" office:value-type="string">
            <text:p text:style-name="P41"><text:span text:style-name="T61">[A]</text:span><text:span text:style-name="T84">пр</text:span></text:p>
            <text:p text:style-name="P9">СЧП</text:p>
            <text:p text:style-name="P25"><draw:frame draw:style-name="fr1" draw:name="Объект35" text:anchor-type="as-char" svg:width="0.96cm" svg:height="0.52cm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4.C4" office:value-type="string">
            <text:p text:style-name="P42"><text:span text:style-name="T39">0</text:span><text:span text:style-name="T70">0</text:span><text:span text:style-name="T40">100111</text:span></text:p>
            <text:p text:style-name="P42"><text:span text:style-name="T39">0</text:span><text:span text:style-name="T70">0</text:span><text:span text:style-name="T40">100111</text:span></text:p>
            <text:p text:style-name="P42"><text:span text:style-name="T1">0</text:span><text:span text:style-name="T39">0</text:span><text:span text:style-name="T70">0</text:span><text:span text:style-name="T40">10011</text:span></text:p>
          </table:table-cell>
          <table:table-cell table:style-name="Таблица4.A1" office:value-type="string">
            <text:p text:style-name="P42"><text:span text:style-name="T61"><text:line-break/>|</text:span><text:span text:style-name="T53">1</text:span><text:span text:style-name="T75">1</text:span><text:span text:style-name="T54">0101</text:span><text:span text:style-name="T55">11</text:span><text:span text:style-name="T61"><text:line-break/></text:span><text:span text:style-name="T10">1</text:span><text:span text:style-name="T61">|</text:span><text:span text:style-name="T53">1</text:span><text:span text:style-name="T75">1</text:span><text:span text:style-name="T54">0101</text:span><text:span text:style-name="T29">1</text:span></text:p>
          </table:table-cell>
          <table:table-cell table:style-name="Таблица4.A1" office:value-type="string">
            <text:p text:style-name="P9">Сложение СЧП с множимым<text:line-break/><text:line-break/>Сдвиг СЧП и множителя вправо</text:p>
          </table:table-cell>
        </table:table-row>
        <table:table-row table:style-name="Таблица4.1">
          <table:table-cell table:style-name="Таблица4.A1" office:value-type="string">
            <text:p text:style-name="P9">2</text:p>
          </table:table-cell>
          <table:table-cell table:style-name="Таблица4.B5" office:value-type="string">
            <text:p text:style-name="P41"><text:span text:style-name="T61">[A]</text:span><text:span text:style-name="T84">пр</text:span></text:p>
            <text:p text:style-name="P9">СЧП</text:p>
            <text:p text:style-name="P25"><draw:frame draw:style-name="fr1" draw:name="Объект13" text:anchor-type="as-char" svg:width="0.96cm" svg:height="0.52cm" draw:z-index="21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4.C5" office:value-type="string">
            <text:p text:style-name="P42"><text:span text:style-name="T39">0</text:span><text:span text:style-name="T70">0</text:span><text:span text:style-name="T40">100111</text:span></text:p>
            <text:p text:style-name="P42"><text:span text:style-name="T39">0</text:span><text:span text:style-name="T70">0</text:span><text:span text:style-name="T41">111010</text:span></text:p>
            <text:p text:style-name="P42"><text:span text:style-name="T1">0</text:span><text:span text:style-name="T40">0</text:span><text:span text:style-name="T71">0</text:span><text:span text:style-name="T41">11101</text:span></text:p>
          </table:table-cell>
          <table:table-cell table:style-name="Таблица4.A1" office:value-type="string">
            <text:p text:style-name="P42"><text:span text:style-name="T61"><text:line-break/></text:span><text:span text:style-name="T10">1</text:span><text:span text:style-name="T61">|</text:span><text:span text:style-name="T53">1</text:span><text:span text:style-name="T75">1</text:span><text:span text:style-name="T54">0101</text:span><text:span text:style-name="T55">1</text:span></text:p>
            <text:p text:style-name="P36"><text:span text:style-name="T59">01|11010</text:span><text:span text:style-name="T28">1</text:span></text:p>
          </table:table-cell>
          <table:table-cell table:style-name="Таблица4.A1" office:value-type="string">
            <text:p text:style-name="P9">Сложение СЧП с множимым<text:line-break/><text:line-break/>Сдвиг СЧП и множителя вправо</text:p>
          </table:table-cell>
        </table:table-row>
        <table:table-row table:style-name="Таблица4.1">
          <table:table-cell table:style-name="Таблица4.A1" office:value-type="string">
            <text:p text:style-name="P9">3</text:p>
          </table:table-cell>
          <table:table-cell table:style-name="Таблица4.B6" office:value-type="string">
            <text:p text:style-name="P41"><text:span text:style-name="T61">[A]</text:span><text:span text:style-name="T84">пр</text:span></text:p>
            <text:p text:style-name="P9">СЧП</text:p>
            <text:p text:style-name="P25"><draw:frame draw:style-name="fr1" draw:name="Объект16" text:anchor-type="as-char" svg:width="0.96cm" svg:height="0.52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C6" office:value-type="string">
            <text:p text:style-name="P41"><text:span text:style-name="T34">0</text:span><text:span text:style-name="T81">0</text:span><text:span text:style-name="T38">100111</text:span></text:p>
            <text:p text:style-name="P58"><text:span text:style-name="T1">01</text:span><text:span text:style-name="T12">000100</text:span></text:p>
            <text:p text:style-name="P42"><text:span text:style-name="T1">0</text:span><text:span text:style-name="T10">01</text:span><text:span text:style-name="T13">00010</text:span></text:p>
          </table:table-cell>
          <table:table-cell table:style-name="Таблица4.A1" office:value-type="string">
            <text:p text:style-name="P9"/>
            <text:p text:style-name="P41"><text:span text:style-name="T1">0</text:span><text:span text:style-name="T10">1</text:span><text:span text:style-name="T61">|</text:span><text:span text:style-name="T1">1</text:span><text:span text:style-name="T61">1</text:span><text:span text:style-name="T62">0</text:span><text:span text:style-name="T1">1</text:span><text:span text:style-name="T10">01</text:span></text:p>
            <text:p text:style-name="P41"><text:span text:style-name="T1">00</text:span><text:span text:style-name="T10">1</text:span><text:span text:style-name="T61">|</text:span><text:span text:style-name="T1">1</text:span><text:span text:style-name="T61">1</text:span><text:span text:style-name="T10">01</text:span><text:span text:style-name="T18">0</text:span></text:p>
          </table:table-cell>
          <table:table-cell table:style-name="Таблица4.A1" office:value-type="string">
            <text:p text:style-name="P9">Сложение СЧП с множимым<text:line-break/></text:p>
            <text:p text:style-name="P9">Сдвиг СЧП и множителя вправо</text:p>
          </table:table-cell>
        </table:table-row>
        <table:table-row table:style-name="Таблица4.1">
          <table:table-cell table:style-name="Таблица4.A1" office:value-type="string">
            <text:p text:style-name="P9"><text:bookmark-start text:name="_Hlk531211002"/>4</text:p>
          </table:table-cell>
          <table:table-cell table:style-name="Таблица4.B7" office:value-type="string">
            <text:p text:style-name="P25"><draw:frame draw:style-name="fr1" draw:name="Объект19" text:anchor-type="as-char" svg:width="0.96cm" svg:height="0.52cm" draw:z-index="1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4.C7" office:value-type="string">
            <text:p text:style-name="P44"><text:span text:style-name="T1">0</text:span><text:span text:style-name="T13">0</text:span><text:span text:style-name="T10">01</text:span><text:span text:style-name="T12">0001</text:span></text:p>
          </table:table-cell>
          <table:table-cell table:style-name="Таблица4.A1" office:value-type="string">
            <text:p text:style-name="P41"><text:span text:style-name="T10">0</text:span><text:span text:style-name="T1">00</text:span><text:span text:style-name="T10">1</text:span><text:span text:style-name="T61">|</text:span><text:span text:style-name="T1">1</text:span><text:span text:style-name="T61">1</text:span><text:span text:style-name="T62">0</text:span><text:span text:style-name="T18">1</text:span></text:p>
          </table:table-cell>
          <table:table-cell table:style-name="Таблица4.A1" office:value-type="string">
            <text:p text:style-name="P9">Сдвиг СЧП и множителя вправо<text:bookmark-end text:name="_Hlk531211002"/></text:p>
          </table:table-cell>
        </table:table-row>
        <table:table-row table:style-name="Таблица4.1">
          <table:table-cell table:style-name="Таблица4.A1" office:value-type="string">
            <text:p text:style-name="P9">5</text:p>
          </table:table-cell>
          <table:table-cell table:style-name="Таблица4.B8" office:value-type="string">
            <text:p text:style-name="P41"><text:span text:style-name="T61">[A]</text:span><text:span text:style-name="T84">пр</text:span></text:p>
            <text:p text:style-name="P9">СЧП</text:p>
            <text:p text:style-name="P25"><draw:frame draw:style-name="fr1" draw:name="Объект20" text:anchor-type="as-char" svg:width="0.96cm" svg:height="0.52cm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C8" office:value-type="string">
            <text:p text:style-name="P42"><text:span text:style-name="T34">00</text:span><text:span text:style-name="T38">100111</text:span></text:p>
            <text:p text:style-name="P41"><text:span text:style-name="T1">0</text:span><text:span text:style-name="T13">0111000</text:span></text:p>
            <text:p text:style-name="P44"><text:span text:style-name="T1">0</text:span><text:span text:style-name="T11">0</text:span><text:span text:style-name="T13">011</text:span><text:span text:style-name="T12">100</text:span></text:p>
          </table:table-cell>
          <table:table-cell table:style-name="Таблица4.A1" office:value-type="string">
            <text:p text:style-name="P9"/>
            <text:p text:style-name="P43"><text:span text:style-name="T10">0</text:span><text:span text:style-name="T1">00</text:span><text:span text:style-name="T10">1</text:span><text:span text:style-name="T1">|11</text:span><text:span text:style-name="T10">0</text:span><text:span text:style-name="T49">1</text:span></text:p>
            <text:p text:style-name="P35"><text:span text:style-name="T10">0</text:span><text:span text:style-name="T1">0</text:span><text:span text:style-name="T11">0</text:span><text:span text:style-name="T1">0</text:span><text:span text:style-name="T10">1</text:span><text:span text:style-name="T1">|11</text:span><text:span text:style-name="T22">0</text:span></text:p>
          </table:table-cell>
          <table:table-cell table:style-name="Таблица4.A1" office:value-type="string">
            <text:p text:style-name="P9">Сложение СЧП с множимым</text:p>
            <text:p text:style-name="P9"/>
            <text:p text:style-name="P9">Сдвиг СЧП и множителя вправо</text:p>
          </table:table-cell>
        </table:table-row>
        <table:table-row table:style-name="Таблица4.1">
          <table:table-cell table:style-name="Таблица4.A1" office:value-type="string">
            <text:p text:style-name="P9">6</text:p>
          </table:table-cell>
          <table:table-cell table:style-name="Таблица4.B9" office:value-type="string">
            <text:p text:style-name="P25"><draw:frame draw:style-name="fr1" draw:name="Объект25" text:anchor-type="as-char" svg:width="0.96cm" svg:height="0.52cm" draw:z-index="2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4.C9" office:value-type="string">
            <text:p text:style-name="P44"><text:span text:style-name="T1">0</text:span><text:span text:style-name="T11">00</text:span><text:span text:style-name="T13">011</text:span><text:span text:style-name="T12">10</text:span></text:p>
          </table:table-cell>
          <table:table-cell table:style-name="Таблица4.A1" office:value-type="string">
            <text:p text:style-name="P41"><text:span text:style-name="T10">0</text:span><text:span text:style-name="T1">00</text:span><text:span text:style-name="T11">00</text:span><text:span text:style-name="T10">1</text:span><text:span text:style-name="T61">|</text:span><text:span text:style-name="T1">1</text:span><text:span text:style-name="T18">1</text:span></text:p>
          </table:table-cell>
          <table:table-cell table:style-name="Таблица4.A1" office:value-type="string">
            <text:p text:style-name="P9">Сдвиг СЧП и множителя вправо</text:p>
          </table:table-cell>
        </table:table-row>
        <table:table-row table:style-name="Таблица4.1">
          <table:table-cell table:style-name="Таблица4.A1" office:value-type="string">
            <text:p text:style-name="P9">7</text:p>
          </table:table-cell>
          <table:table-cell table:style-name="Таблица4.B10" office:value-type="string">
            <text:p text:style-name="P41"><text:span text:style-name="T61">[A]</text:span><text:span text:style-name="T84">пр</text:span></text:p>
            <text:p text:style-name="P9">СЧП</text:p>
            <text:p text:style-name="P25"><draw:frame draw:style-name="fr1" draw:name="Объект22" text:anchor-type="as-char" svg:width="0.96cm" svg:height="0.52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  <table:table-cell table:style-name="Таблица4.C10" office:value-type="string">
            <text:p text:style-name="P41"><text:span text:style-name="T34">0</text:span><text:span text:style-name="T81">0</text:span><text:span text:style-name="T38">100111</text:span></text:p>
            <text:p text:style-name="P59"><text:span text:style-name="T1">0</text:span><text:span text:style-name="T11">0</text:span><text:span text:style-name="T12">11</text:span><text:span text:style-name="T13">01</text:span><text:span text:style-name="T12">01</text:span></text:p>
            <text:p text:style-name="P44"><text:span text:style-name="T1">0</text:span><text:span text:style-name="T10">0</text:span><text:span text:style-name="T11">0</text:span><text:span text:style-name="T12">11</text:span><text:span text:style-name="T13">01</text:span><text:span text:style-name="T12">0</text:span></text:p>
          </table:table-cell>
          <table:table-cell table:style-name="Таблица4.A1" office:value-type="string">
            <text:p text:style-name="P9"/>
            <text:p text:style-name="P41"><text:span text:style-name="T1">0</text:span><text:span text:style-name="T11">0000</text:span><text:span text:style-name="T10">1</text:span><text:span text:style-name="T61">|</text:span><text:span text:style-name="T1">1</text:span><text:span text:style-name="T61">1</text:span></text:p>
            <text:p text:style-name="P41"><text:span text:style-name="T11">1000</text:span><text:span text:style-name="T1">00</text:span><text:span text:style-name="T10">1</text:span><text:span text:style-name="T61">|</text:span><text:span text:style-name="T22">1</text:span></text:p>
          </table:table-cell>
          <table:table-cell table:style-name="Таблица4.A1" office:value-type="string">
            <text:p text:style-name="P9">Сложение СЧП с множимым<text:line-break/></text:p>
            <text:p text:style-name="P9">Сдвиг СЧП и множителя вправо</text:p>
          </table:table-cell>
        </table:table-row>
        <table:table-row table:style-name="Таблица4.1">
          <table:table-cell table:style-name="Таблица4.A1" office:value-type="string">
            <text:p text:style-name="P9">8</text:p>
          </table:table-cell>
          <table:table-cell table:style-name="Таблица4.B11" office:value-type="string">
            <text:p text:style-name="P41"><text:span text:style-name="T61">[A]</text:span><text:span text:style-name="T84">пр</text:span></text:p>
            <text:p text:style-name="P9">СЧП</text:p>
            <text:p text:style-name="P25"><draw:frame draw:style-name="fr1" draw:name="Объект23" text:anchor-type="as-char" svg:width="0.96cm" svg:height="0.52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4.C11" office:value-type="string">
            <text:p text:style-name="P41"><text:span text:style-name="T34">0</text:span><text:span text:style-name="T81">0</text:span><text:span text:style-name="T38">100111</text:span></text:p>
            <text:p text:style-name="P58"><text:span text:style-name="T1">0</text:span><text:span text:style-name="T11">10000</text:span><text:span text:style-name="T12">0</text:span><text:span text:style-name="T11">1</text:span></text:p>
            <text:p text:style-name="P44"><text:span text:style-name="T1">0</text:span><text:span text:style-name="T10">0</text:span><text:span text:style-name="T11">10000</text:span><text:span text:style-name="T12">0</text:span></text:p>
          </table:table-cell>
          <table:table-cell table:style-name="Таблица4.A1" office:value-type="string">
            <text:p text:style-name="P9"/>
            <text:p text:style-name="P41"><text:span text:style-name="T11">1</text:span><text:span text:style-name="T1">0</text:span><text:span text:style-name="T11">0000</text:span><text:span text:style-name="T10">1</text:span><text:span text:style-name="T61">|</text:span><text:span text:style-name="T63">1</text:span></text:p>
            <text:p text:style-name="P41"><text:span text:style-name="T11">11000</text:span><text:span text:style-name="T1">00</text:span><text:span text:style-name="T10">1</text:span><text:span text:style-name="T61">|</text:span></text:p>
          </table:table-cell>
          <table:table-cell table:style-name="Таблица4.A1" office:value-type="string">
            <text:p text:style-name="P9">Сложение СЧП с множимым<text:line-break/></text:p>
            <text:p text:style-name="P9">Сдвиг СЧП и множителя вправо</text:p>
          </table:table-cell>
        </table:table-row>
        <table:table-row table:style-name="Таблица4.1">
          <table:table-cell table:style-name="Таблица4.A1" office:value-type="string">
            <text:p text:style-name="P9"/>
          </table:table-cell>
          <table:table-cell table:style-name="Таблица4.B12" office:value-type="string">
            <text:p text:style-name="P104"/>
          </table:table-cell>
          <table:table-cell table:style-name="Таблица4.C12" office:value-type="string">
            <text:p text:style-name="P97"/>
          </table:table-cell>
          <table:table-cell table:style-name="Таблица4.A1" office:value-type="string">
            <text:p text:style-name="P99"/>
          </table:table-cell>
          <table:table-cell table:style-name="Таблица4.A1" office:value-type="string">
            <text:p text:style-name="P9"/>
          </table:table-cell>
        </table:table-row>
        <table:table-row table:style-name="Таблица4.1">
          <table:table-cell table:style-name="Таблица4.A1" office:value-type="string">
            <text:p text:style-name="P94">9</text:p>
          </table:table-cell>
          <table:table-cell table:style-name="Таблица4.B13" office:value-type="string">
            <text:p text:style-name="P41"><text:span text:style-name="T61">[-</text:span><text:span text:style-name="T1"> </text:span><text:span text:style-name="T61">A]</text:span><text:span text:style-name="T1">доп</text:span><text:span text:style-name="T61"><text:line-break/>СЧП</text:span></text:p>
          </table:table-cell>
          <table:table-cell table:style-name="Таблица4.C13" office:value-type="string">
            <text:p text:style-name="P13"><text:span text:style-name="T34">110</text:span><text:span text:style-name="T35">11001</text:span></text:p>
            <text:p text:style-name="P41"><text:span text:style-name="T1">11111</text:span><text:span text:style-name="T11">0</text:span><text:span text:style-name="T12">0</text:span><text:span text:style-name="T1">1</text:span></text:p>
          </table:table-cell>
          <table:table-cell table:style-name="Таблица4.A1" office:value-type="string">
            <text:p text:style-name="P9"/>
            <text:p text:style-name="P45"><text:span text:style-name="T1">11111</text:span><text:span text:style-name="T11">0</text:span><text:span text:style-name="T12">0</text:span><text:span text:style-name="T1">1</text:span></text:p>
          </table:table-cell>
          <table:table-cell table:style-name="Таблица4.A1" office:value-type="string">
            <text:p text:style-name="P9">Коррекция <text:s/>результата: сложение<text:line-break/>старших разрядов СЧП с дополнением множимого</text:p>
          </table:table-cell>
        </table:table-row>
      </table:table>
      <text:p text:style-name="P60"><text:span text:style-name="T93"><text:line-break/>Полученный результат отрицателен и представлен в дополнительном коде:</text:span><text:span text:style-name="T99"> </text:span><text:span text:style-name="T93"><text:line-break/>[</text:span><text:span text:style-name="T99">C</text:span><text:span text:style-name="T93">]</text:span><text:span text:style-name="T100">доп</text:span><text:span text:style-name="T99"> </text:span><text:span text:style-name="T93">= [</text:span><text:span text:style-name="T99">A</text:span><text:span text:style-name="T93">]</text:span><text:span text:style-name="T100">пр</text:span><text:span text:style-name="T99"> x</text:span><text:span text:style-name="T93"> [</text:span><text:span text:style-name="T99">B</text:span><text:span text:style-name="T93">]</text:span><text:span text:style-name="T100">доп</text:span><text:span text:style-name="T99"> </text:span><text:span text:style-name="T93">= (1.1111</text:span><text:span text:style-name="T94">0</text:span><text:span text:style-name="T95">0</text:span><text:span text:style-name="T93">111111</text:span><text:span text:style-name="T94">0</text:span><text:span text:style-name="T95">0</text:span><text:span text:style-name="T93">1)</text:span><text:span text:style-name="T100">2</text:span></text:p>
      <text:p text:style-name="P60"><text:span text:style-name="T104">[C]пр= = (</text:span><text:span text:style-name="T106">1</text:span><text:span text:style-name="T104">.000011000111111)</text:span><text:span text:style-name="T101">2</text:span><text:span text:style-name="T104">=(-1</text:span><text:span text:style-name="T105">599</text:span><text:span text:style-name="T104">)</text:span><text:span text:style-name="T101">10</text:span></text:p>
      <text:p text:style-name="P60"><text:soft-page-break/><text:span text:style-name="T92">4) </text:span><text:span text:style-name="T98">A</text:span><text:span text:style-name="T92"> &lt; 0, </text:span><text:span text:style-name="T98">B</text:span><text:span text:style-name="T92"> &lt; 0 (Два вида коррекции: <text:s/>модульный сдвиг и сложение старших разрядов СЧП с дополнением множимого)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92">№ шага</text:p>
          </table:table-cell>
          <table:table-cell table:style-name="Таблица5.A1" office:value-type="string">
            <text:p text:style-name="P100">Операнды<text:line-break/>и действия</text:p>
          </table:table-cell>
          <table:table-cell table:style-name="Таблица5.A1" office:value-type="string">
            <text:p text:style-name="P45"><text:span text:style-name="T78">СЧП </text:span><text:span text:style-name="T1">(старшие разряды)</text:span></text:p>
          </table:table-cell>
          <table:table-cell table:style-name="Таблица5.A1" office:value-type="string">
            <text:p text:style-name="P92">Множитель и СЧП (младшие разряды)</text:p>
          </table:table-cell>
          <table:table-cell table:style-name="Таблица5.A1" office:value-type="string">
            <text:p text:style-name="P100">Пояснения</text:p>
          </table:table-cell>
        </table:table-row>
        <table:table-row table:style-name="Таблица5.1">
          <table:table-cell table:style-name="Таблица5.A1" office:value-type="string">
            <text:p text:style-name="P100">1</text:p>
          </table:table-cell>
          <table:table-cell table:style-name="Таблица5.A1" office:value-type="string">
            <text:p text:style-name="P100">2</text:p>
          </table:table-cell>
          <table:table-cell table:style-name="Таблица5.A1" office:value-type="string">
            <text:p text:style-name="P100">3</text:p>
          </table:table-cell>
          <table:table-cell table:style-name="Таблица5.A1" office:value-type="string">
            <text:p text:style-name="P100">4</text:p>
          </table:table-cell>
          <table:table-cell table:style-name="Таблица5.A1" office:value-type="string">
            <text:p text:style-name="P100">5</text:p>
          </table:table-cell>
        </table:table-row>
        <table:table-row table:style-name="Таблица5.1">
          <table:table-cell table:style-name="Таблица5.A1" office:value-type="string">
            <text:p text:style-name="P100">0</text:p>
          </table:table-cell>
          <table:table-cell table:style-name="Таблица5.A1" office:value-type="string">
            <text:p text:style-name="P100">СЧП</text:p>
          </table:table-cell>
          <table:table-cell table:style-name="Таблица5.A1" office:value-type="string">
            <text:p text:style-name="P100">00000000</text:p>
          </table:table-cell>
          <table:table-cell table:style-name="Таблица5.A1" office:value-type="string">
            <text:p text:style-name="P14"><text:span text:style-name="T49">1</text:span><text:span text:style-name="T73">1</text:span><text:span text:style-name="T50">01011</text:span><text:span text:style-name="T19">1</text:span></text:p>
          </table:table-cell>
          <table:table-cell table:style-name="Таблица5.A1" office:value-type="string">
            <text:p text:style-name="P100">Обнуление старших разрядов СЧП</text:p>
          </table:table-cell>
        </table:table-row>
        <table:table-row table:style-name="Таблица5.1">
          <table:table-cell table:style-name="Таблица5.A1" office:value-type="string">
            <text:p text:style-name="P100">1</text:p>
          </table:table-cell>
          <table:table-cell table:style-name="Таблица5.A1" office:value-type="string">
            <text:p text:style-name="P26"><text:span text:style-name="T61">[A]</text:span><text:span text:style-name="T1">доп</text:span><text:span text:style-name="T61"><text:line-break/>СЧП<text:line-break/></text:span><draw:frame draw:style-name="fr1" draw:name="Объект21" text:anchor-type="as-char" svg:width="0.96cm" svg:height="0.52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6"><text:span text:style-name="T39">110</text:span><text:span text:style-name="T40">11001</text:span><text:span text:style-name="T61"><text:line-break/></text:span><text:span text:style-name="T59">110</text:span><text:span text:style-name="T60">11001</text:span></text:p>
            <text:p text:style-name="P46"><text:span text:style-name="T1">1</text:span><text:span text:style-name="T59">110</text:span><text:span text:style-name="T60">1100</text:span></text:p>
          </table:table-cell>
          <table:table-cell table:style-name="Таблица5.A1" office:value-type="string">
            <text:p text:style-name="P46"><text:span text:style-name="T61"><text:line-break/>|</text:span><text:span text:style-name="T53">1</text:span><text:span text:style-name="T75">1</text:span><text:span text:style-name="T54">010111</text:span><text:span text:style-name="T61"><text:line-break/></text:span><text:span text:style-name="T14">1</text:span><text:span text:style-name="T61">|</text:span><text:span text:style-name="T53">1</text:span><text:span text:style-name="T75">1</text:span><text:span text:style-name="T54">0101</text:span><text:span text:style-name="T30">1</text:span></text:p>
          </table:table-cell>
          <table:table-cell table:style-name="Таблица5.A1" office:value-type="string">
            <text:p text:style-name="P92">Сложение СЧП с множимым<text:line-break/><text:line-break/>Мод. Сдвиг СЧП и множителя вправо</text:p>
          </table:table-cell>
        </table:table-row>
        <table:table-row table:style-name="Таблица5.1">
          <table:table-cell table:style-name="Таблица5.A1" office:value-type="string">
            <text:p text:style-name="P100">2</text:p>
          </table:table-cell>
          <table:table-cell table:style-name="Таблица5.B5" office:value-type="string">
            <text:p text:style-name="P26"><text:span text:style-name="T61">[A]</text:span><text:span text:style-name="T1">доп</text:span><text:span text:style-name="T61"><text:line-break/>СЧП<text:line-break/></text:span><draw:frame draw:style-name="fr1" draw:name="Объект33" text:anchor-type="as-char" svg:width="0.96cm" svg:height="0.52cm" draw:z-index="28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6"><text:span text:style-name="T39">110</text:span><text:span text:style-name="T40">11001</text:span><text:span text:style-name="T61"><text:line-break/></text:span><text:span text:style-name="T117">11000101</text:span></text:p>
            <text:p text:style-name="P46"><text:span text:style-name="T1">1</text:span><text:span text:style-name="T117">1100010</text:span></text:p>
          </table:table-cell>
          <table:table-cell table:style-name="Таблица5.A1" office:value-type="string">
            <text:p text:style-name="P46"><text:span text:style-name="T61"><text:line-break/></text:span><text:span text:style-name="T64">1</text:span><text:span text:style-name="T61">|</text:span><text:span text:style-name="T53">1</text:span><text:span text:style-name="T75">1</text:span><text:span text:style-name="T54">01011</text:span><text:span text:style-name="T61"><text:line-break/></text:span><text:span text:style-name="T64">1</text:span><text:span text:style-name="T14">1</text:span><text:span text:style-name="T61">|</text:span><text:span text:style-name="T53">1</text:span><text:span text:style-name="T75">1</text:span><text:span text:style-name="T54">010</text:span><text:span text:style-name="T31">1</text:span></text:p>
          </table:table-cell>
          <table:table-cell table:style-name="Таблица5.A1" office:value-type="string">
            <text:p text:style-name="P92">Сложение СЧП с множимым<text:line-break/><text:line-break/>Мод. Сдвиг СЧП и множителя вправо</text:p>
          </table:table-cell>
        </table:table-row>
        <table:table-row table:style-name="Таблица5.1">
          <table:table-cell table:style-name="Таблица5.A1" office:value-type="string">
            <text:p text:style-name="P100">3</text:p>
          </table:table-cell>
          <table:table-cell table:style-name="Таблица5.B6" office:value-type="string">
            <text:p text:style-name="P26"><text:span text:style-name="T61">[A]</text:span><text:span text:style-name="T1">доп</text:span><text:span text:style-name="T61"><text:line-break/>СЧП<text:line-break/></text:span><draw:frame draw:style-name="fr1" draw:name="Объект26" text:anchor-type="as-char" svg:width="0.96cm" svg:height="0.52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6"><text:span text:style-name="T39">110</text:span><text:span text:style-name="T40">11001</text:span><text:span text:style-name="T61"><text:line-break/></text:span><text:span text:style-name="T117">10111011</text:span></text:p>
            <text:p text:style-name="P46"><text:span text:style-name="T1">1</text:span><text:span text:style-name="T117">1011101</text:span></text:p>
          </table:table-cell>
          <table:table-cell table:style-name="Таблица5.A1" office:value-type="string">
            <text:p text:style-name="P46"><text:span text:style-name="T61"><text:line-break/></text:span><text:span text:style-name="T64">1</text:span><text:span text:style-name="T65">1</text:span><text:span text:style-name="T61">|</text:span><text:span text:style-name="T64">1</text:span><text:span text:style-name="T75">1</text:span><text:span text:style-name="T54">010</text:span><text:span text:style-name="T57">1</text:span><text:span text:style-name="T61"><text:line-break/></text:span><text:span text:style-name="T64">11</text:span><text:span text:style-name="T14">1</text:span><text:span text:style-name="T61">|</text:span><text:span text:style-name="T53">1</text:span><text:span text:style-name="T75">1</text:span><text:span text:style-name="T54">01</text:span><text:span text:style-name="T31">0</text:span></text:p>
          </table:table-cell>
          <table:table-cell table:style-name="Таблица5.A1" office:value-type="string">
            <text:p text:style-name="P92">Сложение СЧП с множимым<text:line-break/><text:line-break/>Мод. Сдвиг СЧП и множителя вправо</text:p>
          </table:table-cell>
        </table:table-row>
        <table:table-row table:style-name="Таблица5.1">
          <table:table-cell table:style-name="Таблица5.A1" office:value-type="string">
            <text:p text:style-name="P100">4</text:p>
          </table:table-cell>
          <table:table-cell table:style-name="Таблица5.B7" office:value-type="string">
            <text:p text:style-name="P26"><draw:frame draw:style-name="fr1" draw:name="Объект27" text:anchor-type="as-char" svg:width="0.96cm" svg:height="0.52cm" draw:z-index="26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6"><text:span text:style-name="T1">11</text:span><text:span text:style-name="T117">101110</text:span></text:p>
          </table:table-cell>
          <table:table-cell table:style-name="Таблица5.A1" office:value-type="string">
            <text:p text:style-name="P14"><text:span text:style-name="T51">1111|</text:span><text:span text:style-name="T50">1</text:span><text:span text:style-name="T74">1</text:span><text:span text:style-name="T50">0</text:span><text:span text:style-name="T23">1</text:span></text:p>
          </table:table-cell>
          <table:table-cell table:style-name="Таблица5.A1" office:value-type="string">
            <text:p text:style-name="P92">Мод. Сдвиг СЧП и множителя вправо</text:p>
          </table:table-cell>
        </table:table-row>
        <table:table-row table:style-name="Таблица5.1">
          <table:table-cell table:style-name="Таблица5.A1" office:value-type="string">
            <text:p text:style-name="P100">5</text:p>
          </table:table-cell>
          <table:table-cell table:style-name="Таблица5.B8" office:value-type="string">
            <text:p text:style-name="P26"><text:span text:style-name="T61">[A]</text:span><text:span text:style-name="T1">доп</text:span><text:span text:style-name="T61"><text:line-break/>СЧП<text:line-break/></text:span><draw:frame draw:style-name="fr1" draw:name="Объект28" text:anchor-type="as-char" svg:width="0.96cm" svg:height="0.52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6"><text:span text:style-name="T39">110</text:span><text:span text:style-name="T40">11001</text:span><text:span text:style-name="T61"><text:line-break/></text:span><text:span text:style-name="T117">11000111</text:span></text:p>
            <text:p text:style-name="P47"><text:span text:style-name="T1">1</text:span><text:span text:style-name="T117">1100011</text:span></text:p>
          </table:table-cell>
          <table:table-cell table:style-name="Таблица5.A1" office:value-type="string">
            <text:p text:style-name="P47"><text:span text:style-name="T61"><text:line-break/></text:span><text:span text:style-name="T64">1</text:span><text:span text:style-name="T65">111</text:span><text:span text:style-name="T61">|</text:span><text:span text:style-name="T64">1</text:span><text:span text:style-name="T57">101</text:span><text:span text:style-name="T61"><text:line-break/></text:span><text:span text:style-name="T56">1</text:span><text:span text:style-name="T57">1111</text:span><text:span text:style-name="T56">|11</text:span><text:span text:style-name="T32">0</text:span></text:p>
          </table:table-cell>
          <table:table-cell table:style-name="Таблица5.A1" office:value-type="string">
            <text:p text:style-name="P92">Сложение СЧП с множимым<text:line-break/><text:line-break/>Мод. Сдвиг СЧП и множителя вправо</text:p>
          </table:table-cell>
        </table:table-row>
        <table:table-row table:style-name="Таблица5.1">
          <table:table-cell table:style-name="Таблица5.A1" office:value-type="string">
            <text:p text:style-name="P100">6</text:p>
          </table:table-cell>
          <table:table-cell table:style-name="Таблица5.B9" office:value-type="string">
            <text:p text:style-name="P26"><draw:frame draw:style-name="fr1" draw:name="Объект29" text:anchor-type="as-char" svg:width="0.96cm" svg:height="0.52cm" draw:z-index="31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7"><text:span text:style-name="T1">1</text:span><text:span text:style-name="T117">1110001</text:span></text:p>
          </table:table-cell>
          <table:table-cell table:style-name="Таблица5.A1" office:value-type="string">
            <text:p text:style-name="P14"><text:span text:style-name="T51">111</text:span><text:span text:style-name="T52">11</text:span><text:span text:style-name="T51">1|</text:span><text:span text:style-name="T50">1</text:span><text:span text:style-name="T72">1</text:span></text:p>
          </table:table-cell>
          <table:table-cell table:style-name="Таблица5.A1" office:value-type="string">
            <text:p text:style-name="P92">Мод. Сдвиг СЧП и множителя вправо</text:p>
          </table:table-cell>
        </table:table-row>
        <table:table-row table:style-name="Таблица5.1">
          <table:table-cell table:style-name="Таблица5.A1" office:value-type="string">
            <text:p text:style-name="P100">7</text:p>
          </table:table-cell>
          <table:table-cell table:style-name="Таблица5.B10" office:value-type="string">
            <text:p text:style-name="P45"><text:span text:style-name="T61">[A]</text:span><text:span text:style-name="T1">доп</text:span></text:p>
            <text:p text:style-name="P92">СЧП</text:p>
            <text:p text:style-name="P26"><draw:frame draw:style-name="fr1" draw:name="Объект30" text:anchor-type="as-char" svg:width="0.96cm" svg:height="0.52cm" draw:z-index="27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7"><text:span text:style-name="T39">110</text:span><text:span text:style-name="T40">11001</text:span><text:span text:style-name="T61"><text:line-break/></text:span><text:span text:style-name="T118">11001010</text:span></text:p>
            <text:p text:style-name="P47"><text:span text:style-name="T1">1</text:span><text:span text:style-name="T118">1100101</text:span></text:p>
          </table:table-cell>
          <table:table-cell table:style-name="Таблица5.A1" office:value-type="string">
            <text:p text:style-name="P45"><text:span text:style-name="T61"><text:line-break/></text:span><text:span text:style-name="T15">111111</text:span><text:span text:style-name="T61">|</text:span><text:span text:style-name="T1">1</text:span><text:span text:style-name="T61">1<text:line-break/></text:span><text:span text:style-name="T15">0111111</text:span><text:span text:style-name="T61">|</text:span><text:span text:style-name="T77">1</text:span></text:p>
          </table:table-cell>
          <table:table-cell table:style-name="Таблица5.A1" office:value-type="string">
            <text:p text:style-name="P92">Сложение СЧП с множимым<text:line-break/><text:line-break/>Мод. Сдвиг СЧП и множителя вправо</text:p>
          </table:table-cell>
        </table:table-row>
        <table:table-row table:style-name="Таблица5.1">
          <table:table-cell table:style-name="Таблица5.A1" office:value-type="string">
            <text:p text:style-name="P100">8</text:p>
          </table:table-cell>
          <table:table-cell table:style-name="Таблица5.B11" office:value-type="string">
            <text:p text:style-name="P45"><text:span text:style-name="T61">[A]</text:span><text:span text:style-name="T1">доп</text:span></text:p>
            <text:p text:style-name="P92">СЧП</text:p>
            <text:p text:style-name="P26"><draw:frame draw:style-name="fr1" draw:name="Объект31" text:anchor-type="as-char" svg:width="0.96cm" svg:height="0.52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7"><text:span text:style-name="T39">110</text:span><text:span text:style-name="T40">11001</text:span><text:span text:style-name="T61"><text:line-break/></text:span><text:span text:style-name="T118">10111110</text:span></text:p>
            <text:p text:style-name="P47"><text:span text:style-name="T1">1</text:span><text:span text:style-name="T118">1011111</text:span></text:p>
          </table:table-cell>
          <table:table-cell table:style-name="Таблица5.A1" office:value-type="string">
            <text:p text:style-name="P45"><text:span text:style-name="T61"><text:line-break/></text:span><text:span text:style-name="T65">0</text:span><text:span text:style-name="T15">111111</text:span><text:span text:style-name="T61">|</text:span><text:span text:style-name="T1">1</text:span><text:span text:style-name="T61"><text:line-break/></text:span><text:span text:style-name="T65">0</text:span><text:span text:style-name="T15">0111111</text:span><text:span text:style-name="T61">|</text:span></text:p>
          </table:table-cell>
          <table:table-cell table:style-name="Таблица5.A1" office:value-type="string">
            <text:p text:style-name="P92">Сложение СЧП с множимым<text:line-break/><text:line-break/>Мод. Сдвиг СЧП и множителя вправо</text:p>
          </table:table-cell>
        </table:table-row>
        <table:table-row table:style-name="Таблица5.1">
          <table:table-cell table:style-name="Таблица5.A1" office:value-type="string">
            <text:p text:style-name="P92"/>
          </table:table-cell>
          <table:table-cell table:style-name="Таблица5.B12" office:value-type="string">
            <text:p text:style-name="P92"/>
          </table:table-cell>
          <table:table-cell table:style-name="Таблица5.A1" office:value-type="string">
            <text:p text:style-name="P92"/>
          </table:table-cell>
          <table:table-cell table:style-name="Таблица5.A1" office:value-type="string">
            <text:p text:style-name="P100"/>
          </table:table-cell>
          <table:table-cell table:style-name="Таблица5.A1" office:value-type="string">
            <text:p text:style-name="P92"/>
          </table:table-cell>
        </table:table-row>
        <table:table-row table:style-name="Таблица5.1">
          <table:table-cell table:style-name="Таблица5.A1" office:value-type="string">
            <text:p text:style-name="P92">10</text:p>
          </table:table-cell>
          <table:table-cell table:style-name="Таблица5.B13" office:value-type="string">
            <text:p text:style-name="P45"><text:span text:style-name="T61">[</text:span><text:span text:style-name="T1">-</text:span><text:span text:style-name="T61">A]</text:span><text:span text:style-name="T1">пр</text:span></text:p>
            <text:p text:style-name="P92">СЧП</text:p>
          </table:table-cell>
          <table:table-cell table:style-name="Таблица5.A1" office:value-type="string">
            <text:p text:style-name="P15"><text:span text:style-name="T34">0</text:span><text:span text:style-name="T69">0</text:span><text:span text:style-name="T35">100111</text:span></text:p>
            <text:p text:style-name="P106">00000110</text:p>
          </table:table-cell>
          <table:table-cell table:style-name="Таблица5.A1" office:value-type="string">
            <text:p text:style-name="P95">00111111</text:p>
          </table:table-cell>
          <table:table-cell table:style-name="Таблица5.A1" office:value-type="string">
            <text:p text:style-name="P92">Коррекция результата: сложение<text:line-break/>старших разрядов СЧП с дополнением множимого</text:p>
          </table:table-cell>
        </table:table-row>
      </table:table>
      <text:p text:style-name="P61"><text:span text:style-name="T93"><text:line-break/>Полученный результат положителен и представлен в прямом коде:</text:span><text:span text:style-name="T99"> </text:span><text:span text:style-name="T93"><text:line-break/>[</text:span><text:span text:style-name="T99">C</text:span><text:span text:style-name="T93">]</text:span><text:span text:style-name="T100">пр</text:span><text:span text:style-name="T99"> </text:span><text:span text:style-name="T93">= [</text:span><text:span text:style-name="T99">A</text:span><text:span text:style-name="T93">]</text:span><text:span text:style-name="T100">доп</text:span><text:span text:style-name="T99"> x</text:span><text:span text:style-name="T93"> [</text:span><text:span text:style-name="T99">B</text:span><text:span text:style-name="T93">]</text:span><text:span text:style-name="T100">доп</text:span><text:span text:style-name="T99"> </text:span><text:span text:style-name="T93">= (</text:span><text:span text:style-name="T118">0</text:span><text:span text:style-name="T119">.</text:span><text:span text:style-name="T118">0000110</text:span><text:span text:style-name="T119">00111111</text:span><text:span text:style-name="T93">)</text:span><text:span text:style-name="T100">2</text:span><text:span text:style-name="T99"> </text:span><text:span text:style-name="T93">= (1</text:span><text:span text:style-name="T96">599</text:span><text:span text:style-name="T93">)</text:span><text:span text:style-name="T100">10</text:span></text:p>
      <text:h text:style-name="P85" text:outline-level="3">2 часть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7"/>
            <text:p text:style-name="P16"><text:bookmark text:name="_GoBack1"/><text:span text:style-name="T1">А=</text:span><text:span text:style-name="T2">39</text:span></text:p>
            <text:p text:style-name="P7"/>
          </table:table-cell>
          <table:table-cell table:style-name="Таблица6.A1" office:value-type="string">
            <text:p text:style-name="P16"><text:span text:style-name="T66">[+</text:span><text:span text:style-name="T1">А</text:span><text:span text:style-name="T66">]</text:span><text:span text:style-name="T84">пр</text:span> = <text:span text:style-name="T114">0.</text:span><text:span text:style-name="T116">0</text:span><text:span text:style-name="T115">100111</text:span></text:p>
          </table:table-cell>
          <table:table-cell table:style-name="Таблица6.A1" office:value-type="string">
            <text:p text:style-name="P16"><text:span text:style-name="T66">[-A]</text:span><text:span text:style-name="T84">доп</text:span><text:span text:style-name="T66"> </text:span><text:span text:style-name="T68">= </text:span><text:span text:style-name="T1">1.10</text:span><text:span text:style-name="T2">11001</text:span></text:p>
          </table:table-cell>
        </table:table-row>
        <table:table-row table:style-name="Таблица6.1">
          <table:table-cell table:style-name="Таблица6.A1" office:value-type="string">
            <text:p text:style-name="P16"><text:span text:style-name="T66">B=</text:span><text:span text:style-name="T67">4</text:span><text:span text:style-name="T1">1</text:span></text:p>
            <text:p text:style-name="P7"/>
          </table:table-cell>
          <table:table-cell table:style-name="Таблица6.A1" office:value-type="string">
            <text:p text:style-name="P16"><text:span text:style-name="T66">[+</text:span><text:span text:style-name="T1">B</text:span><text:span text:style-name="T66">]</text:span><text:span text:style-name="T84">пр</text:span><text:span text:style-name="T66">= </text:span><text:span text:style-name="T1">0.0</text:span><text:span text:style-name="T2">101001</text:span></text:p>
          </table:table-cell>
          <table:table-cell table:style-name="Таблица6.A1" office:value-type="string">
            <text:p text:style-name="P16"><text:span text:style-name="T66">[-B]</text:span><text:span text:style-name="T84">доп</text:span><text:span text:style-name="T66">= </text:span><text:span text:style-name="T1">1.</text:span><text:span text:style-name="T66">1</text:span><text:span text:style-name="T2">010111</text:span></text:p>
          </table:table-cell>
        </table:table-row>
      </table:table>
      <text:h text:style-name="P2" text:outline-level="4"><text:span text:style-name="T111">1. </text:span><text:span text:style-name="T112">A</text:span><text:span text:style-name="T111"> &gt; 0, </text:span><text:span text:style-name="T112">B</text:span><text:span text:style-name="T111"> &gt; 0</text:span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4">№ шага</text:p>
          </table:table-cell>
          <table:table-cell table:style-name="Таблица7.A1" office:value-type="string">
            <text:p text:style-name="P4">Операнды<text:line-break/>и действия</text:p>
          </table:table-cell>
          <table:table-cell table:style-name="Таблица7.A1" office:value-type="string">
            <text:p text:style-name="P49"><text:span text:style-name="T170">СЧП </text:span><text:span text:style-name="T141">(старшие разряды)</text:span></text:p>
          </table:table-cell>
          <table:table-cell table:style-name="Таблица7.A1" office:value-type="string">
            <text:p text:style-name="P4">Множитель и СЧП (младшие разряды)</text:p>
          </table:table-cell>
          <table:table-cell table:style-name="Таблица7.A1" office:value-type="string">
            <text:p text:style-name="P4">Пояснения</text:p>
          </table:table-cell>
        </table:table-row>
        <table:table-row table:style-name="Таблица7.1">
          <table:table-cell table:style-name="Таблица7.A1" office:value-type="string">
            <text:p text:style-name="P4">1</text:p>
          </table:table-cell>
          <table:table-cell table:style-name="Таблица7.A1" office:value-type="string">
            <text:p text:style-name="P4">2</text:p>
          </table:table-cell>
          <table:table-cell table:style-name="Таблица7.A1" office:value-type="string">
            <text:p text:style-name="P4">3</text:p>
          </table:table-cell>
          <table:table-cell table:style-name="Таблица7.A1" office:value-type="string">
            <text:p text:style-name="P4">4</text:p>
          </table:table-cell>
          <table:table-cell table:style-name="Таблица7.A1" office:value-type="string">
            <text:p text:style-name="P4">5</text:p>
          </table:table-cell>
        </table:table-row>
        <text:soft-page-break/>
        <table:table-row table:style-name="Таблица7.1">
          <table:table-cell table:style-name="Таблица7.A1" office:value-type="string">
            <text:p text:style-name="P4">0</text:p>
          </table:table-cell>
          <table:table-cell table:style-name="Таблица7.A1" office:value-type="string">
            <text:p text:style-name="P4">СЧП</text:p>
          </table:table-cell>
          <table:table-cell table:style-name="Таблица7.A1" office:value-type="string">
            <text:p text:style-name="P4">000000000</text:p>
          </table:table-cell>
          <table:table-cell table:style-name="Таблица7.A1" office:value-type="string">
            <text:p text:style-name="P16"><text:span text:style-name="T49">00</text:span><text:span text:style-name="T50">10100</text:span><text:span text:style-name="T19">1</text:span></text:p>
          </table:table-cell>
          <table:table-cell table:style-name="Таблица7.A1" office:value-type="string">
            <text:p text:style-name="P49"><text:span text:style-name="T141">Обнуле</text:span><text:span text:style-name="T170">ние старших разрядов СЧП</text:span></text:p>
          </table:table-cell>
        </table:table-row>
        <table:table-row table:style-name="Таблица7.1">
          <table:table-cell table:style-name="Таблица7.A1" office:value-type="string">
            <text:p text:style-name="P78">1</text:p>
          </table:table-cell>
          <table:table-cell table:style-name="Таблица7.A1" office:value-type="string">
            <text:p text:style-name="P28"><text:span text:style-name="T170">[-A]</text:span><text:span text:style-name="T87">доп</text:span><text:span text:style-name="T170"><text:line-break/>СЧП<text:line-break/></text:span><draw:frame draw:style-name="fr1" draw:name="Объект42" text:anchor-type="as-char" svg:width="0.96cm" svg:height="0.52cm" draw:z-index="33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49"><text:span text:style-name="T39">110</text:span><text:span text:style-name="T40">11001</text:span><text:span text:style-name="T170"><text:line-break/></text:span><text:span text:style-name="T59">110</text:span><text:span text:style-name="T60">11001</text:span><text:span text:style-name="T170"><text:line-break/></text:span><text:span text:style-name="T141">1</text:span><text:span text:style-name="T59">110</text:span><text:span text:style-name="T60">1100</text:span></text:p>
          </table:table-cell>
          <table:table-cell table:style-name="Таблица7.A1" office:value-type="string">
            <text:p text:style-name="P49"><text:span text:style-name="T170"><text:line-break/></text:span><text:span text:style-name="T53">00</text:span><text:span text:style-name="T54">1010</text:span><text:span text:style-name="T58">01</text:span><text:span text:style-name="T170"><text:line-break/></text:span><text:span text:style-name="T142">1</text:span><text:span text:style-name="T170">|</text:span><text:span text:style-name="T53">00</text:span><text:span text:style-name="T54">1010</text:span><text:span text:style-name="T33">0</text:span></text:p>
          </table:table-cell>
          <table:table-cell table:style-name="Таблица7.A1" office:value-type="string">
            <text:p text:style-name="P49"><text:span text:style-name="T141">Младший разряд множ. равен 1: вычитание</text:span><text:span text:style-name="apple-converted-space"><text:span text:style-name="T170"> </text:span></text:span><text:span text:style-name="apple-converted-space"><text:span text:style-name="T141">множимого из СПЧ</text:span></text:span><text:span text:style-name="T141"><text:line-break/></text:span><text:span text:style-name="T151">(сложение с доп. множимого)</text:span><text:span text:style-name="T141"><text:line-break/>Сдвиг СЧП и множителя вправо</text:span></text:p>
          </table:table-cell>
        </table:table-row>
        <table:table-row table:style-name="Таблица7.1">
          <table:table-cell table:style-name="Таблица7.A1" office:value-type="string">
            <text:p text:style-name="P78">2</text:p>
          </table:table-cell>
          <table:table-cell table:style-name="Таблица7.A1" office:value-type="string">
            <text:p text:style-name="P28"><text:span text:style-name="T170">[A]</text:span><text:span text:style-name="T87">пр</text:span><text:span text:style-name="T170"><text:line-break/>СЧП<text:line-break/></text:span><draw:frame draw:style-name="fr1" draw:name="Объект41" text:anchor-type="as-char" svg:width="0.96cm" svg:height="0.52cm" draw:z-index="37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0"><text:span text:style-name="T39">0</text:span><text:span text:style-name="T70">0</text:span><text:span text:style-name="T40">100111</text:span><text:span text:style-name="T170"><text:line-break/></text:span><text:span text:style-name="T120">00010011</text:span><text:span text:style-name="T170"><text:line-break/></text:span><text:span text:style-name="T174">0</text:span><text:span text:style-name="T120">0001001</text:span></text:p>
          </table:table-cell>
          <table:table-cell table:style-name="Таблица7.A1" office:value-type="string">
            <text:p text:style-name="P4"/>
            <text:p text:style-name="P49"><text:span text:style-name="T142">1</text:span><text:span text:style-name="T141">|</text:span><text:span text:style-name="T53">00</text:span><text:span text:style-name="T54">101</text:span><text:span text:style-name="T58">00</text:span></text:p>
            <text:p text:style-name="P49"><text:span text:style-name="T163">11</text:span><text:span text:style-name="T151">|</text:span><text:span text:style-name="T53">00</text:span><text:span text:style-name="T54">101</text:span><text:span text:style-name="T33">0</text:span></text:p>
          </table:table-cell>
          <table:table-cell table:style-name="Таблица7.A1" office:value-type="string">
            <text:p text:style-name="P4">Изменился с 1 на 0: сложение<text:line-break/><text:line-break/>Сдвиг СЧП и множителя вправо</text:p>
          </table:table-cell>
        </table:table-row>
        <table:table-row table:style-name="Таблица7.1">
          <table:table-cell table:style-name="Таблица7.A1" office:value-type="string">
            <text:p text:style-name="P4">3</text:p>
          </table:table-cell>
          <table:table-cell table:style-name="Таблица7.A1" office:value-type="string">
            <text:p text:style-name="P27"><draw:frame draw:style-name="fr1" draw:name="Объект24" text:anchor-type="as-char" svg:width="0.96cm" svg:height="0.52cm" draw:z-index="38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0"><text:span text:style-name="T175">0</text:span><text:span text:style-name="T174">0</text:span><text:span text:style-name="T120">000100</text:span></text:p>
          </table:table-cell>
          <table:table-cell table:style-name="Таблица7.A1" office:value-type="string">
            <text:p text:style-name="P48"><text:span text:style-name="T142">111</text:span><text:span text:style-name="T170">|</text:span><text:span text:style-name="T141">00</text:span><text:span text:style-name="T142">1</text:span><text:span text:style-name="T141">0</text:span><text:span text:style-name="T152">1</text:span></text:p>
          </table:table-cell>
          <table:table-cell table:style-name="Таблица7.A1" office:value-type="string">
            <text:p text:style-name="P73">Сдвиг СЧП и множителя вправо(младший разряд не изменился)</text:p>
          </table:table-cell>
        </table:table-row>
        <table:table-row table:style-name="Таблица7.1">
          <table:table-cell table:style-name="Таблица7.A1" office:value-type="string">
            <text:p text:style-name="P4">4</text:p>
          </table:table-cell>
          <table:table-cell table:style-name="Таблица7.A1" office:value-type="string">
            <text:p text:style-name="P28"><text:span text:style-name="T170">[-A]</text:span><text:span text:style-name="T87">доп</text:span><text:span text:style-name="T170"><text:line-break/>СЧП<text:line-break/></text:span><draw:frame draw:style-name="fr1" draw:name="Объект32" text:anchor-type="as-char" svg:width="0.96cm" svg:height="0.52cm" draw:z-index="34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63"><text:span text:style-name="T160">110</text:span><text:span text:style-name="T161">11001</text:span><text:span text:style-name="T170"><text:line-break/></text:span><text:span text:style-name="T123">11011101</text:span><text:span text:style-name="T170"><text:line-break/></text:span><text:span text:style-name="T141">1</text:span><text:span text:style-name="T123">1101110</text:span></text:p>
          </table:table-cell>
          <table:table-cell table:style-name="Таблица7.A1" office:value-type="string">
            <text:p text:style-name="P62"/>
            <text:p text:style-name="P63"><text:span text:style-name="T143">111</text:span><text:span text:style-name="T170">|</text:span><text:span text:style-name="T141">00</text:span><text:span text:style-name="T143">101</text:span></text:p>
            <text:p text:style-name="P63"><text:span text:style-name="T141">1</text:span><text:span text:style-name="T143">111</text:span><text:span text:style-name="T170">|</text:span><text:span text:style-name="T141">00</text:span><text:span text:style-name="T143">1</text:span><text:span text:style-name="T151">0</text:span></text:p>
          </table:table-cell>
          <table:table-cell table:style-name="Таблица7.A1" office:value-type="string">
            <text:p text:style-name="P49"><text:span text:style-name="T141">Изменился с 0 на 1: вычитание<text:line-break/></text:span><text:span text:style-name="T151">(сложение с доп. множимого)</text:span><text:span text:style-name="T141"><text:line-break/>Сдвиг СЧП и множителя вправо</text:span></text:p>
          </table:table-cell>
        </table:table-row>
        <table:table-row table:style-name="Таблица7.1">
          <table:table-cell table:style-name="Таблица7.A1" office:value-type="string">
            <text:p text:style-name="P4">5</text:p>
          </table:table-cell>
          <table:table-cell table:style-name="Таблица7.A1" office:value-type="string">
            <text:p text:style-name="P28"><text:span text:style-name="T170">[A]</text:span><text:span text:style-name="T87">пр</text:span><text:span text:style-name="T170"><text:line-break/>СЧП<text:line-break/></text:span><draw:frame draw:style-name="fr1" draw:name="Объект36" text:anchor-type="as-char" svg:width="0.96cm" svg:height="0.52cm" draw:z-index="35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63"><text:span text:style-name="T160">0</text:span><text:span text:style-name="T172">0</text:span><text:span text:style-name="T161">100111</text:span><text:span text:style-name="T170"><text:line-break/></text:span><text:span text:style-name="T123">00010101</text:span><text:span text:style-name="T170"><text:line-break/></text:span><text:span text:style-name="T141">0</text:span><text:span text:style-name="T123">0001010</text:span></text:p>
          </table:table-cell>
          <table:table-cell table:style-name="Таблица7.A1" office:value-type="string">
            <text:p text:style-name="P62"/>
            <text:p text:style-name="P63"><text:span text:style-name="T141">1</text:span><text:span text:style-name="T143">111</text:span><text:span text:style-name="T141">|00</text:span><text:span text:style-name="T143">10</text:span></text:p>
            <text:p text:style-name="P63"><text:span text:style-name="T162">1</text:span><text:span text:style-name="T164">1111</text:span><text:span text:style-name="T162">|00</text:span><text:span text:style-name="T159">1</text:span></text:p>
          </table:table-cell>
          <table:table-cell table:style-name="Таблица7.A1" office:value-type="string">
            <text:p text:style-name="P4">Изменился с 1 на 0: сложение<text:line-break/><text:line-break/>Сдвиг СЧП и множителя вправо</text:p>
          </table:table-cell>
        </table:table-row>
        <table:table-row table:style-name="Таблица7.1">
          <table:table-cell table:style-name="Таблица7.A1" office:value-type="string">
            <text:p text:style-name="P4">6</text:p>
          </table:table-cell>
          <table:table-cell table:style-name="Таблица7.A1" office:value-type="string">
            <text:p text:style-name="P28"><text:span text:style-name="T170">[-A]</text:span><text:span text:style-name="T87">доп</text:span><text:span text:style-name="T170"><text:line-break/>СЧП<text:line-break/></text:span><draw:frame draw:style-name="fr1" draw:name="Объект37" text:anchor-type="as-char" svg:width="0.96cm" svg:height="0.52cm" draw:z-index="39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63"><text:span text:style-name="T160">110</text:span><text:span text:style-name="T161">11001</text:span><text:span text:style-name="T170"><text:line-break/></text:span><text:span text:style-name="T123">11100011</text:span><text:span text:style-name="T170"><text:line-break/></text:span><text:span text:style-name="T141">1</text:span><text:span text:style-name="T123">1110001</text:span></text:p>
          </table:table-cell>
          <table:table-cell table:style-name="Таблица7.A1" office:value-type="string">
            <text:p text:style-name="P62"/>
            <text:p text:style-name="P63"><text:span text:style-name="T143">11111</text:span><text:span text:style-name="T170">|</text:span><text:span text:style-name="T141">00</text:span><text:span text:style-name="T143">1</text:span></text:p>
            <text:p text:style-name="P63"><text:span text:style-name="T141">1</text:span><text:span text:style-name="T143">11111</text:span><text:span text:style-name="T170">|</text:span><text:span text:style-name="T141">0</text:span><text:span text:style-name="T151">0</text:span></text:p>
          </table:table-cell>
          <table:table-cell table:style-name="Таблица7.A1" office:value-type="string">
            <text:p text:style-name="P49"><text:span text:style-name="T141">Изменился с 0 на 1: вычитание<text:line-break/></text:span><text:span text:style-name="T151">(сложение с доп. множимого)</text:span><text:span text:style-name="T141"><text:line-break/>Сдвиг СЧП и множителя вправо</text:span></text:p>
          </table:table-cell>
        </table:table-row>
        <table:table-row table:style-name="Таблица7.1">
          <table:table-cell table:style-name="Таблица7.A1" office:value-type="string">
            <text:p text:style-name="P4">7</text:p>
          </table:table-cell>
          <table:table-cell table:style-name="Таблица7.A1" office:value-type="string">
            <text:p text:style-name="P28"><text:span text:style-name="T170">[A]</text:span><text:span text:style-name="T87">пр</text:span><text:span text:style-name="T170"><text:line-break/>СЧП<text:line-break/></text:span><draw:frame draw:style-name="fr1" draw:name="Объект38" text:anchor-type="as-char" svg:width="0.96cm" svg:height="0.52cm" draw:z-index="40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63"><text:span text:style-name="T160">0</text:span><text:span text:style-name="T172">0</text:span><text:span text:style-name="T161">100111</text:span><text:span text:style-name="T170"><text:line-break/></text:span><text:span text:style-name="T123">00011000</text:span><text:span text:style-name="T170"><text:line-break/></text:span><text:span text:style-name="T141">0</text:span><text:span text:style-name="T123">0001100</text:span></text:p>
          </table:table-cell>
          <table:table-cell table:style-name="Таблица7.A1" office:value-type="string">
            <text:p text:style-name="P62"/>
            <text:p text:style-name="P63"><text:span text:style-name="T141">1</text:span><text:span text:style-name="T143">11111</text:span><text:span text:style-name="T141">|00</text:span></text:p>
            <text:p text:style-name="P63"><text:span text:style-name="T164">01</text:span><text:span text:style-name="T162">1</text:span><text:span text:style-name="T164">1111</text:span><text:span text:style-name="T162">|</text:span><text:span text:style-name="T153">0</text:span></text:p>
          </table:table-cell>
          <table:table-cell table:style-name="Таблица7.A1" office:value-type="string">
            <text:p text:style-name="P4">Изменился с 1 на 0: сложение<text:line-break/><text:line-break/>Сдвиг СЧП и множителя вправо</text:p>
          </table:table-cell>
        </table:table-row>
        <table:table-row table:style-name="Таблица7.1">
          <table:table-cell table:style-name="Таблица7.A1" office:value-type="string">
            <text:p text:style-name="P4">8</text:p>
          </table:table-cell>
          <table:table-cell table:style-name="Таблица7.A1" office:value-type="string">
            <text:p text:style-name="P28"><draw:frame draw:style-name="fr1" draw:name="Объект39" text:anchor-type="as-char" svg:width="0.96cm" svg:height="0.52cm" draw:z-index="36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63"><text:span text:style-name="T141">00</text:span><text:span text:style-name="T123">000110</text:span></text:p>
          </table:table-cell>
          <table:table-cell table:style-name="Таблица7.A1" office:value-type="string">
            <text:p text:style-name="P64"><text:span text:style-name="T143">00111111</text:span><text:span text:style-name="T170">|</text:span></text:p>
          </table:table-cell>
          <table:table-cell table:style-name="Таблица7.A1" office:value-type="string">
            <text:p text:style-name="P4">Сдвиг СЧП и множителя вправо(младший разряд не изменился)</text:p>
          </table:table-cell>
        </table:table-row>
        <table:table-row table:style-name="Таблица7.1"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28"/>
          </table:table-cell>
          <table:table-cell table:style-name="Таблица7.A1" office:value-type="string">
            <text:p text:style-name="P4"/>
          </table:table-cell>
          <table:table-cell table:style-name="Таблица7.A1" office:value-type="string">
            <text:p text:style-name="P78"/>
          </table:table-cell>
          <table:table-cell table:style-name="Таблица7.A1" office:value-type="string">
            <text:p text:style-name="P4"/>
          </table:table-cell>
        </table:table-row>
      </table:table>
      <text:p text:style-name="P32"><text:span text:style-name="T102"><text:line-break/></text:span><text:span text:style-name="T107">Полученный результат положителен и представлен в прямом коде:</text:span><text:span text:style-name="apple-converted-space"><text:span text:style-name="T107"> </text:span></text:span><text:span text:style-name="T107"><text:line-break/>[C]пр</text:span><text:span text:style-name="apple-converted-space"><text:span text:style-name="T107"> </text:span></text:span><text:span text:style-name="T107">= [A]пр</text:span><text:span text:style-name="apple-converted-space"><text:span text:style-name="T107"> </text:span></text:span><text:span text:style-name="T107">x [B]пр</text:span><text:span text:style-name="apple-converted-space"><text:span text:style-name="T107"> </text:span></text:span><text:span text:style-name="T107">= (</text:span><text:span text:style-name="T109">0.0</text:span><text:span text:style-name="T137">000110</text:span><text:span text:style-name="T107"> </text:span><text:span text:style-name="T110">00111111</text:span><text:span text:style-name="T107">)</text:span><text:span text:style-name="T103">2</text:span><text:span text:style-name="apple-converted-space"><text:span text:style-name="T103"> </text:span></text:span><text:span text:style-name="T107">= (1</text:span><text:span text:style-name="T108">599</text:span><text:span text:style-name="T107">)</text:span><text:span text:style-name="T103">10</text:span></text:p>
      <text:p text:style-name="P32"><text:span text:style-name="T102"><text:line-break/></text:span><text:span text:style-name="T113">2)A &lt; 0, B &gt; 0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office:value-type="string">
            <text:p text:style-name="P5">№ шага</text:p>
          </table:table-cell>
          <table:table-cell table:style-name="Таблица8.A1" office:value-type="string">
            <text:p text:style-name="P79">Операнды<text:line-break/>и действия</text:p>
          </table:table-cell>
          <table:table-cell table:style-name="Таблица8.A1" office:value-type="string">
            <text:p text:style-name="P51"><text:span text:style-name="T170">СЧП </text:span><text:span text:style-name="T141">(старшие разряды)</text:span></text:p>
          </table:table-cell>
          <table:table-cell table:style-name="Таблица8.A1" office:value-type="string">
            <text:p text:style-name="P5">Множитель и СЧП (младшие разряды)</text:p>
          </table:table-cell>
          <table:table-cell table:style-name="Таблица8.A1" office:value-type="string">
            <text:p text:style-name="P79">Пояснения</text:p>
          </table:table-cell>
        </table:table-row>
        <table:table-row table:style-name="Таблица8.1">
          <table:table-cell table:style-name="Таблица8.A1" office:value-type="string">
            <text:p text:style-name="P79">1</text:p>
          </table:table-cell>
          <table:table-cell table:style-name="Таблица8.A1" office:value-type="string">
            <text:p text:style-name="P79">2</text:p>
          </table:table-cell>
          <table:table-cell table:style-name="Таблица8.A1" office:value-type="string">
            <text:p text:style-name="P79">3</text:p>
          </table:table-cell>
          <table:table-cell table:style-name="Таблица8.A1" office:value-type="string">
            <text:p text:style-name="P79">4</text:p>
          </table:table-cell>
          <table:table-cell table:style-name="Таблица8.A1" office:value-type="string">
            <text:p text:style-name="P79">5</text:p>
          </table:table-cell>
        </table:table-row>
        <table:table-row table:style-name="Таблица8.1">
          <table:table-cell table:style-name="Таблица8.A1" office:value-type="string">
            <text:p text:style-name="P79">0</text:p>
          </table:table-cell>
          <table:table-cell table:style-name="Таблица8.A1" office:value-type="string">
            <text:p text:style-name="P79">СЧП</text:p>
          </table:table-cell>
          <table:table-cell table:style-name="Таблица8.A1" office:value-type="string">
            <text:p text:style-name="P51"><text:span text:style-name="T170">00000000</text:span><text:span text:style-name="T141">0</text:span></text:p>
          </table:table-cell>
          <table:table-cell table:style-name="Таблица8.A1" office:value-type="string">
            <text:p text:style-name="P17"><text:span text:style-name="T49">110</text:span><text:span text:style-name="T50">1100</text:span><text:span text:style-name="T19">1</text:span></text:p>
          </table:table-cell>
          <table:table-cell table:style-name="Таблица8.A1" office:value-type="string">
            <text:p text:style-name="P79">Обнуление старших разрядов СЧП</text:p>
          </table:table-cell>
        </table:table-row>
        <table:table-row table:style-name="Таблица8.1">
          <table:table-cell table:style-name="Таблица8.A1" office:value-type="string">
            <text:p text:style-name="P79">1</text:p>
          </table:table-cell>
          <table:table-cell table:style-name="Таблица8.A1" office:value-type="string">
            <text:p text:style-name="P29"><text:span text:style-name="T170">[-A]</text:span><text:span text:style-name="T87">пр</text:span><text:span text:style-name="T170"><text:line-break/>СЧП<text:line-break/></text:span><draw:frame draw:style-name="fr1" draw:name="Объект50" text:anchor-type="as-char" svg:width="0.96cm" svg:height="0.52cm" draw:z-index="41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1"><text:span text:style-name="T177">0</text:span><text:span text:style-name="T181">0</text:span><text:span text:style-name="T178">100111</text:span><text:span text:style-name="T170"><text:line-break/></text:span><text:span text:style-name="T179">0</text:span><text:span text:style-name="T183">0</text:span><text:span text:style-name="T180">100111</text:span><text:span text:style-name="T170"><text:line-break/></text:span><text:span text:style-name="T145">0</text:span><text:span text:style-name="T179">0</text:span><text:span text:style-name="T183">0</text:span><text:span text:style-name="T180">10011</text:span></text:p>
          </table:table-cell>
          <table:table-cell table:style-name="Таблица8.A1" office:value-type="string">
            <text:p text:style-name="P5"/>
            <text:p text:style-name="P77">11011001</text:p>
            <text:p text:style-name="P51"><text:span text:style-name="T144">1</text:span><text:span text:style-name="T170">|</text:span><text:span text:style-name="T144">110110</text:span><text:span text:style-name="T154">0</text:span></text:p>
          </table:table-cell>
          <table:table-cell table:style-name="Таблица8.A1" office:value-type="string">
            <text:p text:style-name="P52"><text:span text:style-name="T141">Младший разряд множ. равен 1: </text:span><text:span text:style-name="T162">сложение</text:span><text:span text:style-name="T141"><text:line-break/>Сдвиг СЧП и множителя вправо</text:span></text:p>
          </table:table-cell>
        </table:table-row>
        <table:table-row table:style-name="Таблица8.1">
          <table:table-cell table:style-name="Таблица8.A1" office:value-type="string">
            <text:p text:style-name="P78">2</text:p>
          </table:table-cell>
          <table:table-cell table:style-name="Таблица8.A1" office:value-type="string">
            <text:p text:style-name="P28"><text:span text:style-name="T170">[A]</text:span><text:span text:style-name="T88">доп</text:span><text:span text:style-name="T170"><text:line-break/>СЧП<text:line-break/></text:span><draw:frame draw:style-name="fr1" draw:name="Объект49" text:anchor-type="as-char" svg:width="0.96cm" svg:height="0.52cm" draw:z-index="42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2"><text:span text:style-name="T178">11011001</text:span><text:span text:style-name="T170"><text:line-break/></text:span><text:span text:style-name="T120">11101100</text:span><text:span text:style-name="T170"><text:line-break/></text:span><text:span text:style-name="T176">1</text:span><text:span text:style-name="T121">1110110</text:span></text:p>
          </table:table-cell>
          <table:table-cell table:style-name="Таблица8.A1" office:value-type="string">
            <text:p text:style-name="P4"/>
            <text:p text:style-name="P49"><text:span text:style-name="T142">1</text:span><text:span text:style-name="T141">|</text:span><text:span text:style-name="T53">00</text:span><text:span text:style-name="T54">101</text:span><text:span text:style-name="T58">00</text:span></text:p>
            <text:p text:style-name="P49"><text:span text:style-name="T165">0</text:span><text:span text:style-name="T163">1</text:span><text:span text:style-name="T151">|</text:span><text:span text:style-name="T53">00</text:span><text:span text:style-name="T54">101</text:span><text:span text:style-name="T33">0</text:span></text:p>
          </table:table-cell>
          <table:table-cell table:style-name="Таблица8.A1" office:value-type="string">
            <text:p text:style-name="P52"><text:span text:style-name="T141">Изменился с 1 на 0: вычитание<text:line-break/></text:span><text:span text:style-name="T151">(сложение с доп. множимого)</text:span><text:span text:style-name="T141"><text:line-break/>Сдвиг СЧП и множителя вправо</text:span></text:p>
          </table:table-cell>
        </table:table-row>
        <table:table-row table:style-name="Таблица8.1">
          <table:table-cell table:style-name="Таблица8.A1" office:value-type="string">
            <text:p text:style-name="P4">3</text:p>
          </table:table-cell>
          <table:table-cell table:style-name="Таблица8.A1" office:value-type="string">
            <text:p text:style-name="P27"><draw:frame draw:style-name="fr1" draw:name="Объект40" text:anchor-type="as-char" svg:width="0.96cm" svg:height="0.52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82">11111011</text:p>
          </table:table-cell>
          <table:table-cell table:style-name="Таблица8.A1" office:value-type="string">
            <text:p text:style-name="P48"><text:span text:style-name="T144">00</text:span><text:span text:style-name="T142">1</text:span><text:span text:style-name="T170">|</text:span><text:span text:style-name="T141">00</text:span><text:span text:style-name="T142">1</text:span><text:span text:style-name="T141">0</text:span><text:span text:style-name="T152">1</text:span></text:p>
          </table:table-cell>
          <table:table-cell table:style-name="Таблица8.A1" office:value-type="string">
            <text:p text:style-name="P73">Сдвиг СЧП и множителя вправо(младший разряд не изменился)</text:p>
          </table:table-cell>
        </table:table-row>
        <text:soft-page-break/>
        <table:table-row table:style-name="Таблица8.1">
          <table:table-cell table:style-name="Таблица8.A1" office:value-type="string">
            <text:p text:style-name="P4">4</text:p>
          </table:table-cell>
          <table:table-cell table:style-name="Таблица8.A1" office:value-type="string">
            <text:p text:style-name="P28"><text:span text:style-name="T170">[-A]</text:span><text:span text:style-name="T88">пр</text:span><text:span text:style-name="T170"><text:line-break/>СЧП<text:line-break/></text:span><draw:frame draw:style-name="fr1" draw:name="Объект43" text:anchor-type="as-char" svg:width="0.96cm" svg:height="0.52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65"><text:span text:style-name="T161">0</text:span><text:span text:style-name="T173">0</text:span><text:span text:style-name="T161">100111</text:span><text:span text:style-name="T170"><text:line-break/></text:span><text:span text:style-name="T123">00100010</text:span><text:span text:style-name="T170"><text:line-break/></text:span><text:span text:style-name="T145">0</text:span><text:span text:style-name="T124">0010001</text:span></text:p>
          </table:table-cell>
          <table:table-cell table:style-name="Таблица8.A1" office:value-type="string">
            <text:p text:style-name="P62"/>
            <text:p text:style-name="P63"><text:span text:style-name="T144">00</text:span><text:span text:style-name="T143">1</text:span><text:span text:style-name="T170">|</text:span><text:span text:style-name="T141">00</text:span><text:span text:style-name="T143">101</text:span></text:p>
            <text:p text:style-name="P63"><text:span text:style-name="T144">000</text:span><text:span text:style-name="T143">1</text:span><text:span text:style-name="T170">|</text:span><text:span text:style-name="T141">00</text:span><text:span text:style-name="T143">1</text:span><text:span text:style-name="T151">0</text:span></text:p>
          </table:table-cell>
          <table:table-cell table:style-name="Таблица8.A1" office:value-type="string">
            <text:p text:style-name="P49"><text:span text:style-name="T141">Изменился с 0 на 1: </text:span><text:span text:style-name="T145">сложение</text:span><text:span text:style-name="T141"><text:line-break/><text:line-break/>Сдвиг СЧП и множителя вправо</text:span></text:p>
          </table:table-cell>
        </table:table-row>
        <table:table-row table:style-name="Таблица8.1">
          <table:table-cell table:style-name="Таблица8.A1" office:value-type="string">
            <text:p text:style-name="P4">5</text:p>
          </table:table-cell>
          <table:table-cell table:style-name="Таблица8.A1" office:value-type="string">
            <text:p text:style-name="P28"><text:span text:style-name="T170">[A]</text:span><text:span text:style-name="T88">доп</text:span><text:span text:style-name="T170"><text:line-break/>СЧП<text:line-break/></text:span><draw:frame draw:style-name="fr1" draw:name="Объект44" text:anchor-type="as-char" svg:width="0.96cm" svg:height="0.52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65"><text:span text:style-name="T161">11011001</text:span><text:span text:style-name="T170"><text:line-break/></text:span><text:span text:style-name="T123">11101010</text:span><text:span text:style-name="T170"><text:line-break/></text:span><text:span text:style-name="T145">1</text:span><text:span text:style-name="T124">1110101</text:span></text:p>
          </table:table-cell>
          <table:table-cell table:style-name="Таблица8.A1" office:value-type="string">
            <text:p text:style-name="P62"/>
            <text:p text:style-name="P63"><text:span text:style-name="T144">000</text:span><text:span text:style-name="T143">1</text:span><text:span text:style-name="T141">|00</text:span><text:span text:style-name="T143">10</text:span></text:p>
            <text:p text:style-name="P63"><text:span text:style-name="T165">0000</text:span><text:span text:style-name="T164">1</text:span><text:span text:style-name="T162">|00</text:span><text:span text:style-name="T159">1</text:span></text:p>
          </table:table-cell>
          <table:table-cell table:style-name="Таблица8.A1" office:value-type="string">
            <text:p text:style-name="P52"><text:span text:style-name="T141">Изменился с 1 на 0: вычитание<text:line-break/></text:span><text:span text:style-name="T151">(сложение с доп. множимого)</text:span><text:span text:style-name="T141"><text:line-break/>Сдвиг СЧП и множителя вправо</text:span></text:p>
          </table:table-cell>
        </table:table-row>
        <table:table-row table:style-name="Таблица8.1">
          <table:table-cell table:style-name="Таблица8.A1" office:value-type="string">
            <text:p text:style-name="P4">6</text:p>
          </table:table-cell>
          <table:table-cell table:style-name="Таблица8.A1" office:value-type="string">
            <text:p text:style-name="P28"><text:span text:style-name="T170">[-A]</text:span><text:span text:style-name="T89">пр</text:span><text:span text:style-name="T170"><text:line-break/>СЧП<text:line-break/></text:span><draw:frame draw:style-name="fr1" draw:name="Объект45" text:anchor-type="as-char" svg:width="0.96cm" svg:height="0.52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65"><text:span text:style-name="T161">0</text:span><text:span text:style-name="T173">0</text:span><text:span text:style-name="T161">100111</text:span><text:span text:style-name="T170"><text:line-break/></text:span><text:span text:style-name="T123">00011100</text:span><text:span text:style-name="T170"><text:line-break/></text:span><text:span text:style-name="T146">0</text:span><text:span text:style-name="T123">0001110</text:span></text:p>
          </table:table-cell>
          <table:table-cell table:style-name="Таблица8.A1" office:value-type="string">
            <text:p text:style-name="P62"/>
            <text:p text:style-name="P63"><text:span text:style-name="T144">0000</text:span><text:span text:style-name="T143">1</text:span><text:span text:style-name="T170">|</text:span><text:span text:style-name="T141">00</text:span><text:span text:style-name="T143">1</text:span></text:p>
            <text:p text:style-name="P63"><text:span text:style-name="T144">00000</text:span><text:span text:style-name="T143">1</text:span><text:span text:style-name="T170">|</text:span><text:span text:style-name="T141">0</text:span><text:span text:style-name="T151">0</text:span></text:p>
          </table:table-cell>
          <table:table-cell table:style-name="Таблица8.A1" office:value-type="string">
            <text:p text:style-name="P49"><text:span text:style-name="T141">Изменился с 0 на 1: </text:span><text:span text:style-name="T146">сложение</text:span><text:span text:style-name="T141"><text:line-break/><text:line-break/>Сдвиг СЧП и множителя вправо</text:span></text:p>
          </table:table-cell>
        </table:table-row>
        <table:table-row table:style-name="Таблица8.1">
          <table:table-cell table:style-name="Таблица8.A1" office:value-type="string">
            <text:p text:style-name="P4">7</text:p>
          </table:table-cell>
          <table:table-cell table:style-name="Таблица8.A1" office:value-type="string">
            <text:p text:style-name="P28"><text:span text:style-name="T170">[A]</text:span><text:span text:style-name="T89">доп</text:span><text:span text:style-name="T170"><text:line-break/>СЧП<text:line-break/></text:span><draw:frame draw:style-name="fr1" draw:name="Объект46" text:anchor-type="as-char" svg:width="0.96cm" svg:height="0.52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65"><text:span text:style-name="T161">11011001</text:span><text:span text:style-name="T170"><text:line-break/></text:span><text:span text:style-name="T123">11100111</text:span><text:span text:style-name="T170"><text:line-break/></text:span><text:span text:style-name="T146">1</text:span><text:span text:style-name="T123">1110011</text:span></text:p>
          </table:table-cell>
          <table:table-cell table:style-name="Таблица8.A1" office:value-type="string">
            <text:p text:style-name="P62"/>
            <text:p text:style-name="P63"><text:span text:style-name="T144">00000</text:span><text:span text:style-name="T143">1</text:span><text:span text:style-name="T141">|00</text:span></text:p>
            <text:p text:style-name="P63"><text:span text:style-name="T165">100000</text:span><text:span text:style-name="T164">1</text:span><text:span text:style-name="T162">|</text:span><text:span text:style-name="T153">0</text:span></text:p>
          </table:table-cell>
          <table:table-cell table:style-name="Таблица8.A1" office:value-type="string">
            <text:p text:style-name="P53"><text:span text:style-name="T141">Изменился с 1 на 0: вычитание<text:line-break/></text:span><text:span text:style-name="T151">(сложение с доп. множимого)</text:span><text:span text:style-name="T141"><text:line-break/>Сдвиг СЧП и множителя вправо</text:span></text:p>
          </table:table-cell>
        </table:table-row>
        <table:table-row table:style-name="Таблица8.1">
          <table:table-cell table:style-name="Таблица8.A1" office:value-type="string">
            <text:p text:style-name="P4">8</text:p>
          </table:table-cell>
          <table:table-cell table:style-name="Таблица8.A1" office:value-type="string">
            <text:p text:style-name="P28"><draw:frame draw:style-name="fr1" draw:name="Объект47" text:anchor-type="as-char" svg:width="0.96cm" svg:height="0.52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65"><text:span text:style-name="T125">11</text:span><text:span text:style-name="T123">111001</text:span></text:p>
          </table:table-cell>
          <table:table-cell table:style-name="Таблица8.A1" office:value-type="string">
            <text:p text:style-name="P64"><text:span text:style-name="T144">1100000</text:span><text:span text:style-name="T143">1</text:span><text:span text:style-name="T170">|</text:span></text:p>
          </table:table-cell>
          <table:table-cell table:style-name="Таблица8.A1" office:value-type="string">
            <text:p text:style-name="P4">Сдвиг СЧП и множителя вправо(младший разряд не изменился)</text:p>
          </table:table-cell>
        </table:table-row>
        <table:table-row table:style-name="Таблица8.1">
          <table:table-cell table:style-name="Таблица8.A1" office:value-type="string">
            <text:p text:style-name="P5"/>
          </table:table-cell>
          <table:table-cell table:style-name="Таблица8.A1" office:value-type="string">
            <text:p text:style-name="P29"/>
          </table:table-cell>
          <table:table-cell table:style-name="Таблица8.A1" office:value-type="string">
            <text:p text:style-name="P5"/>
          </table:table-cell>
          <table:table-cell table:style-name="Таблица8.A1" office:value-type="string">
            <text:p text:style-name="P79"/>
          </table:table-cell>
          <table:table-cell table:style-name="Таблица8.A1" office:value-type="string">
            <text:p text:style-name="P5"/>
          </table:table-cell>
        </table:table-row>
      </table:table>
      <text:p text:style-name="P3"><text:span text:style-name="T111"><text:line-break/>Полученный результат отрицателен и представлен в дополнительном коде:</text:span><text:span text:style-name="apple-converted-space"><text:span text:style-name="T112"> </text:span></text:span><text:span text:style-name="T111"><text:line-break/></text:span><text:span text:style-name="T93">[C]</text:span><text:span text:style-name="T100">доп</text:span><text:span text:style-name="T93"> = [A]</text:span><text:span text:style-name="T100">пр</text:span><text:span text:style-name="T93"> x [B]</text:span><text:span text:style-name="T100">доп</text:span><text:span text:style-name="T93"> = (1.1111</text:span><text:span text:style-name="T94">0</text:span><text:span text:style-name="T95">0</text:span><text:span text:style-name="T93">111111</text:span><text:span text:style-name="T94">0</text:span><text:span text:style-name="T95">0</text:span><text:span text:style-name="T93">1)</text:span><text:span text:style-name="T100">2</text:span></text:p>
      <text:p text:style-name="P3"><text:span text:style-name="T104">[C]пр= = (</text:span><text:span text:style-name="T106">1</text:span><text:span text:style-name="T104">.000011000111111)</text:span><text:span text:style-name="T101">2</text:span><text:span text:style-name="T104">=(-1</text:span><text:span text:style-name="T105">599</text:span><text:span text:style-name="T104">)</text:span><text:span text:style-name="T101">10</text:span></text:p>
      <text:p text:style-name="P83"/>
      <text:h text:style-name="P107" text:outline-level="4">3)A &gt; 0, B &lt; 0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75">№ шага</text:p>
          </table:table-cell>
          <table:table-cell table:style-name="Таблица9.A1" office:value-type="string">
            <text:p text:style-name="P80">Операнды<text:line-break/>и действия</text:p>
          </table:table-cell>
          <table:table-cell table:style-name="Таблица9.A1" office:value-type="string">
            <text:p text:style-name="P53"><text:span text:style-name="T170">СЧП </text:span><text:span text:style-name="T141">(старшие разряды)</text:span></text:p>
          </table:table-cell>
          <table:table-cell table:style-name="Таблица9.A1" office:value-type="string">
            <text:p text:style-name="P75">Множитель и СЧП (младшие разряды)</text:p>
          </table:table-cell>
          <table:table-cell table:style-name="Таблица9.A1" office:value-type="string">
            <text:p text:style-name="P80">Пояснения</text:p>
          </table:table-cell>
        </table:table-row>
        <table:table-row table:style-name="Таблица9.1">
          <table:table-cell table:style-name="Таблица9.A1" office:value-type="string">
            <text:p text:style-name="P80">1</text:p>
          </table:table-cell>
          <table:table-cell table:style-name="Таблица9.A1" office:value-type="string">
            <text:p text:style-name="P80">2</text:p>
          </table:table-cell>
          <table:table-cell table:style-name="Таблица9.A1" office:value-type="string">
            <text:p text:style-name="P80">3</text:p>
          </table:table-cell>
          <table:table-cell table:style-name="Таблица9.A1" office:value-type="string">
            <text:p text:style-name="P80">4</text:p>
          </table:table-cell>
          <table:table-cell table:style-name="Таблица9.A1" office:value-type="string">
            <text:p text:style-name="P80">5</text:p>
          </table:table-cell>
        </table:table-row>
        <table:table-row table:style-name="Таблица9.1">
          <table:table-cell table:style-name="Таблица9.A1" office:value-type="string">
            <text:p text:style-name="P4">0</text:p>
          </table:table-cell>
          <table:table-cell table:style-name="Таблица9.A1" office:value-type="string">
            <text:p text:style-name="P4">СЧП</text:p>
          </table:table-cell>
          <table:table-cell table:style-name="Таблица9.A1" office:value-type="string">
            <text:p text:style-name="P4">000000000</text:p>
          </table:table-cell>
          <table:table-cell table:style-name="Таблица9.A1" office:value-type="string">
            <text:p text:style-name="P18"><text:span text:style-name="T50">1</text:span><text:span text:style-name="T74">1</text:span><text:span text:style-name="T50">01011</text:span><text:span text:style-name="T19">1</text:span></text:p>
          </table:table-cell>
          <table:table-cell table:style-name="Таблица9.A1" office:value-type="string">
            <text:p text:style-name="P49"><text:span text:style-name="T141">Обнуле</text:span><text:span text:style-name="T170">ние старших разрядов СЧП</text:span></text:p>
          </table:table-cell>
        </table:table-row>
        <table:table-row table:style-name="Таблица9.1">
          <table:table-cell table:style-name="Таблица9.A1" office:value-type="string">
            <text:p text:style-name="P78">1</text:p>
          </table:table-cell>
          <table:table-cell table:style-name="Таблица9.A1" office:value-type="string">
            <text:p text:style-name="P28"><text:span text:style-name="T170">[-A]</text:span><text:span text:style-name="T90">пр</text:span><text:span text:style-name="T170"><text:line-break/>СЧП<text:line-break/></text:span><draw:frame draw:style-name="fr1" draw:name="Объект58" text:anchor-type="as-char" svg:width="0.96cm" svg:height="0.52cm" draw:z-index="57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55"><text:span text:style-name="T178">0</text:span><text:span text:style-name="T182">0</text:span><text:span text:style-name="T178">100111</text:span><text:span text:style-name="T170"><text:line-break/></text:span><text:span text:style-name="T59">110</text:span><text:span text:style-name="T60">11001</text:span><text:span text:style-name="T170"><text:line-break/></text:span><text:span text:style-name="T141">1</text:span><text:span text:style-name="T59">110</text:span><text:span text:style-name="T60">1100</text:span></text:p>
          </table:table-cell>
          <table:table-cell table:style-name="Таблица9.A1" office:value-type="string">
            <text:p text:style-name="P54"><text:span text:style-name="T170"><text:line-break/></text:span><text:span text:style-name="T54">1</text:span><text:span text:style-name="T76">1</text:span><text:span text:style-name="T54">010111</text:span><text:span text:style-name="T170"><text:line-break/></text:span><text:span text:style-name="T142">1</text:span><text:span text:style-name="T170">|</text:span><text:span text:style-name="T54">1</text:span><text:span text:style-name="T76">1</text:span><text:span text:style-name="T54">0101</text:span><text:span text:style-name="T27">1</text:span></text:p>
          </table:table-cell>
          <table:table-cell table:style-name="Таблица9.A1" office:value-type="string">
            <text:p text:style-name="P49"><text:span text:style-name="T141">Младший разряд множ. равен 1: вычитание</text:span><text:span text:style-name="apple-converted-space"><text:span text:style-name="T170"> </text:span></text:span><text:span text:style-name="apple-converted-space"><text:span text:style-name="T141">множимого из СПЧ</text:span></text:span><text:span text:style-name="T141"><text:line-break/></text:span><text:span text:style-name="T151">(сложение с доп. множимого)</text:span><text:span text:style-name="T141"><text:line-break/>Сдвиг СЧП и множителя вправо</text:span></text:p>
          </table:table-cell>
        </table:table-row>
        <table:table-row table:style-name="Таблица9.1">
          <table:table-cell table:style-name="Таблица9.A1" office:value-type="string">
            <text:p text:style-name="P78">2</text:p>
          </table:table-cell>
          <table:table-cell table:style-name="Таблица9.A1" office:value-type="string">
            <text:p text:style-name="P27"><draw:frame draw:style-name="fr1" draw:name="Объект57" text:anchor-type="as-char" svg:width="0.96cm" svg:height="0.52cm" draw:z-index="60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66"><text:span text:style-name="T127">1</text:span><text:span text:style-name="T128">1</text:span><text:span text:style-name="T130">110</text:span><text:span text:style-name="T131">110</text:span></text:p>
          </table:table-cell>
          <table:table-cell table:style-name="Таблица9.A1" office:value-type="string">
            <text:p text:style-name="P68"><text:span text:style-name="T149">1</text:span><text:span text:style-name="T142">1</text:span><text:span text:style-name="T170">|</text:span><text:span text:style-name="T147">11010</text:span><text:span text:style-name="T155">1</text:span></text:p>
          </table:table-cell>
          <table:table-cell table:style-name="Таблица9.A1" office:value-type="string">
            <text:p text:style-name="P73">Сдвиг СЧП и множителя вправо(младший разряд не изменился)</text:p>
          </table:table-cell>
        </table:table-row>
        <table:table-row table:style-name="Таблица9.1">
          <table:table-cell table:style-name="Таблица9.A1" office:value-type="string">
            <text:p text:style-name="P4">3</text:p>
          </table:table-cell>
          <table:table-cell table:style-name="Таблица9.A1" office:value-type="string">
            <text:p text:style-name="P27"><draw:frame draw:style-name="fr1" draw:name="Объект51" text:anchor-type="as-char" svg:width="0.96cm" svg:height="0.52cm" draw:z-index="58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66"><text:span text:style-name="T126">1</text:span><text:span text:style-name="T127">1</text:span><text:span text:style-name="T128">1</text:span><text:span text:style-name="T130">110</text:span><text:span text:style-name="T131">11</text:span></text:p>
          </table:table-cell>
          <table:table-cell table:style-name="Таблица9.A1" office:value-type="string">
            <text:p text:style-name="P68"><text:span text:style-name="T149">11</text:span><text:span text:style-name="T142">1</text:span><text:span text:style-name="T170">|</text:span><text:span text:style-name="T147">1101</text:span><text:span text:style-name="T155">0</text:span></text:p>
          </table:table-cell>
          <table:table-cell table:style-name="Таблица9.A1" office:value-type="string">
            <text:p text:style-name="P73">Сдвиг СЧП и множителя вправо(младший разряд не изменился)</text:p>
          </table:table-cell>
        </table:table-row>
        <table:table-row table:style-name="Таблица9.1">
          <table:table-cell table:style-name="Таблица9.A1" office:value-type="string">
            <text:p text:style-name="P4">4</text:p>
          </table:table-cell>
          <table:table-cell table:style-name="Таблица9.A1" office:value-type="string">
            <text:p text:style-name="P28"><text:span text:style-name="T170">[A]</text:span><text:span text:style-name="T87">пр</text:span><text:span text:style-name="T170"><text:line-break/>СЧП<text:line-break/></text:span><draw:frame draw:style-name="fr1" draw:name="Объект52" text:anchor-type="as-char" svg:width="0.96cm" svg:height="0.52cm" draw:z-index="61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67"><text:span text:style-name="T160">0</text:span><text:span text:style-name="T172">0</text:span><text:span text:style-name="T161">100111</text:span><text:span text:style-name="T170"><text:line-break/></text:span><text:span text:style-name="T123">00100010</text:span><text:span text:style-name="T170"><text:line-break/></text:span><text:span text:style-name="T141">0</text:span><text:span text:style-name="T123">0010001</text:span></text:p>
          </table:table-cell>
          <table:table-cell table:style-name="Таблица9.A1" office:value-type="string">
            <text:p text:style-name="P62"/>
            <text:p text:style-name="P63"><text:span text:style-name="T149">11</text:span><text:span text:style-name="T143">1</text:span><text:span text:style-name="T141">|</text:span><text:span text:style-name="T148">11010</text:span></text:p>
            <text:p text:style-name="P63"><text:span text:style-name="T167">111</text:span><text:span text:style-name="T164">1</text:span><text:span text:style-name="T162">|</text:span><text:span text:style-name="T166">110</text:span><text:span text:style-name="T156">1</text:span></text:p>
          </table:table-cell>
          <table:table-cell table:style-name="Таблица9.A1" office:value-type="string">
            <text:p text:style-name="P4">Изменился с 1 на 0: сложение<text:line-break/><text:line-break/>Сдвиг СЧП и множителя вправо</text:p>
          </table:table-cell>
        </table:table-row>
        <table:table-row table:style-name="Таблица9.1">
          <table:table-cell table:style-name="Таблица9.A1" office:value-type="string">
            <text:p text:style-name="P4">5</text:p>
          </table:table-cell>
          <table:table-cell table:style-name="Таблица9.A1" office:value-type="string">
            <text:p text:style-name="P28"><text:span text:style-name="T170">[-A]</text:span><text:span text:style-name="T87">доп</text:span><text:span text:style-name="T170"><text:line-break/>СЧП<text:line-break/></text:span><draw:frame draw:style-name="fr1" draw:name="Объект53" text:anchor-type="as-char" svg:width="0.96cm" svg:height="0.52cm" draw:z-index="62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67"><text:span text:style-name="T160">110</text:span><text:span text:style-name="T161">11001</text:span><text:span text:style-name="T170"><text:line-break/></text:span><text:span text:style-name="T123">11101010</text:span><text:span text:style-name="T170"><text:line-break/></text:span><text:span text:style-name="T141">1</text:span><text:span text:style-name="T123">1110101</text:span></text:p>
          </table:table-cell>
          <table:table-cell table:style-name="Таблица9.A1" office:value-type="string">
            <text:p text:style-name="P62"/>
            <text:p text:style-name="P63"><text:span text:style-name="T149">111</text:span><text:span text:style-name="T143">1</text:span><text:span text:style-name="T170">|</text:span><text:span text:style-name="T148">1101</text:span></text:p>
            <text:p text:style-name="P63"><text:span text:style-name="T149">1111</text:span><text:span text:style-name="T143">1</text:span><text:span text:style-name="T170">|</text:span><text:span text:style-name="T148">11</text:span><text:span text:style-name="T156">0</text:span></text:p>
          </table:table-cell>
          <table:table-cell table:style-name="Таблица9.A1" office:value-type="string">
            <text:p text:style-name="P49"><text:span text:style-name="T141">Изменился с 0 на 1: вычитание<text:line-break/></text:span><text:span text:style-name="T151">(сложение с доп. множимого)</text:span><text:span text:style-name="T141"><text:line-break/>Сдвиг СЧП и множителя вправо</text:span></text:p>
          </table:table-cell>
        </table:table-row>
        <table:table-row table:style-name="Таблица9.1">
          <table:table-cell table:style-name="Таблица9.A1" office:value-type="string">
            <text:p text:style-name="P4">6</text:p>
          </table:table-cell>
          <table:table-cell table:style-name="Таблица9.A1" office:value-type="string">
            <text:p text:style-name="P28"><text:span text:style-name="T170">[A]</text:span><text:span text:style-name="T87">пр</text:span><text:span text:style-name="T170"><text:line-break/>СЧП<text:line-break/></text:span><text:soft-page-break/><draw:frame draw:style-name="fr1" draw:name="Объект54" text:anchor-type="as-char" svg:width="0.96cm" svg:height="0.52cm" draw:z-index="63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67"><text:span text:style-name="T160">0</text:span><text:span text:style-name="T172">0</text:span><text:span text:style-name="T161">100111</text:span><text:span text:style-name="T170"><text:line-break/></text:span><text:span text:style-name="T123">00011100</text:span><text:span text:style-name="T170"><text:line-break/></text:span><text:soft-page-break/><text:span text:style-name="T141">0</text:span><text:span text:style-name="T123">0001110</text:span></text:p>
          </table:table-cell>
          <table:table-cell table:style-name="Таблица9.A1" office:value-type="string">
            <text:p text:style-name="P62"/>
            <text:p text:style-name="P63"><text:span text:style-name="T149">1111</text:span><text:span text:style-name="T143">1</text:span><text:span text:style-name="T141">|</text:span><text:span text:style-name="T148">11</text:span><text:span text:style-name="T141">0</text:span></text:p>
            <text:p text:style-name="P63"><text:soft-page-break/><text:span text:style-name="T167">11111</text:span><text:span text:style-name="T164">1</text:span><text:span text:style-name="T162">|</text:span><text:span text:style-name="T166">1</text:span><text:span text:style-name="T156">1</text:span></text:p>
          </table:table-cell>
          <table:table-cell table:style-name="Таблица9.A1" office:value-type="string">
            <text:p text:style-name="P49"><text:span text:style-name="T141">Изменился с 1 на 0: сложение<text:line-break/><text:line-break/></text:span><text:soft-page-break/><text:span text:style-name="T141">Сдвиг СЧП и множителя вправо</text:span></text:p>
          </table:table-cell>
        </table:table-row>
        <table:table-row table:style-name="Таблица9.1">
          <table:table-cell table:style-name="Таблица9.A1" office:value-type="string">
            <text:p text:style-name="P4">7</text:p>
          </table:table-cell>
          <table:table-cell table:style-name="Таблица9.A1" office:value-type="string">
            <text:p text:style-name="P28"><text:span text:style-name="T170">[-A]</text:span><text:span text:style-name="T87">доп</text:span><text:span text:style-name="T170"><text:line-break/>СЧП<text:line-break/></text:span><draw:frame draw:style-name="fr1" draw:name="Объект55" text:anchor-type="as-char" svg:width="0.96cm" svg:height="0.52cm" draw:z-index="64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67"><text:span text:style-name="T160">110</text:span><text:span text:style-name="T161">11001</text:span><text:span text:style-name="T170"><text:line-break/></text:span><text:span text:style-name="T123">11100111</text:span><text:span text:style-name="T170"><text:line-break/></text:span><text:span text:style-name="T141">1</text:span><text:span text:style-name="T123">1110011</text:span></text:p>
          </table:table-cell>
          <table:table-cell table:style-name="Таблица9.A1" office:value-type="string">
            <text:p text:style-name="P62"/>
            <text:p text:style-name="P63"><text:span text:style-name="T149">11111</text:span><text:span text:style-name="T143">1</text:span><text:span text:style-name="T170">|</text:span><text:span text:style-name="T148">11</text:span></text:p>
            <text:p text:style-name="P63"><text:span text:style-name="T149">011111</text:span><text:span text:style-name="T143">1</text:span><text:span text:style-name="T170">|</text:span><text:span text:style-name="T156">1</text:span></text:p>
          </table:table-cell>
          <table:table-cell table:style-name="Таблица9.A1" office:value-type="string">
            <text:p text:style-name="P49"><text:span text:style-name="T141">Изменился с 0 на 1: вычитание<text:line-break/></text:span><text:span text:style-name="T151">(сложение с доп. множимого)</text:span><text:span text:style-name="T141"><text:line-break/>Сдвиг СЧП и множителя вправо</text:span></text:p>
          </table:table-cell>
        </table:table-row>
        <table:table-row table:style-name="Таблица9.1">
          <table:table-cell table:style-name="Таблица9.A1" office:value-type="string">
            <text:p text:style-name="P4">8</text:p>
          </table:table-cell>
          <table:table-cell table:style-name="Таблица9.A1" office:value-type="string">
            <text:p text:style-name="P28"><draw:frame draw:style-name="fr1" draw:name="Объект56" text:anchor-type="as-char" svg:width="0.96cm" svg:height="0.52cm" draw:z-index="59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67"><text:span text:style-name="T126">1</text:span><text:span text:style-name="T123">1111001</text:span></text:p>
          </table:table-cell>
          <table:table-cell table:style-name="Таблица9.A1" office:value-type="string">
            <text:p text:style-name="P64"><text:span text:style-name="T149">0011111</text:span><text:span text:style-name="T143">1</text:span><text:span text:style-name="T170">|</text:span></text:p>
          </table:table-cell>
          <table:table-cell table:style-name="Таблица9.A1" office:value-type="string">
            <text:p text:style-name="P4">Сдвиг СЧП и множителя вправо(младший разряд не изменился)</text:p>
          </table:table-cell>
        </table:table-row>
        <table:table-row table:style-name="Таблица9.1">
          <table:table-cell table:style-name="Таблица9.A1" office:value-type="string">
            <text:p text:style-name="P75"/>
          </table:table-cell>
          <table:table-cell table:style-name="Таблица9.A1" office:value-type="string">
            <text:p text:style-name="P30"/>
          </table:table-cell>
          <table:table-cell table:style-name="Таблица9.A1" office:value-type="string">
            <text:p text:style-name="P75"/>
          </table:table-cell>
          <table:table-cell table:style-name="Таблица9.A1" office:value-type="string">
            <text:p text:style-name="P80"/>
          </table:table-cell>
          <table:table-cell table:style-name="Таблица9.A1" office:value-type="string">
            <text:p text:style-name="P75"/>
          </table:table-cell>
        </table:table-row>
      </table:table>
      <text:p text:style-name="P70"><text:span text:style-name="T111"><text:line-break/>Полученный результат отрицателен и представлен в дополнительном коде:</text:span><text:span text:style-name="apple-converted-space"><text:span text:style-name="T111"> </text:span></text:span><text:span text:style-name="T111"><text:line-break/></text:span><text:span text:style-name="T93">[C]</text:span><text:span text:style-name="T100">доп</text:span><text:span text:style-name="T93"> = [A]</text:span><text:span text:style-name="T100">пр</text:span><text:span text:style-name="T93"> x [B]</text:span><text:span text:style-name="T100">доп</text:span><text:span text:style-name="T93"> = (1.1111</text:span><text:span text:style-name="T94">0</text:span><text:span text:style-name="T95">0</text:span><text:span text:style-name="T93">111111</text:span><text:span text:style-name="T94">0</text:span><text:span text:style-name="T95">0</text:span><text:span text:style-name="T93">1)</text:span><text:span text:style-name="T100">2</text:span></text:p>
      <text:p text:style-name="P70"><text:span text:style-name="apple-converted-space"><text:span text:style-name="T104">[C]пр= = (</text:span></text:span><text:span text:style-name="apple-converted-space"><text:span text:style-name="T106">1</text:span></text:span><text:span text:style-name="apple-converted-space"><text:span text:style-name="T104">.000011000111111)</text:span></text:span><text:span text:style-name="apple-converted-space"><text:span text:style-name="T101">2</text:span></text:span><text:span text:style-name="apple-converted-space"><text:span text:style-name="T104">=(-1</text:span></text:span><text:span text:style-name="apple-converted-space"><text:span text:style-name="T105">599</text:span></text:span><text:span text:style-name="apple-converted-space"><text:span text:style-name="T104">)</text:span></text:span><text:span text:style-name="apple-converted-space"><text:span text:style-name="T101">10</text:span></text:span></text:p>
      <text:p text:style-name="P84"/>
      <text:h text:style-name="P108" text:outline-level="4">4) A &lt; 0, B &lt; 0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 table:style-name="Таблица10.1">
          <table:table-cell table:style-name="Таблица10.A1" office:value-type="string">
            <text:p text:style-name="P76">№ шага</text:p>
          </table:table-cell>
          <table:table-cell table:style-name="Таблица10.A1" office:value-type="string">
            <text:p text:style-name="P81">Операнды<text:line-break/>и действия</text:p>
          </table:table-cell>
          <table:table-cell table:style-name="Таблица10.A1" office:value-type="string">
            <text:p text:style-name="P55"><text:span text:style-name="T170">СЧП </text:span><text:span text:style-name="T141">(старшие разряды)</text:span></text:p>
          </table:table-cell>
          <table:table-cell table:style-name="Таблица10.A1" office:value-type="string">
            <text:p text:style-name="P76">Множитель и СЧП (младшие разряды)</text:p>
          </table:table-cell>
          <table:table-cell table:style-name="Таблица10.A1" office:value-type="string">
            <text:p text:style-name="P81">Пояснения</text:p>
          </table:table-cell>
        </table:table-row>
        <table:table-row table:style-name="Таблица10.1">
          <table:table-cell table:style-name="Таблица10.A1" office:value-type="string">
            <text:p text:style-name="P81">1</text:p>
          </table:table-cell>
          <table:table-cell table:style-name="Таблица10.A1" office:value-type="string">
            <text:p text:style-name="P81">2</text:p>
          </table:table-cell>
          <table:table-cell table:style-name="Таблица10.A1" office:value-type="string">
            <text:p text:style-name="P81">3</text:p>
          </table:table-cell>
          <table:table-cell table:style-name="Таблица10.A1" office:value-type="string">
            <text:p text:style-name="P81">4</text:p>
          </table:table-cell>
          <table:table-cell table:style-name="Таблица10.A1" office:value-type="string">
            <text:p text:style-name="P81">5</text:p>
          </table:table-cell>
        </table:table-row>
        <table:table-row table:style-name="Таблица10.1">
          <table:table-cell table:style-name="Таблица10.A1" office:value-type="string">
            <text:p text:style-name="P81">0</text:p>
          </table:table-cell>
          <table:table-cell table:style-name="Таблица10.A1" office:value-type="string">
            <text:p text:style-name="P81">СЧП</text:p>
          </table:table-cell>
          <table:table-cell table:style-name="Таблица10.A1" office:value-type="string">
            <text:p text:style-name="P55"><text:span text:style-name="T170">00000000</text:span><text:span text:style-name="T141">0</text:span></text:p>
          </table:table-cell>
          <table:table-cell table:style-name="Таблица10.A1" office:value-type="string">
            <text:p text:style-name="P18"><text:span text:style-name="T50">1</text:span><text:span text:style-name="T74">1</text:span><text:span text:style-name="T50">01011</text:span><text:span text:style-name="T19">1</text:span></text:p>
          </table:table-cell>
          <table:table-cell table:style-name="Таблица10.A1" office:value-type="string">
            <text:p text:style-name="P81">Обнуление старших разрядов СЧП</text:p>
          </table:table-cell>
        </table:table-row>
        <table:table-row table:style-name="Таблица10.1">
          <table:table-cell table:style-name="Таблица10.A1" office:value-type="string">
            <text:p text:style-name="P81">1</text:p>
          </table:table-cell>
          <table:table-cell table:style-name="Таблица10.A1" office:value-type="string">
            <text:p text:style-name="P31"><text:span text:style-name="T170">[-A]</text:span><text:span text:style-name="T87">пр</text:span><text:span text:style-name="T170"><text:line-break/>СЧП<text:line-break/></text:span><draw:frame draw:style-name="fr1" draw:name="Объект48" text:anchor-type="as-char" svg:width="0.96cm" svg:height="0.52cm" draw:z-index="49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55"><text:span text:style-name="T177">0</text:span><text:span text:style-name="T181">0</text:span><text:span text:style-name="T178">100111</text:span><text:span text:style-name="T170"><text:line-break/></text:span><text:span text:style-name="T179">0</text:span><text:span text:style-name="T183">0</text:span><text:span text:style-name="T180">100111</text:span><text:span text:style-name="T170"><text:line-break/></text:span><text:span text:style-name="T145">0</text:span><text:span text:style-name="T179">0</text:span><text:span text:style-name="T183">0</text:span><text:span text:style-name="T180">10011</text:span></text:p>
          </table:table-cell>
          <table:table-cell table:style-name="Таблица10.A1" office:value-type="string">
            <text:p text:style-name="P54"><text:span text:style-name="T170"><text:line-break/></text:span><text:span text:style-name="T54">1</text:span><text:span text:style-name="T76">1</text:span><text:span text:style-name="T54">010111</text:span><text:span text:style-name="T170"><text:line-break/></text:span><text:span text:style-name="T142">1</text:span><text:span text:style-name="T170">|</text:span><text:span text:style-name="T54">1</text:span><text:span text:style-name="T76">1</text:span><text:span text:style-name="T54">0101</text:span><text:span text:style-name="T27">1</text:span></text:p>
          </table:table-cell>
          <table:table-cell table:style-name="Таблица10.A1" office:value-type="string">
            <text:p text:style-name="P55"><text:span text:style-name="T141">Младший разряд множ. равен 1: </text:span><text:span text:style-name="T162">сложение</text:span><text:span text:style-name="T141"><text:line-break/>Сдвиг СЧП и множителя вправо</text:span></text:p>
          </table:table-cell>
        </table:table-row>
        <table:table-row table:style-name="Таблица10.1">
          <table:table-cell table:style-name="Таблица10.A1" office:value-type="string">
            <text:p text:style-name="P81">2</text:p>
          </table:table-cell>
          <table:table-cell table:style-name="Таблица10.A1" office:value-type="string">
            <text:p text:style-name="P31"><draw:frame draw:style-name="fr1" draw:name="Объект59" text:anchor-type="as-char" svg:width="0.96cm" svg:height="0.52cm" draw:z-index="50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55"><text:span text:style-name="T122">0</text:span><text:span text:style-name="T138">0</text:span><text:span text:style-name="T139">0</text:span><text:span text:style-name="T140">0</text:span><text:span text:style-name="T139">1001</text:span></text:p>
          </table:table-cell>
          <table:table-cell table:style-name="Таблица10.A1" office:value-type="string">
            <text:p text:style-name="P68"><text:span text:style-name="T147">0</text:span><text:span text:style-name="T142">1</text:span><text:span text:style-name="T170">|</text:span><text:span text:style-name="T168">1101</text:span><text:span text:style-name="T167">0</text:span><text:span text:style-name="T157">1</text:span></text:p>
          </table:table-cell>
          <table:table-cell table:style-name="Таблица10.A1" office:value-type="string">
            <text:p text:style-name="P76">Сдвиг СЧП и множителя вправо(младший разряд не изменился)</text:p>
          </table:table-cell>
        </table:table-row>
        <table:table-row table:style-name="Таблица10.1">
          <table:table-cell table:style-name="Таблица10.A1" office:value-type="string">
            <text:p text:style-name="P76">3</text:p>
          </table:table-cell>
          <table:table-cell table:style-name="Таблица10.A1" office:value-type="string">
            <text:p text:style-name="P31"><draw:frame draw:style-name="fr1" draw:name="Объект60" text:anchor-type="as-char" svg:width="0.96cm" svg:height="0.52cm" draw:z-index="51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69"><text:span text:style-name="T132">0</text:span><text:span text:style-name="T133">0</text:span><text:span text:style-name="T134">0</text:span><text:span text:style-name="T135">0</text:span><text:span text:style-name="T136">0</text:span><text:span text:style-name="T135">100</text:span></text:p>
          </table:table-cell>
          <table:table-cell table:style-name="Таблица10.A1" office:value-type="string">
            <text:p text:style-name="P68"><text:span text:style-name="T147">00</text:span><text:span text:style-name="T142">1</text:span><text:span text:style-name="T170">|</text:span><text:span text:style-name="T147">1101</text:span><text:span text:style-name="T155">0</text:span></text:p>
          </table:table-cell>
          <table:table-cell table:style-name="Таблица10.A1" office:value-type="string">
            <text:p text:style-name="P76">Сдвиг СЧП и множителя вправо(младший разряд не изменился)</text:p>
          </table:table-cell>
        </table:table-row>
        <table:table-row table:style-name="Таблица10.1">
          <table:table-cell table:style-name="Таблица10.A1" office:value-type="string">
            <text:p text:style-name="P76">4</text:p>
          </table:table-cell>
          <table:table-cell table:style-name="Таблица10.A1" office:value-type="string">
            <text:p text:style-name="P31"><text:span text:style-name="T170">[A]</text:span><text:span text:style-name="T88">доп</text:span><text:span text:style-name="T170"><text:line-break/>СЧП<text:line-break/></text:span><draw:frame draw:style-name="fr1" draw:name="Объект66" text:anchor-type="as-char" svg:width="0.96cm" svg:height="0.52cm" draw:z-index="52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69"><text:span text:style-name="T161">11011001</text:span><text:span text:style-name="T170"><text:line-break/></text:span><text:span text:style-name="T123">11011101</text:span><text:span text:style-name="T170"><text:line-break/></text:span><text:span text:style-name="T145">1</text:span><text:span text:style-name="T124">1101110</text:span></text:p>
          </table:table-cell>
          <table:table-cell table:style-name="Таблица10.A1" office:value-type="string">
            <text:p text:style-name="P62"/>
            <text:p text:style-name="P63"><text:span text:style-name="T148">00</text:span><text:span text:style-name="T143">1</text:span><text:span text:style-name="T170">|</text:span><text:span text:style-name="T148">1101</text:span><text:span text:style-name="T150">0</text:span></text:p>
            <text:p text:style-name="P63"><text:span text:style-name="T148">000</text:span><text:span text:style-name="T143">1</text:span><text:span text:style-name="T170">|</text:span><text:span text:style-name="T148">11</text:span><text:span text:style-name="T166">0</text:span><text:span text:style-name="T158">1</text:span></text:p>
          </table:table-cell>
          <table:table-cell table:style-name="Таблица10.A1" office:value-type="string">
            <text:p text:style-name="P55"><text:span text:style-name="T141">Изменился с 1 на 0: вычитание<text:line-break/></text:span><text:span text:style-name="T151">(сложение с доп. множимого)</text:span><text:span text:style-name="T141"><text:line-break/>Сдвиг СЧП и множителя вправо</text:span></text:p>
          </table:table-cell>
        </table:table-row>
        <table:table-row table:style-name="Таблица10.1">
          <table:table-cell table:style-name="Таблица10.A1" office:value-type="string">
            <text:p text:style-name="P76">5</text:p>
          </table:table-cell>
          <table:table-cell table:style-name="Таблица10.A1" office:value-type="string">
            <text:p text:style-name="P31"><text:span text:style-name="T170">[-A]</text:span><text:span text:style-name="T89">пр</text:span><text:span text:style-name="T170"><text:line-break/>СЧП<text:line-break/></text:span><draw:frame draw:style-name="fr1" draw:name="Объект62" text:anchor-type="as-char" svg:width="0.96cm" svg:height="0.52cm" draw:z-index="53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69"><text:span text:style-name="T161">0</text:span><text:span text:style-name="T173">0</text:span><text:span text:style-name="T161">100111</text:span><text:span text:style-name="T170"><text:line-break/></text:span><text:span text:style-name="T123">00010101</text:span><text:span text:style-name="T170"><text:line-break/></text:span><text:span text:style-name="T146">0</text:span><text:span text:style-name="T125">0001010</text:span></text:p>
          </table:table-cell>
          <table:table-cell table:style-name="Таблица10.A1" office:value-type="string">
            <text:p text:style-name="P62"/>
            <text:p text:style-name="P63"><text:span text:style-name="T148">000</text:span><text:span text:style-name="T143">1</text:span><text:span text:style-name="T141">|</text:span><text:span text:style-name="T148">11</text:span><text:span text:style-name="T141">0</text:span><text:span text:style-name="T150">1</text:span></text:p>
            <text:p text:style-name="P63"><text:span text:style-name="T166">0000</text:span><text:span text:style-name="T164">1</text:span><text:span text:style-name="T162">|</text:span><text:span text:style-name="T166">11</text:span><text:span text:style-name="T158">0</text:span></text:p>
          </table:table-cell>
          <table:table-cell table:style-name="Таблица10.A1" office:value-type="string">
            <text:p text:style-name="P55"><text:span text:style-name="T141">Изменился с 0 на 1: </text:span><text:span text:style-name="T146">сложение</text:span><text:span text:style-name="T141"><text:line-break/><text:line-break/>Сдвиг СЧП и множителя вправо</text:span></text:p>
          </table:table-cell>
        </table:table-row>
        <table:table-row table:style-name="Таблица10.1">
          <table:table-cell table:style-name="Таблица10.A1" office:value-type="string">
            <text:p text:style-name="P76">6</text:p>
          </table:table-cell>
          <table:table-cell table:style-name="Таблица10.A1" office:value-type="string">
            <text:p text:style-name="P31"><text:span text:style-name="T170">[A]</text:span><text:span text:style-name="T89">доп</text:span><text:span text:style-name="T170"><text:line-break/>СЧП<text:line-break/></text:span><draw:frame draw:style-name="fr1" draw:name="Объект63" text:anchor-type="as-char" svg:width="0.96cm" svg:height="0.52cm" draw:z-index="54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69"><text:span text:style-name="T161">11011001</text:span><text:span text:style-name="T170"><text:line-break/></text:span><text:span text:style-name="T123">11100011</text:span><text:span text:style-name="T170"><text:line-break/></text:span><text:span text:style-name="T146">1</text:span><text:span text:style-name="T125">1110001</text:span></text:p>
          </table:table-cell>
          <table:table-cell table:style-name="Таблица10.A1" office:value-type="string">
            <text:p text:style-name="P62"/>
            <text:p text:style-name="P63"><text:span text:style-name="T148">0000</text:span><text:span text:style-name="T143">1</text:span><text:span text:style-name="T170">|</text:span><text:span text:style-name="T148">11</text:span><text:span text:style-name="T150">0</text:span></text:p>
            <text:p text:style-name="P63"><text:span text:style-name="T148">10000</text:span><text:span text:style-name="T143">1</text:span><text:span text:style-name="T170">|</text:span><text:span text:style-name="T171">1</text:span><text:span text:style-name="T156">1</text:span></text:p>
          </table:table-cell>
          <table:table-cell table:style-name="Таблица10.A1" office:value-type="string">
            <text:p text:style-name="P55"><text:span text:style-name="T141">Изменился с 1 на 0: вычитание<text:line-break/></text:span><text:span text:style-name="T151">(сложение с доп. множимого)</text:span><text:span text:style-name="T141"><text:line-break/>Сдвиг СЧП и множителя вправо</text:span></text:p>
          </table:table-cell>
        </table:table-row>
        <table:table-row table:style-name="Таблица10.1">
          <table:table-cell table:style-name="Таблица10.A1" office:value-type="string">
            <text:p text:style-name="P76">7</text:p>
          </table:table-cell>
          <table:table-cell table:style-name="Таблица10.A1" office:value-type="string">
            <text:p text:style-name="P31"><text:span text:style-name="T170">[-A]</text:span><text:span text:style-name="T89">пр</text:span><text:span text:style-name="T170"><text:line-break/>СЧП<text:line-break/></text:span><draw:frame draw:style-name="fr1" draw:name="Объект64" text:anchor-type="as-char" svg:width="0.96cm" svg:height="0.52cm" draw:z-index="55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69"><text:span text:style-name="T161">0</text:span><text:span text:style-name="T173">0</text:span><text:span text:style-name="T161">100111</text:span><text:span text:style-name="T170"><text:line-break/></text:span><text:span text:style-name="T123">00011000</text:span><text:span text:style-name="T170"><text:line-break/></text:span><text:span text:style-name="T146">0</text:span><text:span text:style-name="T125">0001100</text:span></text:p>
          </table:table-cell>
          <table:table-cell table:style-name="Таблица10.A1" office:value-type="string">
            <text:p text:style-name="P62"/>
            <text:p text:style-name="P63"><text:span text:style-name="T150">10</text:span><text:span text:style-name="T148">000</text:span><text:span text:style-name="T143">1</text:span><text:span text:style-name="T141">|</text:span><text:span text:style-name="T148">11</text:span></text:p>
            <text:p text:style-name="P63"><text:span text:style-name="T169">10</text:span><text:span text:style-name="T166">0000</text:span><text:span text:style-name="T164">1</text:span><text:span text:style-name="T162">|</text:span><text:span text:style-name="T158">1</text:span></text:p>
          </table:table-cell>
          <table:table-cell table:style-name="Таблица10.A1" office:value-type="string">
            <text:p text:style-name="P55"><text:span text:style-name="T141">Изменился с 0 на 1: </text:span><text:span text:style-name="T146">сложение</text:span><text:span text:style-name="T141"><text:line-break/><text:line-break/>Сдвиг СЧП и множителя вправо</text:span></text:p>
          </table:table-cell>
        </table:table-row>
        <table:table-row table:style-name="Таблица10.1">
          <table:table-cell table:style-name="Таблица10.A1" office:value-type="string">
            <text:p text:style-name="P76">8</text:p>
          </table:table-cell>
          <table:table-cell table:style-name="Таблица10.A1" office:value-type="string">
            <text:p text:style-name="P31"><draw:frame draw:style-name="fr1" draw:name="Объект65" text:anchor-type="as-char" svg:width="0.96cm" svg:height="0.52cm" draw:z-index="56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69"><text:span text:style-name="T129">0</text:span><text:span text:style-name="T125">0000110</text:span></text:p>
          </table:table-cell>
          <table:table-cell table:style-name="Таблица10.A1" office:value-type="string">
            <text:p text:style-name="P64"><text:span text:style-name="T148">1100000</text:span><text:span text:style-name="T143">1</text:span><text:span text:style-name="T170">|</text:span></text:p>
          </table:table-cell>
          <table:table-cell table:style-name="Таблица10.A1" office:value-type="string">
            <text:p text:style-name="P76">Сдвиг СЧП и множителя вправо(младший разряд не изменился)</text:p>
          </table:table-cell>
        </table:table-row>
      </table:table>
      <text:p text:style-name="P71"/>
      <text:p text:style-name="P19"><text:span text:style-name="T107">Полученный результат положителен и представлен в прямом коде:</text:span><text:span text:style-name="apple-converted-space"><text:span text:style-name="T107"> </text:span></text:span><text:span text:style-name="T107"><text:line-break/>[C]пр</text:span><text:span text:style-name="apple-converted-space"><text:span text:style-name="T107"> </text:span></text:span><text:span text:style-name="T107">= [A]пр</text:span><text:span text:style-name="apple-converted-space"><text:span text:style-name="T107"> </text:span></text:span><text:span text:style-name="T107">x [B]пр</text:span><text:span text:style-name="apple-converted-space"><text:span text:style-name="T107"> </text:span></text:span><text:span text:style-name="T107">= (</text:span><text:span text:style-name="T109">0.0</text:span><text:span text:style-name="T137">000110</text:span><text:span text:style-name="T107"> </text:span><text:span text:style-name="T110">00111111</text:span><text:span text:style-name="T107">)</text:span><text:span text:style-name="T103">2</text:span><text:span text:style-name="apple-converted-space"><text:span text:style-name="T103"> </text:span></text:span><text:span text:style-name="T107">= (1</text:span><text:span text:style-name="T108">599</text:span><text:span text:style-name="T107">)</text:span><text:span text:style-name="T103">1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style:contextual-spacing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4:09:46.379512682</meta:creation-date>
    <dc:date>2022-11-19T17:34:50.137260424</dc:date>
    <meta:editing-duration>PT16M35S</meta:editing-duration>
    <meta:editing-cycles>3</meta:editing-cycles>
    <meta:generator>LibreOffice/7.3.5.2$Linux_X86_64 LibreOffice_project/30$Build-2</meta:generator>
    <meta:document-statistic meta:table-count="10" meta:image-count="0" meta:object-count="65" meta:page-count="6" meta:paragraph-count="576" meta:word-count="1511" meta:character-count="9377" meta:non-whitespace-character-count="8325"/>
  </office:meta>
</office:document-meta>
</file>

<file path=Object 1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10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11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12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13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14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15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16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17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18/content.xml><?xml version="1.0" encoding="utf-8"?>
<math xmlns="http://www.w3.org/1998/Math/MathML" display="block">
  <semantics>
    <mrow/>
    <annotation encoding="StarMath 5.0">*</annotation>
  </semantics>
</math>
</file>

<file path=Object 19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2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20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21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22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23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24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25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26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27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28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29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3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30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31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32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33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34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35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36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37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38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39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4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40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41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42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43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44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45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46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47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48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49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5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50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51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52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53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54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55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56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57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58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59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6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60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62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63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64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65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66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7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8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

<file path=Object 9/content.xml><?xml version="1.0" encoding="utf-8"?>
<math xmlns="http://www.w3.org/1998/Math/MathML" display="block">
  <semantics>
    <mover accent="true">
      <mi mathvariant="italic">СЧП</mi>
      <mo stretchy="true">⃗</mo>
    </mover>
    <annotation encoding="StarMath 5.0">widevec {СЧП}</annotation>
  </semantics>
</math>
</file>